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6.632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ackground-color="#729fcf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81">
      <style:table-cell-properties fo:background-color="#b7b3ca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 style:data-style-name="N81">
      <style:table-cell-properties fo:background-color="#ff972f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81">
      <style:table-cell-properties fo:background-color="#ffde59"/>
    </style:style>
    <style:style style:name="ce11" style:family="table-cell" style:parent-style-name="Default">
      <style:table-cell-properties fo:background-color="#ffde59"/>
    </style:style>
    <style:style style:name="ce12" style:family="table-cell" style:parent-style-name="Default" style:data-style-name="N81">
      <style:table-cell-properties fo:background-color="#ffff00"/>
    </style:style>
    <style:style style:name="ce13" style:family="table-cell" style:parent-style-name="Default" style:data-style-name="N81">
      <style:table-cell-properties fo:background-color="#ff6d6d"/>
    </style:style>
    <style:style style:name="ce14" style:family="table-cell" style:parent-style-name="Default" style:data-style-name="N81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0" table:default-cell-style-name="ce2"/>
        <table:table-column table:style-name="co11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1" table:number-columns-repeated="5" table:default-cell-style-name="ce2"/>
        <table:table-column table:style-name="co15" table:default-cell-style-name="ce2"/>
        <table:table-column table:style-name="co11" table:number-columns-repeated="16362" table:default-cell-style-name="ce2"/>
        <table:table-row table:style-name="ro1">
          <table:table-cell table:style-name="Default" office:value-type="string" calcext:value-type="string">
            <text:p>Pressure / mbar</text:p>
          </table:table-cell>
          <table:table-cell table:style-name="Default" office:value-type="string" calcext:value-type="string">
            <text:p>pressure error/ mbar</text:p>
          </table:table-cell>
          <table:table-cell table:style-name="Default" office:value-type="string" calcext:value-type="string">
            <text:p>Voltage Across Wire/V</text:p>
          </table:table-cell>
          <table:table-cell table:style-name="Default" office:value-type="string" calcext:value-type="string">
            <text:p>Voltage Error</text:p>
          </table:table-cell>
          <table:table-cell table:style-name="Default" office:value-type="string" calcext:value-type="string">
            <text:p>Power Supply Voltage/V</text:p>
          </table:table-cell>
          <table:table-cell table:style-name="Default" office:value-type="string" calcext:value-type="string">
            <text:p>Current Across Wire/A</text:p>
          </table:table-cell>
          <table:table-cell table:style-name="Default" office:value-type="string" calcext:value-type="string">
            <text:p>Current Error</text:p>
          </table:table-cell>
          <table:table-cell table:style-name="Default" office:value-type="string" calcext:value-type="string">
            <text:p>Resistance/ micro resistance . Cm</text:p>
          </table:table-cell>
          <table:table-cell table:style-name="Default" office:value-type="string" calcext:value-type="string">
            <text:p>Resistivity/ micro resistance centimetres</text:p>
          </table:table-cell>
          <table:table-cell office:value-type="string" calcext:value-type="string">
            <text:p>Resistivity error</text:p>
          </table:table-cell>
          <table:table-cell table:style-name="Default" office:value-type="string" calcext:value-type="string">
            <text:p>Rate of Heat Loss</text:p>
          </table:table-cell>
          <table:table-cell office:value-type="string" calcext:value-type="string">
            <text:p>Heat Loss error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Temperature Error</text:p>
          </table:table-cell>
          <table:table-cell table:style-name="Default" office:value-type="string" calcext:value-type="string">
            <text:p>Rayleigh Number</text:p>
          </table:table-cell>
          <table:table-cell table:style-name="Default" office:value-type="string" calcext:value-type="string">
            <text:p>Conduction</text:p>
          </table:table-cell>
          <table:table-cell table:style-name="Default" office:value-type="string" calcext:value-type="string">
            <text:p>Convection</text:p>
          </table:table-cell>
          <table:table-cell table:style-name="Default" office:value-type="string" calcext:value-type="string">
            <text:p>Emissivity</text:p>
          </table:table-cell>
          <table:table-cell table:style-name="Default" table:number-columns-repeated="3"/>
          <table:table-cell table:style-name="Default" office:value-type="string" calcext:value-type="string">
            <text:p>T – T_surrounding</text:p>
          </table:table-cell>
          <table:table-cell table:style-name="Default" table:number-columns-repeated="16362"/>
        </table:table-row>
        <table:table-row table:style-name="ro1">
          <table:table-cell table:style-name="ce1" office:value-type="string" calcext:value-type="string">
            <text:p>1 atm</text:p>
          </table:table-cell>
          <table:table-cell table:style-name="ce1"/>
          <table:table-cell office:value-type="float" office:value="0.05306" calcext:value-type="float">
            <text:p>5.31E-02</text:p>
          </table:table-cell>
          <table:table-cell table:formula="of:=0.01*[.C2]" office:value-type="float" office:value="0.0005306" calcext:value-type="float">
            <text:p>0.00053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95" calcext:value-type="float">
            <text:p>1.50E-02</text:p>
          </table:table-cell>
          <table:table-cell table:formula="of:=0.01*[.F2]" office:value-type="float" office:value="0.0001495" calcext:value-type="float">
            <text:p>0.0001495</text:p>
          </table:table-cell>
          <table:table-cell table:formula="of:=[.C2]/([.F2])" office:value-type="float" office:value="3.54916387959866" calcext:value-type="float">
            <text:p>3.54916387959866</text:p>
          </table:table-cell>
          <table:table-cell table:formula="of:=[.H2]*((0.000000004418)/(0.25))*100000000" office:value-type="float" office:value="6.27208240802676" calcext:value-type="float">
            <text:p>6.27208240802676</text:p>
          </table:table-cell>
          <table:table-cell table:formula="of:=([.C2]*[.$T$31]/([.$T$30]*[.F2]))*SQRT([.D2]^2 + ((1/[.F2])*[.G2])^2)*100000000" office:value-type="float" office:value="0.0628071290387202" calcext:value-type="float">
            <text:p>0.0628071290387202</text:p>
          </table:table-cell>
          <table:table-cell table:formula="of:=([.F2])*[.C2]" office:value-type="float" office:value="0.000793247" calcext:value-type="float">
            <text:p>0.000793247</text:p>
          </table:table-cell>
          <table:table-cell table:formula="of:=SQRT(([.C2]*[.D2])^2 + ([.F2]*[.G2])^2)" office:value-type="float" office:value="0.0000282422123207641" calcext:value-type="float">
            <text:p>2.82422123207641E-05</text:p>
          </table:table-cell>
          <table:table-cell table:formula="of:=40.92 + 52.82*[.I2] - 1.043*([.I2]^2) + 0.0258*[.I2]^3" office:value-type="float" office:value="337.546626372048" calcext:value-type="float">
            <text:p>337.546626372048</text:p>
          </table:table-cell>
          <table:table-cell table:formula="of:=[.M2]*0.03" office:value-type="float" office:value="10.1263987911614" calcext:value-type="float">
            <text:p>10.1263987911614</text:p>
          </table:table-cell>
          <table:table-cell table:formula="of:=((9.81*(1/[.$T$33])*([.M2] - [.$T$33])*[.$T$30]^3*(1.2)^2*1044)/(0.000015*[.$T$34]))^(1/4)" office:value-type="float" office:value="107.792976733873" calcext:value-type="float">
            <text:p>107.792976733873</text:p>
          </table:table-cell>
          <table:table-cell table:style-name="ce2" table:formula="of:=2*PI()*[.$T$30]*[.$T$34]*([.M2] - [.$T$33])" office:value-type="float" office:value="1.21054461342029" calcext:value-type="float">
            <text:p>1.21054461342029</text:p>
          </table:table-cell>
          <table:table-cell table:formula="of:=2*PI()*[.$T$30]*[.$T$34]*([.M2] - [.$T$33])*[.O2]" office:value-type="float" office:value="130.488207349728" calcext:value-type="float">
            <text:p>130.488207349728</text:p>
          </table:table-cell>
          <table:table-cell table:formula="of:=([.K2])/(2*PI()*0.0000000567 * [.$T$29] *  [.$T$30]  *([.M2]^4 - [.$T$33]^4))" office:value-type="float" office:value="0.0423229158695971" calcext:value-type="float">
            <text:p>0.0423229158695971</text:p>
          </table:table-cell>
          <table:table-cell table:number-columns-repeated="3"/>
          <table:table-cell table:formula="of:=[.M2]-[.$T$35]" office:value-type="float" office:value="44.5466263720477" calcext:value-type="float">
            <text:p>44.5466263720477</text:p>
          </table:table-cell>
          <table:table-cell table:formula="of:=SQRT([.N2]^2 + [.$U$35]^2)" office:value-type="float" office:value="10.1554801204884" calcext:value-type="float">
            <text:p>10.1554801204884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07942" calcext:value-type="float">
            <text:p>7.94E-02</text:p>
          </table:table-cell>
          <table:table-cell table:formula="of:=0.01*[.C3]" office:value-type="float" office:value="0.0007942" calcext:value-type="float">
            <text:p>0.000794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239" calcext:value-type="float">
            <text:p>2.24E-02</text:p>
          </table:table-cell>
          <table:table-cell table:formula="of:=0.01*[.F3]" office:value-type="float" office:value="0.0002239" calcext:value-type="float">
            <text:p>0.0002239</text:p>
          </table:table-cell>
          <table:table-cell table:formula="of:=[.C3]/([.F3])" office:value-type="float" office:value="3.54711924966503" calcext:value-type="float">
            <text:p>3.54711924966503</text:p>
          </table:table-cell>
          <table:table-cell table:formula="of:=[.H3]*((0.000000004418)/(0.25))*100000000" office:value-type="float" office:value="6.26846913800804" calcext:value-type="float">
            <text:p>6.26846913800804</text:p>
          </table:table-cell>
          <table:table-cell table:formula="of:=([.C3]*[.$T$31]/([.$T$30]*[.F3]))*SQRT([.D3]^2 + ((1/[.F3])*[.G3])^2)*100000000" office:value-type="float" office:value="0.0628801474213828" calcext:value-type="float">
            <text:p>0.0628801474213828</text:p>
          </table:table-cell>
          <table:table-cell table:formula="of:=([.F3])*[.C3]" office:value-type="float" office:value="0.0017782138" calcext:value-type="float">
            <text:p>0.0017782138</text:p>
          </table:table-cell>
          <table:table-cell table:formula="of:=SQRT(([.C3]*[.D3])^2 + ([.F3]*[.G3])^2)" office:value-type="float" office:value="0.0000632742674860258" calcext:value-type="float">
            <text:p>6.32742674860258E-05</text:p>
          </table:table-cell>
          <table:table-cell table:formula="of:=40.92 + 52.82*[.I3] - 1.043*([.I3]^2) + 0.0258*[.I3]^3" office:value-type="float" office:value="337.39203878955" calcext:value-type="float">
            <text:p>337.39203878955</text:p>
          </table:table-cell>
          <table:table-cell table:formula="of:=[.M3]*0.03" office:value-type="float" office:value="10.1217611636865" calcext:value-type="float">
            <text:p>10.1217611636865</text:p>
          </table:table-cell>
          <table:table-cell table:formula="of:=((9.81*(1/[.$T$33])*([.M3] - [.$T$33])*[.$T$30]^3*(1.2)^2*1044)/(0.000015*[.$T$34]))^(1/4)" office:value-type="float" office:value="107.69933785547" calcext:value-type="float">
            <text:p>107.69933785547</text:p>
          </table:table-cell>
          <table:table-cell table:style-name="ce2" table:formula="of:=2*PI()*[.$T$30]*[.$T$34]*([.M3] - [.$T$33])" office:value-type="float" office:value="1.20634373042341" calcext:value-type="float">
            <text:p>1.20634373042341</text:p>
          </table:table-cell>
          <table:table-cell table:formula="of:=2*PI()*[.$T$30]*[.$T$34]*([.M3] - [.$T$33])*[.O3]" office:value-type="float" office:value="129.922420992698" calcext:value-type="float">
            <text:p>129.922420992698</text:p>
          </table:table-cell>
          <table:table-cell table:formula="of:=([.K3])/(2*PI()*0.0000000567 * [.$T$29] *  [.$T$30]  *([.M3]^4 - [.$T$33]^4))" office:value-type="float" office:value="0.0952783439830555" calcext:value-type="float">
            <text:p>0.0952783439830555</text:p>
          </table:table-cell>
          <table:table-cell table:number-columns-repeated="3"/>
          <table:table-cell table:formula="of:=[.M3]-[.$T$35]" office:value-type="float" office:value="44.3920387895497" calcext:value-type="float">
            <text:p>44.3920387895497</text:p>
          </table:table-cell>
          <table:table-cell table:formula="of:=SQRT([.N3]^2 + [.$U$35]^2)" office:value-type="float" office:value="10.1508557794263" calcext:value-type="float">
            <text:p>10.1508557794263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1573" calcext:value-type="float">
            <text:p>1.16E-01</text:p>
          </table:table-cell>
          <table:table-cell table:formula="of:=0.01*[.C4]" office:value-type="float" office:value="0.0011573" calcext:value-type="float">
            <text:p>0.00115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256" calcext:value-type="float">
            <text:p>3.26E-02</text:p>
          </table:table-cell>
          <table:table-cell table:formula="of:=0.01*[.F4]" office:value-type="float" office:value="0.0003256" calcext:value-type="float">
            <text:p>0.0003256</text:p>
          </table:table-cell>
          <table:table-cell table:formula="of:=[.C4]/([.F4])" office:value-type="float" office:value="3.55436117936118" calcext:value-type="float">
            <text:p>3.55436117936118</text:p>
          </table:table-cell>
          <table:table-cell table:formula="of:=[.H4]*((0.000000004418)/(0.25))*100000000" office:value-type="float" office:value="6.28126707616708" calcext:value-type="float">
            <text:p>6.28126707616708</text:p>
          </table:table-cell>
          <table:table-cell table:formula="of:=([.C4]*[.$T$31]/([.$T$30]*[.F4]))*SQRT([.D4]^2 + ((1/[.F4])*[.G4])^2)*100000000" office:value-type="float" office:value="0.06322997341066" calcext:value-type="float">
            <text:p>0.06322997341066</text:p>
          </table:table-cell>
          <table:table-cell table:formula="of:=([.F4])*[.C4]" office:value-type="float" office:value="0.0037681688" calcext:value-type="float">
            <text:p>0.0037681688</text:p>
          </table:table-cell>
          <table:table-cell table:formula="of:=SQRT(([.C4]*[.D4])^2 + ([.F4]*[.G4])^2)" office:value-type="float" office:value="0.000134353254706537" calcext:value-type="float">
            <text:p>0.000134353254706537</text:p>
          </table:table-cell>
          <table:table-cell table:formula="of:=40.92 + 52.82*[.I4] - 1.043*([.I4]^2) + 0.0258*[.I4]^3" office:value-type="float" office:value="337.939511182254" calcext:value-type="float">
            <text:p>337.939511182254</text:p>
          </table:table-cell>
          <table:table-cell table:formula="of:=[.M4]*0.03" office:value-type="float" office:value="10.1381853354676" calcext:value-type="float">
            <text:p>10.1381853354676</text:p>
          </table:table-cell>
          <table:table-cell table:formula="of:=((9.81*(1/[.$T$33])*([.M4] - [.$T$33])*[.$T$30]^3*(1.2)^2*1044)/(0.000015*[.$T$34]))^(1/4)" office:value-type="float" office:value="108.029868253027" calcext:value-type="float">
            <text:p>108.029868253027</text:p>
          </table:table-cell>
          <table:table-cell table:style-name="ce2" table:formula="of:=2*PI()*[.$T$30]*[.$T$34]*([.M4] - [.$T$33])" office:value-type="float" office:value="1.22122117030964" calcext:value-type="float">
            <text:p>1.22122117030964</text:p>
          </table:table-cell>
          <table:table-cell table:formula="of:=2*PI()*[.$T$30]*[.$T$34]*([.M4] - [.$T$33])*[.O4]" office:value-type="float" office:value="131.928362136357" calcext:value-type="float">
            <text:p>131.928362136357</text:p>
          </table:table-cell>
          <table:table-cell table:formula="of:=([.K4])/(2*PI()*0.0000000567 * [.$T$29] *  [.$T$30]  *([.M4]^4 - [.$T$33]^4))" office:value-type="float" office:value="0.198900984695509" calcext:value-type="float">
            <text:p>0.198900984695509</text:p>
          </table:table-cell>
          <table:table-cell table:number-columns-repeated="3"/>
          <table:table-cell table:formula="of:=[.M4]-[.$T$35]" office:value-type="float" office:value="44.939511182254" calcext:value-type="float">
            <text:p>44.939511182254</text:p>
          </table:table-cell>
          <table:table-cell table:formula="of:=SQRT([.N4]^2 + [.$U$35]^2)" office:value-type="float" office:value="10.167232951806" calcext:value-type="float">
            <text:p>10.167232951806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4415" calcext:value-type="float">
            <text:p>1.44E-01</text:p>
          </table:table-cell>
          <table:table-cell table:formula="of:=0.01*[.C5]" office:value-type="float" office:value="0.0014415" calcext:value-type="float">
            <text:p>0.00144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049" calcext:value-type="float">
            <text:p>4.05E-02</text:p>
          </table:table-cell>
          <table:table-cell table:formula="of:=0.01*[.F5]" office:value-type="float" office:value="0.0004049" calcext:value-type="float">
            <text:p>0.0004049</text:p>
          </table:table-cell>
          <table:table-cell table:formula="of:=[.C5]/([.F5])" office:value-type="float" office:value="3.56013830575451" calcext:value-type="float">
            <text:p>3.56013830575451</text:p>
          </table:table-cell>
          <table:table-cell table:formula="of:=[.H5]*((0.000000004418)/(0.25))*100000000" office:value-type="float" office:value="6.29147641392937" calcext:value-type="float">
            <text:p>6.29147641392937</text:p>
          </table:table-cell>
          <table:table-cell table:formula="of:=([.C5]*[.$T$31]/([.$T$30]*[.F5]))*SQRT([.D5]^2 + ((1/[.F5])*[.G5])^2)*100000000" office:value-type="float" office:value="0.0635631161654707" calcext:value-type="float">
            <text:p>0.0635631161654707</text:p>
          </table:table-cell>
          <table:table-cell table:formula="of:=([.F5])*[.C5]" office:value-type="float" office:value="0.0058366335" calcext:value-type="float">
            <text:p>0.0058366335</text:p>
          </table:table-cell>
          <table:table-cell table:formula="of:=SQRT(([.C5]*[.D5])^2 + ([.F5]*[.G5])^2)" office:value-type="float" office:value="0.000208437964763139" calcext:value-type="float">
            <text:p>0.000208437964763139</text:p>
          </table:table-cell>
          <table:table-cell table:formula="of:=40.92 + 52.82*[.I5] - 1.043*([.I5]^2) + 0.0258*[.I5]^3" office:value-type="float" office:value="338.376117174444" calcext:value-type="float">
            <text:p>338.376117174444</text:p>
          </table:table-cell>
          <table:table-cell table:formula="of:=[.M5]*0.03" office:value-type="float" office:value="10.1512835152333" calcext:value-type="float">
            <text:p>10.1512835152333</text:p>
          </table:table-cell>
          <table:table-cell table:formula="of:=((9.81*(1/[.$T$33])*([.M5] - [.$T$33])*[.$T$30]^3*(1.2)^2*1044)/(0.000015*[.$T$34]))^(1/4)" office:value-type="float" office:value="108.291306424306" calcext:value-type="float">
            <text:p>108.291306424306</text:p>
          </table:table-cell>
          <table:table-cell table:style-name="ce2" table:formula="of:=2*PI()*[.$T$30]*[.$T$34]*([.M5] - [.$T$33])" office:value-type="float" office:value="1.23308584054568" calcext:value-type="float">
            <text:p>1.23308584054568</text:p>
          </table:table-cell>
          <table:table-cell table:formula="of:=2*PI()*[.$T$30]*[.$T$34]*([.M5] - [.$T$33])*[.O5]" office:value-type="float" office:value="133.532476606005" calcext:value-type="float">
            <text:p>133.532476606005</text:p>
          </table:table-cell>
          <table:table-cell table:formula="of:=([.K5])/(2*PI()*0.0000000567 * [.$T$29] *  [.$T$30]  *([.M5]^4 - [.$T$33]^4))" office:value-type="float" office:value="0.304459153575911" calcext:value-type="float">
            <text:p>0.304459153575911</text:p>
          </table:table-cell>
          <table:table-cell table:number-columns-repeated="3"/>
          <table:table-cell table:formula="of:=[.M5]-[.$T$35]" office:value-type="float" office:value="45.376117174444" calcext:value-type="float">
            <text:p>45.376117174444</text:p>
          </table:table-cell>
          <table:table-cell table:formula="of:=SQRT([.N5]^2 + [.$U$35]^2)" office:value-type="float" office:value="10.1802937583671" calcext:value-type="float">
            <text:p>10.18029375836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893" calcext:value-type="float">
            <text:p>1.89E-01</text:p>
          </table:table-cell>
          <table:table-cell table:formula="of:=0.01*[.C6]" office:value-type="float" office:value="0.001893" calcext:value-type="float">
            <text:p>0.001893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301" calcext:value-type="float">
            <text:p>5.30E-02</text:p>
          </table:table-cell>
          <table:table-cell table:formula="of:=0.01*[.F6]" office:value-type="float" office:value="0.0005301" calcext:value-type="float">
            <text:p>0.0005301</text:p>
          </table:table-cell>
          <table:table-cell table:formula="of:=[.C6]/([.F6])" office:value-type="float" office:value="3.57102433503113" calcext:value-type="float">
            <text:p>3.57102433503113</text:p>
          </table:table-cell>
          <table:table-cell table:formula="of:=[.H6]*((0.000000004418)/(0.25))*100000000" office:value-type="float" office:value="6.31071420486701" calcext:value-type="float">
            <text:p>6.31071420486701</text:p>
          </table:table-cell>
          <table:table-cell table:formula="of:=([.C6]*[.$T$31]/([.$T$30]*[.F6]))*SQRT([.D6]^2 + ((1/[.F6])*[.G6])^2)*100000000" office:value-type="float" office:value="0.0642259287228944" calcext:value-type="float">
            <text:p>0.0642259287228944</text:p>
          </table:table-cell>
          <table:table-cell table:formula="of:=([.F6])*[.C6]" office:value-type="float" office:value="0.010034793" calcext:value-type="float">
            <text:p>0.010034793</text:p>
          </table:table-cell>
          <table:table-cell table:formula="of:=SQRT(([.C6]*[.D6])^2 + ([.F6]*[.G6])^2)" office:value-type="float" office:value="0.000359445004322735" calcext:value-type="float">
            <text:p>0.000359445004322735</text:p>
          </table:table-cell>
          <table:table-cell table:formula="of:=40.92 + 52.82*[.I6] - 1.043*([.I6]^2) + 0.0258*[.I6]^3" office:value-type="float" office:value="339.198513342528" calcext:value-type="float">
            <text:p>339.198513342528</text:p>
          </table:table-cell>
          <table:table-cell table:formula="of:=[.M6]*0.03" office:value-type="float" office:value="10.1759554002758" calcext:value-type="float">
            <text:p>10.1759554002758</text:p>
          </table:table-cell>
          <table:table-cell table:formula="of:=((9.81*(1/[.$T$33])*([.M6] - [.$T$33])*[.$T$30]^3*(1.2)^2*1044)/(0.000015*[.$T$34]))^(1/4)" office:value-type="float" office:value="108.778673991549" calcext:value-type="float">
            <text:p>108.778673991549</text:p>
          </table:table-cell>
          <table:table-cell table:style-name="ce2" table:formula="of:=2*PI()*[.$T$30]*[.$T$34]*([.M6] - [.$T$33])" office:value-type="float" office:value="1.25543427256962" calcext:value-type="float">
            <text:p>1.25543427256962</text:p>
          </table:table-cell>
          <table:table-cell table:formula="of:=2*PI()*[.$T$30]*[.$T$34]*([.M6] - [.$T$33])*[.O6]" office:value-type="float" office:value="136.564475453669" calcext:value-type="float">
            <text:p>136.564475453669</text:p>
          </table:table-cell>
          <table:table-cell table:formula="of:=([.K6])/(2*PI()*0.0000000567 * [.$T$29] *  [.$T$30]  *([.M6]^4 - [.$T$33]^4))" office:value-type="float" office:value="0.512038710703953" calcext:value-type="float">
            <text:p>0.512038710703953</text:p>
          </table:table-cell>
          <table:table-cell table:number-columns-repeated="3"/>
          <table:table-cell table:formula="of:=[.M6]-[.$T$35]" office:value-type="float" office:value="46.1985133425279" calcext:value-type="float">
            <text:p>46.1985133425279</text:p>
          </table:table-cell>
          <table:table-cell table:formula="of:=SQRT([.N6]^2 + [.$U$35]^2)" office:value-type="float" office:value="10.2048955069811" calcext:value-type="float">
            <text:p>10.204895506981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3025" calcext:value-type="float">
            <text:p>2.30E-01</text:p>
          </table:table-cell>
          <table:table-cell table:formula="of:=0.01*[.C7]" office:value-type="float" office:value="0.0023025" calcext:value-type="float">
            <text:p>0.00230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425" calcext:value-type="float">
            <text:p>6.43E-02</text:p>
          </table:table-cell>
          <table:table-cell table:formula="of:=0.01*[.F7]" office:value-type="float" office:value="0.0006425" calcext:value-type="float">
            <text:p>0.0006425</text:p>
          </table:table-cell>
          <table:table-cell table:formula="of:=[.C7]/([.F7])" office:value-type="float" office:value="3.58365758754864" calcext:value-type="float">
            <text:p>3.58365758754864</text:p>
          </table:table-cell>
          <table:table-cell table:formula="of:=[.H7]*((0.000000004418)/(0.25))*100000000" office:value-type="float" office:value="6.33303968871595" calcext:value-type="float">
            <text:p>6.33303968871595</text:p>
          </table:table-cell>
          <table:table-cell table:formula="of:=([.C7]*[.$T$31]/([.$T$30]*[.F7]))*SQRT([.D7]^2 + ((1/[.F7])*[.G7])^2)*100000000" office:value-type="float" office:value="0.0649854600938315" calcext:value-type="float">
            <text:p>0.0649854600938315</text:p>
          </table:table-cell>
          <table:table-cell table:formula="of:=([.F7])*[.C7]" office:value-type="float" office:value="0.0147935625" calcext:value-type="float">
            <text:p>0.0147935625</text:p>
          </table:table-cell>
          <table:table-cell table:formula="of:=SQRT(([.C7]*[.D7])^2 + ([.F7]*[.G7])^2)" office:value-type="float" office:value="0.000531755371565047" calcext:value-type="float">
            <text:p>0.000531755371565047</text:p>
          </table:table-cell>
          <table:table-cell table:formula="of:=40.92 + 52.82*[.I7] - 1.043*([.I7]^2) + 0.0258*[.I7]^3" office:value-type="float" office:value="340.152390764819" calcext:value-type="float">
            <text:p>340.152390764819</text:p>
          </table:table-cell>
          <table:table-cell table:formula="of:=[.M7]*0.03" office:value-type="float" office:value="10.2045717229446" calcext:value-type="float">
            <text:p>10.2045717229446</text:p>
          </table:table-cell>
          <table:table-cell table:formula="of:=((9.81*(1/[.$T$33])*([.M7] - [.$T$33])*[.$T$30]^3*(1.2)^2*1044)/(0.000015*[.$T$34]))^(1/4)" office:value-type="float" office:value="109.335876237894" calcext:value-type="float">
            <text:p>109.335876237894</text:p>
          </table:table-cell>
          <table:table-cell table:style-name="ce2" table:formula="of:=2*PI()*[.$T$30]*[.$T$34]*([.M7] - [.$T$33])" office:value-type="float" office:value="1.28135567828447" calcext:value-type="float">
            <text:p>1.28135567828447</text:p>
          </table:table-cell>
          <table:table-cell table:formula="of:=2*PI()*[.$T$30]*[.$T$34]*([.M7] - [.$T$33])*[.O7]" office:value-type="float" office:value="140.098145857634" calcext:value-type="float">
            <text:p>140.098145857634</text:p>
          </table:table-cell>
          <table:table-cell table:formula="of:=([.K7])/(2*PI()*0.0000000567 * [.$T$29] *  [.$T$30]  *([.M7]^4 - [.$T$33]^4))" office:value-type="float" office:value="0.736102153301303" calcext:value-type="float">
            <text:p>0.736102153301303</text:p>
          </table:table-cell>
          <table:table-cell table:number-columns-repeated="3"/>
          <table:table-cell table:formula="of:=[.M7]-[.$T$35]" office:value-type="float" office:value="47.152390764819" calcext:value-type="float">
            <text:p>47.152390764819</text:p>
          </table:table-cell>
          <table:table-cell table:formula="of:=SQRT([.N7]^2 + [.$U$35]^2)" office:value-type="float" office:value="10.2334309031097" calcext:value-type="float">
            <text:p>10.2334309031097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5885" calcext:value-type="float">
            <text:p>2.59E-01</text:p>
          </table:table-cell>
          <table:table-cell table:formula="of:=0.01*[.C8]" office:value-type="float" office:value="0.0025885" calcext:value-type="float">
            <text:p>0.002588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202" calcext:value-type="float">
            <text:p>7.20E-02</text:p>
          </table:table-cell>
          <table:table-cell table:formula="of:=0.01*[.F8]" office:value-type="float" office:value="0.0007202" calcext:value-type="float">
            <text:p>0.0007202</text:p>
          </table:table-cell>
          <table:table-cell table:formula="of:=[.C8]/([.F8])" office:value-type="float" office:value="3.59414051652319" calcext:value-type="float">
            <text:p>3.59414051652319</text:p>
          </table:table-cell>
          <table:table-cell table:formula="of:=[.H8]*((0.000000004418)/(0.25))*100000000" office:value-type="float" office:value="6.35156512079978" calcext:value-type="float">
            <text:p>6.35156512079978</text:p>
          </table:table-cell>
          <table:table-cell table:formula="of:=([.C8]*[.$T$31]/([.$T$30]*[.F8]))*SQRT([.D8]^2 + ((1/[.F8])*[.G8])^2)*100000000" office:value-type="float" office:value="0.0656070239193644" calcext:value-type="float">
            <text:p>0.0656070239193644</text:p>
          </table:table-cell>
          <table:table-cell table:formula="of:=([.F8])*[.C8]" office:value-type="float" office:value="0.018642377" calcext:value-type="float">
            <text:p>0.018642377</text:p>
          </table:table-cell>
          <table:table-cell table:formula="of:=SQRT(([.C8]*[.D8])^2 + ([.F8]*[.G8])^2)" office:value-type="float" office:value="0.000672037867558288" calcext:value-type="float">
            <text:p>0.000672037867558288</text:p>
          </table:table-cell>
          <table:table-cell table:formula="of:=40.92 + 52.82*[.I8] - 1.043*([.I8]^2) + 0.0258*[.I8]^3" office:value-type="float" office:value="340.943488939896" calcext:value-type="float">
            <text:p>340.943488939896</text:p>
          </table:table-cell>
          <table:table-cell table:formula="of:=[.M8]*0.03" office:value-type="float" office:value="10.2283046681969" calcext:value-type="float">
            <text:p>10.2283046681969</text:p>
          </table:table-cell>
          <table:table-cell table:formula="of:=((9.81*(1/[.$T$33])*([.M8] - [.$T$33])*[.$T$30]^3*(1.2)^2*1044)/(0.000015*[.$T$34]))^(1/4)" office:value-type="float" office:value="109.791613929319" calcext:value-type="float">
            <text:p>109.791613929319</text:p>
          </table:table-cell>
          <table:table-cell table:style-name="ce2" table:formula="of:=2*PI()*[.$T$30]*[.$T$34]*([.M8] - [.$T$33])" office:value-type="float" office:value="1.30285359434499" calcext:value-type="float">
            <text:p>1.30285359434499</text:p>
          </table:table-cell>
          <table:table-cell table:formula="of:=2*PI()*[.$T$30]*[.$T$34]*([.M8] - [.$T$33])*[.O8]" office:value-type="float" office:value="143.042398836752" calcext:value-type="float">
            <text:p>143.042398836752</text:p>
          </table:table-cell>
          <table:table-cell table:formula="of:=([.K8])/(2*PI()*0.0000000567 * [.$T$29] *  [.$T$30]  *([.M8]^4 - [.$T$33]^4))" office:value-type="float" office:value="0.908738513896627" calcext:value-type="float">
            <text:p>0.908738513896627</text:p>
          </table:table-cell>
          <table:table-cell table:number-columns-repeated="3"/>
          <table:table-cell table:formula="of:=[.M8]-[.$T$35]" office:value-type="float" office:value="47.9434889398956" calcext:value-type="float">
            <text:p>47.9434889398956</text:p>
          </table:table-cell>
          <table:table-cell table:formula="of:=SQRT([.N8]^2 + [.$U$35]^2)" office:value-type="float" office:value="10.2570970739999" calcext:value-type="float">
            <text:p>10.257097073999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8888" calcext:value-type="float">
            <text:p>2.89E-01</text:p>
          </table:table-cell>
          <table:table-cell table:formula="of:=0.01*[.C9]" office:value-type="float" office:value="0.0028888" calcext:value-type="float">
            <text:p>0.002888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8006" calcext:value-type="float">
            <text:p>8.01E-02</text:p>
          </table:table-cell>
          <table:table-cell table:formula="of:=0.01*[.F9]" office:value-type="float" office:value="0.0008006" calcext:value-type="float">
            <text:p>0.0008006</text:p>
          </table:table-cell>
          <table:table-cell table:formula="of:=[.C9]/([.F9])" office:value-type="float" office:value="3.60829377966525" calcext:value-type="float">
            <text:p>3.60829377966525</text:p>
          </table:table-cell>
          <table:table-cell table:formula="of:=[.H9]*((0.000000004418)/(0.25))*100000000" office:value-type="float" office:value="6.37657676742443" calcext:value-type="float">
            <text:p>6.37657676742443</text:p>
          </table:table-cell>
          <table:table-cell table:formula="of:=([.C9]*[.$T$31]/([.$T$30]*[.F9]))*SQRT([.D9]^2 + ((1/[.F9])*[.G9])^2)*100000000" office:value-type="float" office:value="0.0663711064478735" calcext:value-type="float">
            <text:p>0.0663711064478735</text:p>
          </table:table-cell>
          <table:table-cell table:formula="of:=([.F9])*[.C9]" office:value-type="float" office:value="0.0231277328" calcext:value-type="float">
            <text:p>0.0231277328</text:p>
          </table:table-cell>
          <table:table-cell table:formula="of:=SQRT(([.C9]*[.D9])^2 + ([.F9]*[.G9])^2)" office:value-type="float" office:value="0.000836974410624732" calcext:value-type="float">
            <text:p>0.000836974410624732</text:p>
          </table:table-cell>
          <table:table-cell table:formula="of:=40.92 + 52.82*[.I9] - 1.043*([.I9]^2) + 0.0258*[.I9]^3" office:value-type="float" office:value="342.010970018555" calcext:value-type="float">
            <text:p>342.010970018555</text:p>
          </table:table-cell>
          <table:table-cell table:formula="of:=[.M9]*0.03" office:value-type="float" office:value="10.2603291005567" calcext:value-type="float">
            <text:p>10.2603291005567</text:p>
          </table:table-cell>
          <table:table-cell table:formula="of:=((9.81*(1/[.$T$33])*([.M9] - [.$T$33])*[.$T$30]^3*(1.2)^2*1044)/(0.000015*[.$T$34]))^(1/4)" office:value-type="float" office:value="110.397715107493" calcext:value-type="float">
            <text:p>110.397715107493</text:p>
          </table:table-cell>
          <table:table-cell table:style-name="ce2" table:formula="of:=2*PI()*[.$T$30]*[.$T$34]*([.M9] - [.$T$33])" office:value-type="float" office:value="1.33186215402596" calcext:value-type="float">
            <text:p>1.33186215402596</text:p>
          </table:table-cell>
          <table:table-cell table:formula="of:=2*PI()*[.$T$30]*[.$T$34]*([.M9] - [.$T$33])*[.O9]" office:value-type="float" office:value="147.03453864261" calcext:value-type="float">
            <text:p>147.03453864261</text:p>
          </table:table-cell>
          <table:table-cell table:formula="of:=([.K9])/(2*PI()*0.0000000567 * [.$T$29] *  [.$T$30]  *([.M9]^4 - [.$T$33]^4))" office:value-type="float" office:value="1.09701476969471" calcext:value-type="float">
            <text:p>1.09701476969471</text:p>
          </table:table-cell>
          <table:table-cell table:number-columns-repeated="3"/>
          <table:table-cell table:formula="of:=[.M9]-[.$T$35]" office:value-type="float" office:value="49.010970018555" calcext:value-type="float">
            <text:p>49.010970018555</text:p>
          </table:table-cell>
          <table:table-cell table:formula="of:=SQRT([.N9]^2 + [.$U$35]^2)" office:value-type="float" office:value="10.2890318908889" calcext:value-type="float">
            <text:p>10.289031890888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73295" calcext:value-type="float">
            <text:p>7.33E-01</text:p>
          </table:table-cell>
          <table:table-cell table:formula="of:=0.01*[.C10]" office:value-type="float" office:value="0.0073295" calcext:value-type="float">
            <text:p>0.00732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18766" calcext:value-type="float">
            <text:p>1.88E-01</text:p>
          </table:table-cell>
          <table:table-cell table:formula="of:=0.01*[.F10]" office:value-type="float" office:value="0.0018766" calcext:value-type="float">
            <text:p>0.0018766</text:p>
          </table:table-cell>
          <table:table-cell table:formula="of:=[.C10]/([.F10])" office:value-type="float" office:value="3.90573377384632" calcext:value-type="float">
            <text:p>3.90573377384632</text:p>
          </table:table-cell>
          <table:table-cell table:formula="of:=[.H10]*((0.000000004418)/(0.25))*100000000" office:value-type="float" office:value="6.90221272514121" calcext:value-type="float">
            <text:p>6.90221272514121</text:p>
          </table:table-cell>
          <table:table-cell table:formula="of:=([.C10]*[.$T$31]/([.$T$30]*[.F10]))*SQRT([.D10]^2 + ((1/[.F10])*[.G10])^2)*100000000" office:value-type="float" office:value="0.0855741201845527" calcext:value-type="float">
            <text:p>0.0855741201845527</text:p>
          </table:table-cell>
          <table:table-cell table:formula="of:=([.F10])*[.C10]" office:value-type="float" office:value="0.137545397" calcext:value-type="float">
            <text:p>0.137545397</text:p>
          </table:table-cell>
          <table:table-cell table:formula="of:=SQRT(([.C10]*[.D10])^2 + ([.F10]*[.G10])^2)" office:value-type="float" office:value="0.0053836873709355" calcext:value-type="float">
            <text:p>0.0053836873709355</text:p>
          </table:table-cell>
          <table:table-cell table:formula="of:=40.92 + 52.82*[.I10] - 1.043*([.I10]^2) + 0.0258*[.I10]^3" office:value-type="float" office:value="364.289481135467" calcext:value-type="float">
            <text:p>364.289481135467</text:p>
          </table:table-cell>
          <table:table-cell table:formula="of:=[.M10]*0.03" office:value-type="float" office:value="10.928684434064" calcext:value-type="float">
            <text:p>10.928684434064</text:p>
          </table:table-cell>
          <table:table-cell table:formula="of:=((9.81*(1/[.$T$33])*([.M10] - [.$T$33])*[.$T$30]^3*(1.2)^2*1044)/(0.000015*[.$T$34]))^(1/4)" office:value-type="float" office:value="121.239217267779" calcext:value-type="float">
            <text:p>121.239217267779</text:p>
          </table:table-cell>
          <table:table-cell table:style-name="ce2" table:formula="of:=2*PI()*[.$T$30]*[.$T$34]*([.M10] - [.$T$33])" office:value-type="float" office:value="1.93727571334599" calcext:value-type="float">
            <text:p>1.93727571334599</text:p>
          </table:table-cell>
          <table:table-cell table:formula="of:=2*PI()*[.$T$30]*[.$T$34]*([.M10] - [.$T$33])*[.O10]" office:value-type="float" office:value="234.873791117946" calcext:value-type="float">
            <text:p>234.873791117946</text:p>
          </table:table-cell>
          <table:table-cell table:formula="of:=([.K10])/(2*PI()*0.0000000567 * [.$T$29] *  [.$T$30]  *([.M10]^4 - [.$T$33]^4))" office:value-type="float" office:value="4.02130796006122" calcext:value-type="float">
            <text:p>4.02130796006122</text:p>
          </table:table-cell>
          <table:table-cell table:number-columns-repeated="3"/>
          <table:table-cell table:formula="of:=[.M10]-[.$T$35]" office:value-type="float" office:value="71.2894811354665" calcext:value-type="float">
            <text:p>71.2894811354665</text:p>
          </table:table-cell>
          <table:table-cell table:formula="of:=SQRT([.N10]^2 + [.$U$35]^2)" office:value-type="float" office:value="10.9556363329271" calcext:value-type="float">
            <text:p>10.95563633292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table:style-name="ce2" table:formula="of:=0.68519" office:value-type="float" office:value="0.68519" calcext:value-type="float">
            <text:p>0.68519</text:p>
          </table:table-cell>
          <table:table-cell table:formula="of:=0.01*[.C11]" office:value-type="float" office:value="0.0068519" calcext:value-type="float">
            <text:p>0.0068519</text:p>
          </table:table-cell>
          <table:table-cell office:value-type="float" office:value="0.91" calcext:value-type="float">
            <text:p>0.91</text:p>
          </table:table-cell>
          <table:table-cell office:value-type="float" office:value="0.17737" calcext:value-type="float">
            <text:p>1.77E-01</text:p>
          </table:table-cell>
          <table:table-cell table:formula="of:=0.01*[.F11]" office:value-type="float" office:value="0.0017737" calcext:value-type="float">
            <text:p>0.0017737</text:p>
          </table:table-cell>
          <table:table-cell table:formula="of:=[.C11]/([.F11])" office:value-type="float" office:value="3.86305463156114" calcext:value-type="float">
            <text:p>3.86305463156114</text:p>
          </table:table-cell>
          <table:table-cell table:formula="of:=[.H11]*((0.000000004418)/(0.25))*100000000" office:value-type="float" office:value="6.82679014489485" calcext:value-type="float">
            <text:p>6.82679014489485</text:p>
          </table:table-cell>
          <table:table-cell table:formula="of:=([.C11]*[.$T$31]/([.$T$30]*[.F11]))*SQRT([.D11]^2 + ((1/[.F11])*[.G11])^2)*100000000" office:value-type="float" office:value="0.082753406020788" calcext:value-type="float">
            <text:p>0.082753406020788</text:p>
          </table:table-cell>
          <table:table-cell table:formula="of:=([.F11])*[.C11]" office:value-type="float" office:value="0.1215321503" calcext:value-type="float">
            <text:p>0.1215321503</text:p>
          </table:table-cell>
          <table:table-cell table:formula="of:=SQRT(([.C11]*[.D11])^2 + ([.F11]*[.G11])^2)" office:value-type="float" office:value="0.00470538223493365" calcext:value-type="float">
            <text:p>0.00470538223493365</text:p>
          </table:table-cell>
          <table:table-cell table:formula="of:=40.92 + 52.82*[.I11] - 1.043*([.I11]^2) + 0.0258*[.I11]^3" office:value-type="float" office:value="361.110579160363" calcext:value-type="float">
            <text:p>361.110579160363</text:p>
          </table:table-cell>
          <table:table-cell table:formula="of:=[.M11]*0.03" office:value-type="float" office:value="10.8333173748109" calcext:value-type="float">
            <text:p>10.8333173748109</text:p>
          </table:table-cell>
          <table:table-cell table:formula="of:=((9.81*(1/[.$T$33])*([.M11] - [.$T$33])*[.$T$30]^3*(1.2)^2*1044)/(0.000015*[.$T$34]))^(1/4)" office:value-type="float" office:value="119.864451862181" calcext:value-type="float">
            <text:p>119.864451862181</text:p>
          </table:table-cell>
          <table:table-cell table:style-name="ce2" table:formula="of:=2*PI()*[.$T$30]*[.$T$34]*([.M11] - [.$T$33])" office:value-type="float" office:value="1.85088976280481" calcext:value-type="float">
            <text:p>1.85088976280481</text:p>
          </table:table-cell>
          <table:table-cell table:formula="of:=2*PI()*[.$T$30]*[.$T$34]*([.M11] - [.$T$33])*[.O11]" office:value-type="float" office:value="221.855886875922" calcext:value-type="float">
            <text:p>221.855886875922</text:p>
          </table:table-cell>
          <table:table-cell table:formula="of:=([.K11])/(2*PI()*0.0000000567 * [.$T$29] *  [.$T$30]  *([.M11]^4 - [.$T$33]^4))" office:value-type="float" office:value="3.77689939190466" calcext:value-type="float">
            <text:p>3.77689939190466</text:p>
          </table:table-cell>
          <table:table-cell table:number-columns-repeated="3"/>
          <table:table-cell table:formula="of:=[.M11]-[.$T$35]" office:value-type="float" office:value="68.1105791603634" calcext:value-type="float">
            <text:p>68.1105791603634</text:p>
          </table:table-cell>
          <table:table-cell table:formula="of:=SQRT([.N11]^2 + [.$U$35]^2)" office:value-type="float" office:value="10.8605059432505" calcext:value-type="float">
            <text:p>10.8605059432505</text:p>
          </table:table-cell>
          <table:table-cell table:number-columns-repeated="16361"/>
        </table:table-row>
        <table:table-row table:style-name="ro1">
          <table:table-cell table:style-name="ce1" table:number-columns-repeated="2"/>
          <table:table-cell office:value-type="float" office:value="0.62349" calcext:value-type="float">
            <text:p>6.23E-01</text:p>
          </table:table-cell>
          <table:table-cell table:formula="of:=0.01*[.C12]" office:value-type="float" office:value="0.0062349" calcext:value-type="float">
            <text:p>0.0062349</text:p>
          </table:table-cell>
          <table:table-cell office:value-type="float" office:value="0.831" calcext:value-type="float">
            <text:p>0.831</text:p>
          </table:table-cell>
          <table:table-cell office:value-type="float" office:value="0.1635" calcext:value-type="float">
            <text:p>1.64E-01</text:p>
          </table:table-cell>
          <table:table-cell table:formula="of:=0.01*[.F12]" office:value-type="float" office:value="0.001635" calcext:value-type="float">
            <text:p>0.001635</text:p>
          </table:table-cell>
          <table:table-cell table:formula="of:=[.C12]/([.F12])" office:value-type="float" office:value="3.81339449541284" calcext:value-type="float">
            <text:p>3.81339449541284</text:p>
          </table:table-cell>
          <table:table-cell table:formula="of:=[.H12]*((0.000000004418)/(0.25))*100000000" office:value-type="float" office:value="6.73903075229358" calcext:value-type="float">
            <text:p>6.73903075229358</text:p>
          </table:table-cell>
          <table:table-cell table:formula="of:=([.C12]*[.$T$31]/([.$T$30]*[.F12]))*SQRT([.D12]^2 + ((1/[.F12])*[.G12])^2)*100000000" office:value-type="float" office:value="0.0794135430860177" calcext:value-type="float">
            <text:p>0.0794135430860177</text:p>
          </table:table-cell>
          <table:table-cell table:formula="of:=([.F12])*[.C12]" office:value-type="float" office:value="0.101940615" calcext:value-type="float">
            <text:p>0.101940615</text:p>
          </table:table-cell>
          <table:table-cell table:formula="of:=SQRT(([.C12]*[.D12])^2 + ([.F12]*[.G12])^2)" office:value-type="float" office:value="0.00389657836854668" calcext:value-type="float">
            <text:p>0.00389657836854668</text:p>
          </table:table-cell>
          <table:table-cell table:formula="of:=40.92 + 52.82*[.I12] - 1.043*([.I12]^2) + 0.0258*[.I12]^3" office:value-type="float" office:value="357.404332571177" calcext:value-type="float">
            <text:p>357.404332571177</text:p>
          </table:table-cell>
          <table:table-cell table:formula="of:=[.M12]*0.03" office:value-type="float" office:value="10.7221299771353" calcext:value-type="float">
            <text:p>10.7221299771353</text:p>
          </table:table-cell>
          <table:table-cell table:formula="of:=((9.81*(1/[.$T$33])*([.M12] - [.$T$33])*[.$T$30]^3*(1.2)^2*1044)/(0.000015*[.$T$34]))^(1/4)" office:value-type="float" office:value="118.199470597594" calcext:value-type="float">
            <text:p>118.199470597594</text:p>
          </table:table-cell>
          <table:table-cell table:style-name="ce2" table:formula="of:=2*PI()*[.$T$30]*[.$T$34]*([.M12] - [.$T$33])" office:value-type="float" office:value="1.75017334026193" calcext:value-type="float">
            <text:p>1.75017334026193</text:p>
          </table:table-cell>
          <table:table-cell table:formula="of:=2*PI()*[.$T$30]*[.$T$34]*([.M12] - [.$T$33])*[.O12]" office:value-type="float" office:value="206.869562272984" calcext:value-type="float">
            <text:p>206.869562272984</text:p>
          </table:table-cell>
          <table:table-cell table:formula="of:=([.K12])/(2*PI()*0.0000000567 * [.$T$29] *  [.$T$30]  *([.M12]^4 - [.$T$33]^4))" office:value-type="float" office:value="3.41145786178095" calcext:value-type="float">
            <text:p>3.41145786178095</text:p>
          </table:table-cell>
          <table:table-cell table:number-columns-repeated="3"/>
          <table:table-cell table:formula="of:=[.M12]-[.$T$35]" office:value-type="float" office:value="64.404332571177" calcext:value-type="float">
            <text:p>64.404332571177</text:p>
          </table:table-cell>
          <table:table-cell table:formula="of:=SQRT([.N12]^2 + [.$U$35]^2)" office:value-type="float" office:value="10.7495997714605" calcext:value-type="float">
            <text:p>10.7495997714605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766" calcext:value-type="float">
            <text:p>5.77E-01</text:p>
          </table:table-cell>
          <table:table-cell table:formula="of:=0.01*[.C13]" office:value-type="float" office:value="0.005766" calcext:value-type="float">
            <text:p>0.005766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0.15266" calcext:value-type="float">
            <text:p>0.15266</text:p>
          </table:table-cell>
          <table:table-cell table:formula="of:=0.01*[.F13]" office:value-type="float" office:value="0.0015266" calcext:value-type="float">
            <text:p>0.0015266</text:p>
          </table:table-cell>
          <table:table-cell table:formula="of:=[.C13]/([.F13])" office:value-type="float" office:value="3.77702083060396" calcext:value-type="float">
            <text:p>3.77702083060396</text:p>
          </table:table-cell>
          <table:table-cell table:formula="of:=[.H13]*((0.000000004418)/(0.25))*100000000" office:value-type="float" office:value="6.67475121184331" calcext:value-type="float">
            <text:p>6.67475121184331</text:p>
          </table:table-cell>
          <table:table-cell table:formula="of:=([.C13]*[.$T$31]/([.$T$30]*[.F13]))*SQRT([.D13]^2 + ((1/[.F13])*[.G13])^2)*100000000" office:value-type="float" office:value="0.0770460009607287" calcext:value-type="float">
            <text:p>0.0770460009607287</text:p>
          </table:table-cell>
          <table:table-cell table:formula="of:=([.F13])*[.C13]" office:value-type="float" office:value="0.088023756" calcext:value-type="float">
            <text:p>0.088023756</text:p>
          </table:table-cell>
          <table:table-cell table:formula="of:=SQRT(([.C13]*[.D13])^2 + ([.F13]*[.G13])^2)" office:value-type="float" office:value="0.00333283370423841" calcext:value-type="float">
            <text:p>0.00333283370423841</text:p>
          </table:table-cell>
          <table:table-cell table:formula="of:=40.92 + 52.82*[.I13] - 1.043*([.I13]^2) + 0.0258*[.I13]^3" office:value-type="float" office:value="354.684595227918" calcext:value-type="float">
            <text:p>354.684595227918</text:p>
          </table:table-cell>
          <table:table-cell table:formula="of:=[.M13]*0.03" office:value-type="float" office:value="10.6405378568375" calcext:value-type="float">
            <text:p>10.6405378568375</text:p>
          </table:table-cell>
          <table:table-cell table:formula="of:=((9.81*(1/[.$T$33])*([.M13] - [.$T$33])*[.$T$30]^3*(1.2)^2*1044)/(0.000015*[.$T$34]))^(1/4)" office:value-type="float" office:value="116.931343666245" calcext:value-type="float">
            <text:p>116.931343666245</text:p>
          </table:table-cell>
          <table:table-cell table:style-name="ce2" table:formula="of:=2*PI()*[.$T$30]*[.$T$34]*([.M13] - [.$T$33])" office:value-type="float" office:value="1.6762650859465" calcext:value-type="float">
            <text:p>1.6762650859465</text:p>
          </table:table-cell>
          <table:table-cell table:formula="of:=2*PI()*[.$T$30]*[.$T$34]*([.M13] - [.$T$33])*[.O13]" office:value-type="float" office:value="196.007928840537" calcext:value-type="float">
            <text:p>196.007928840537</text:p>
          </table:table-cell>
          <table:table-cell table:formula="of:=([.K13])/(2*PI()*0.0000000567 * [.$T$29] *  [.$T$30]  *([.M13]^4 - [.$T$33]^4))" office:value-type="float" office:value="3.1167846765326" calcext:value-type="float">
            <text:p>3.1167846765326</text:p>
          </table:table-cell>
          <table:table-cell table:number-columns-repeated="3"/>
          <table:table-cell table:formula="of:=[.M13]-[.$T$35]" office:value-type="float" office:value="61.6845952279181" calcext:value-type="float">
            <text:p>61.6845952279181</text:p>
          </table:table-cell>
          <table:table-cell table:formula="of:=SQRT([.N13]^2 + [.$U$35]^2)" office:value-type="float" office:value="10.6682177463151" calcext:value-type="float">
            <text:p>10.668217746315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3673" calcext:value-type="float">
            <text:p>5.37E-01</text:p>
          </table:table-cell>
          <table:table-cell table:formula="of:=0.01*[.C14]" office:value-type="float" office:value="0.0053673" calcext:value-type="float">
            <text:p>0.0053673</text:p>
          </table:table-cell>
          <table:table-cell office:value-type="float" office:value="0.718" calcext:value-type="float">
            <text:p>0.718</text:p>
          </table:table-cell>
          <table:table-cell office:value-type="float" office:value="0.1432" calcext:value-type="float">
            <text:p>1.43E-01</text:p>
          </table:table-cell>
          <table:table-cell table:formula="of:=0.01*[.F14]" office:value-type="float" office:value="0.001432" calcext:value-type="float">
            <text:p>0.001432</text:p>
          </table:table-cell>
          <table:table-cell table:formula="of:=[.C14]/([.F14])" office:value-type="float" office:value="3.74811452513967" calcext:value-type="float">
            <text:p>3.74811452513967</text:p>
          </table:table-cell>
          <table:table-cell table:formula="of:=[.H14]*((0.000000004418)/(0.25))*100000000" office:value-type="float" office:value="6.62366798882682" calcext:value-type="float">
            <text:p>6.62366798882682</text:p>
          </table:table-cell>
          <table:table-cell table:formula="of:=([.C14]*[.$T$31]/([.$T$30]*[.F14]))*SQRT([.D14]^2 + ((1/[.F14])*[.G14])^2)*100000000" office:value-type="float" office:value="0.0751720713873306" calcext:value-type="float">
            <text:p>0.0751720713873306</text:p>
          </table:table-cell>
          <table:table-cell table:formula="of:=([.F14])*[.C14]" office:value-type="float" office:value="0.076859736" calcext:value-type="float">
            <text:p>0.076859736</text:p>
          </table:table-cell>
          <table:table-cell table:formula="of:=SQRT(([.C14]*[.D14])^2 + ([.F14]*[.G14])^2)" office:value-type="float" office:value="0.00288808015202183" calcext:value-type="float">
            <text:p>0.00288808015202183</text:p>
          </table:table-cell>
          <table:table-cell table:formula="of:=40.92 + 52.82*[.I14] - 1.043*([.I14]^2) + 0.0258*[.I14]^3" office:value-type="float" office:value="352.520108472609" calcext:value-type="float">
            <text:p>352.520108472609</text:p>
          </table:table-cell>
          <table:table-cell table:formula="of:=[.M14]*0.03" office:value-type="float" office:value="10.5756032541783" calcext:value-type="float">
            <text:p>10.5756032541783</text:p>
          </table:table-cell>
          <table:table-cell table:formula="of:=((9.81*(1/[.$T$33])*([.M14] - [.$T$33])*[.$T$30]^3*(1.2)^2*1044)/(0.000015*[.$T$34]))^(1/4)" office:value-type="float" office:value="115.891794836109" calcext:value-type="float">
            <text:p>115.891794836109</text:p>
          </table:table-cell>
          <table:table-cell table:style-name="ce2" table:formula="of:=2*PI()*[.$T$30]*[.$T$34]*([.M14] - [.$T$33])" office:value-type="float" office:value="1.6174456422343" calcext:value-type="float">
            <text:p>1.6174456422343</text:p>
          </table:table-cell>
          <table:table-cell table:formula="of:=2*PI()*[.$T$30]*[.$T$34]*([.M14] - [.$T$33])*[.O14]" office:value-type="float" office:value="187.448678528376" calcext:value-type="float">
            <text:p>187.448678528376</text:p>
          </table:table-cell>
          <table:table-cell table:formula="of:=([.K14])/(2*PI()*0.0000000567 * [.$T$29] *  [.$T$30]  *([.M14]^4 - [.$T$33]^4))" office:value-type="float" office:value="2.85052587617696" calcext:value-type="float">
            <text:p>2.85052587617696</text:p>
          </table:table-cell>
          <table:table-cell table:number-columns-repeated="3"/>
          <table:table-cell table:formula="of:=[.M14]-[.$T$35]" office:value-type="float" office:value="59.5201084726091" calcext:value-type="float">
            <text:p>59.5201084726091</text:p>
          </table:table-cell>
          <table:table-cell table:formula="of:=SQRT([.N14]^2 + [.$U$35]^2)" office:value-type="float" office:value="10.6034526541965" calcext:value-type="float">
            <text:p>10.6034526541965</text:p>
          </table:table-cell>
          <table:table-cell table:number-columns-repeated="16361"/>
        </table:table-row>
        <table:table-row table:style-name="ro2">
          <table:table-cell table:style-name="ce2" table:number-columns-repeated="2"/>
          <table:table-cell office:value-type="float" office:value="0.47529" calcext:value-type="float">
            <text:p>4.75E-01</text:p>
          </table:table-cell>
          <table:table-cell table:formula="of:=0.01*[.C15]" office:value-type="float" office:value="0.0047529" calcext:value-type="float">
            <text:p>0.004752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21" calcext:value-type="float">
            <text:p>1.28E-01</text:p>
          </table:table-cell>
          <table:table-cell table:formula="of:=0.01*[.F15]" office:value-type="float" office:value="0.0012821" calcext:value-type="float">
            <text:p>0.0012821</text:p>
          </table:table-cell>
          <table:table-cell table:formula="of:=[.C15]/([.F15])" office:value-type="float" office:value="3.70712112939708" calcext:value-type="float">
            <text:p>3.70712112939708</text:p>
          </table:table-cell>
          <table:table-cell table:formula="of:=[.H15]*((0.000000004418)/(0.25))*100000000" office:value-type="float" office:value="6.55122445987053" calcext:value-type="float">
            <text:p>6.55122445987053</text:p>
          </table:table-cell>
          <table:table-cell table:formula="of:=([.C15]*[.$T$31]/([.$T$30]*[.F15]))*SQRT([.D15]^2 + ((1/[.F15])*[.G15])^2)*100000000" office:value-type="float" office:value="0.0725331940266103" calcext:value-type="float">
            <text:p>0.0725331940266103</text:p>
          </table:table-cell>
          <table:table-cell table:formula="of:=([.F15])*[.C15]" office:value-type="float" office:value="0.0609369309" calcext:value-type="float">
            <text:p>0.0609369309</text:p>
          </table:table-cell>
          <table:table-cell table:formula="of:=SQRT(([.C15]*[.D15])^2 + ([.F15]*[.G15])^2)" office:value-type="float" office:value="0.00226497848334926" calcext:value-type="float">
            <text:p>0.00226497848334926</text:p>
          </table:table-cell>
          <table:table-cell table:formula="of:=40.92 + 52.82*[.I15] - 1.043*([.I15]^2) + 0.0258*[.I15]^3" office:value-type="float" office:value="349.445796986144" calcext:value-type="float">
            <text:p>349.445796986144</text:p>
          </table:table-cell>
          <table:table-cell table:formula="of:=[.M15]*0.03" office:value-type="float" office:value="10.4833739095843" calcext:value-type="float">
            <text:p>10.4833739095843</text:p>
          </table:table-cell>
          <table:table-cell table:formula="of:=((9.81*(1/[.$T$33])*([.M15] - [.$T$33])*[.$T$30]^3*(1.2)^2*1044)/(0.000015*[.$T$34]))^(1/4)" office:value-type="float" office:value="114.365402495812" calcext:value-type="float">
            <text:p>114.365402495812</text:p>
          </table:table-cell>
          <table:table-cell table:style-name="ce2" table:formula="of:=2*PI()*[.$T$30]*[.$T$34]*([.M15] - [.$T$33])" office:value-type="float" office:value="1.53390191484101" calcext:value-type="float">
            <text:p>1.53390191484101</text:p>
          </table:table-cell>
          <table:table-cell table:formula="of:=2*PI()*[.$T$30]*[.$T$34]*([.M15] - [.$T$33])*[.O15]" office:value-type="float" office:value="175.425309879888" calcext:value-type="float">
            <text:p>175.425309879888</text:p>
          </table:table-cell>
          <table:table-cell table:formula="of:=([.K15])/(2*PI()*0.0000000567 * [.$T$29] *  [.$T$30]  *([.M15]^4 - [.$T$33]^4))" office:value-type="float" office:value="2.41933279431494" calcext:value-type="float">
            <text:p>2.41933279431494</text:p>
          </table:table-cell>
          <table:table-cell table:number-columns-repeated="3"/>
          <table:table-cell table:formula="of:=[.M15]-[.$T$35]" office:value-type="float" office:value="56.4457969861435" calcext:value-type="float">
            <text:p>56.4457969861435</text:p>
          </table:table-cell>
          <table:table-cell table:formula="of:=SQRT([.N15]^2 + [.$U$35]^2)" office:value-type="float" office:value="10.5114676676548" calcext:value-type="float">
            <text:p>10.5114676676548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42449" calcext:value-type="float">
            <text:p>4.24E-01</text:p>
          </table:table-cell>
          <table:table-cell table:formula="of:=0.01*[.C16]" office:value-type="float" office:value="0.0042449" calcext:value-type="float">
            <text:p>0.0042449</text:p>
          </table:table-cell>
          <table:table-cell office:value-type="float" office:value="0.569" calcext:value-type="float">
            <text:p>0.569</text:p>
          </table:table-cell>
          <table:table-cell table:style-name="ce2" office:value-type="float" office:value="0.11549" calcext:value-type="float">
            <text:p>0.11549</text:p>
          </table:table-cell>
          <table:table-cell table:formula="of:=0.01*[.F16]" office:value-type="float" office:value="0.0011549" calcext:value-type="float">
            <text:p>0.0011549</text:p>
          </table:table-cell>
          <table:table-cell table:formula="of:=[.C16]/([.F16])" office:value-type="float" office:value="3.67555632522296" calcext:value-type="float">
            <text:p>3.67555632522296</text:p>
          </table:table-cell>
          <table:table-cell table:formula="of:=[.H16]*((0.000000004418)/(0.25))*100000000" office:value-type="float" office:value="6.49544313793402" calcext:value-type="float">
            <text:p>6.49544313793402</text:p>
          </table:table-cell>
          <table:table-cell table:formula="of:=([.C16]*[.$T$31]/([.$T$30]*[.F16]))*SQRT([.D16]^2 + ((1/[.F16])*[.G16])^2)*100000000" office:value-type="float" office:value="0.0705621444482994" calcext:value-type="float">
            <text:p>0.0705621444482994</text:p>
          </table:table-cell>
          <table:table-cell table:formula="of:=([.F16])*[.C16]" office:value-type="float" office:value="0.0490243501" calcext:value-type="float">
            <text:p>0.0490243501</text:p>
          </table:table-cell>
          <table:table-cell table:formula="of:=SQRT(([.C16]*[.D16])^2 + ([.F16]*[.G16])^2)" office:value-type="float" office:value="0.00180684728336534" calcext:value-type="float">
            <text:p>0.00180684728336534</text:p>
          </table:table-cell>
          <table:table-cell table:formula="of:=40.92 + 52.82*[.I16] - 1.043*([.I16]^2) + 0.0258*[.I16]^3" office:value-type="float" office:value="347.074755202482" calcext:value-type="float">
            <text:p>347.074755202482</text:p>
          </table:table-cell>
          <table:table-cell table:formula="of:=[.M16]*0.03" office:value-type="float" office:value="10.4122426560745" calcext:value-type="float">
            <text:p>10.4122426560745</text:p>
          </table:table-cell>
          <table:table-cell table:formula="of:=((9.81*(1/[.$T$33])*([.M16] - [.$T$33])*[.$T$30]^3*(1.2)^2*1044)/(0.000015*[.$T$34]))^(1/4)" office:value-type="float" office:value="113.145008896187" calcext:value-type="float">
            <text:p>113.145008896187</text:p>
          </table:table-cell>
          <table:table-cell table:style-name="ce2" table:formula="of:=2*PI()*[.$T$30]*[.$T$34]*([.M16] - [.$T$33])" office:value-type="float" office:value="1.46946938440798" calcext:value-type="float">
            <text:p>1.46946938440798</text:p>
          </table:table-cell>
          <table:table-cell table:formula="of:=2*PI()*[.$T$30]*[.$T$34]*([.M16] - [.$T$33])*[.O16]" office:value-type="float" office:value="166.263126571515" calcext:value-type="float">
            <text:p>166.263126571515</text:p>
          </table:table-cell>
          <table:table-cell table:formula="of:=([.K16])/(2*PI()*0.0000000567 * [.$T$29] *  [.$T$30]  *([.M16]^4 - [.$T$33]^4))" office:value-type="float" office:value="2.05557033783352" calcext:value-type="float">
            <text:p>2.05557033783352</text:p>
          </table:table-cell>
          <table:table-cell table:number-columns-repeated="3"/>
          <table:table-cell table:formula="of:=[.M16]-[.$T$35]" office:value-type="float" office:value="54.0747552024821" calcext:value-type="float">
            <text:p>54.0747552024821</text:p>
          </table:table-cell>
          <table:table-cell table:formula="of:=SQRT([.N16]^2 + [.$U$35]^2)" office:value-type="float" office:value="10.440527818505" calcext:value-type="float">
            <text:p>10.440527818505</text:p>
          </table:table-cell>
          <table:table-cell table:number-columns-repeated="16361"/>
        </table:table-row>
        <table:table-row table:style-name="ro1">
          <table:table-cell office:value-type="float" office:value="100.5" calcext:value-type="float">
            <text:p>100.5</text:p>
          </table:table-cell>
          <table:table-cell/>
          <table:table-cell table:style-name="ce12" office:value-type="float" office:value="0.06653" calcext:value-type="float">
            <text:p>6.65E-02</text:p>
          </table:table-cell>
          <table:table-cell table:formula="of:=0.01*[.C17]" office:value-type="float" office:value="0.0006653" calcext:value-type="float">
            <text:p>0.0006653</text:p>
          </table:table-cell>
          <table:table-cell table:style-name="ce3" office:value-type="float" office:value="0.096" calcext:value-type="float">
            <text:p>0.096</text:p>
          </table:table-cell>
          <table:table-cell table:style-name="ce12" office:value-type="float" office:value="0.01875" calcext:value-type="float">
            <text:p>1.88E-02</text:p>
          </table:table-cell>
          <table:table-cell table:formula="of:=0.01*[.F17]" office:value-type="float" office:value="0.0001875" calcext:value-type="float">
            <text:p>0.0001875</text:p>
          </table:table-cell>
          <table:table-cell table:style-name="ce3" table:formula="of:=[.C17]/([.F17])" office:value-type="float" office:value="3.54826666666667" calcext:value-type="float">
            <text:p>3.54826666666667</text:p>
          </table:table-cell>
          <table:table-cell table:style-name="ce3" table:formula="of:=[.H17]*((0.000000004418)/(0.25))*100000000" office:value-type="float" office:value="6.27049685333334" calcext:value-type="float">
            <text:p>6.27049685333334</text:p>
          </table:table-cell>
          <table:table-cell table:formula="of:=([.C17]*[.$T$31]/([.$T$30]*[.F17]))*SQRT([.D17]^2 + ((1/[.F17])*[.G17])^2)*100000000" office:value-type="float" office:value="0.0628416639525092" calcext:value-type="float">
            <text:p>0.0628416639525092</text:p>
          </table:table-cell>
          <table:table-cell table:style-name="ce3" table:formula="of:=([.F17])*[.C17]" office:value-type="float" office:value="0.0012474375" calcext:value-type="float">
            <text:p>0.0012474375</text:p>
          </table:table-cell>
          <table:table-cell table:formula="of:=SQRT(([.C17]*[.D17])^2 + ([.F17]*[.G17])^2)" office:value-type="float" office:value="0.0000444018070535863" calcext:value-type="float">
            <text:p>4.44018070535863E-05</text:p>
          </table:table-cell>
          <table:table-cell table:style-name="ce3" table:formula="of:=40.92 + 52.82*[.I17] - 1.043*([.I17]^2) + 0.0258*[.I17]^3" office:value-type="float" office:value="337.478792917234" calcext:value-type="float">
            <text:p>337.478792917234</text:p>
          </table:table-cell>
          <table:table-cell table:formula="of:=[.M17]*0.03" office:value-type="float" office:value="10.124363787517" calcext:value-type="float">
            <text:p>10.124363787517</text:p>
          </table:table-cell>
          <table:table-cell table:style-name="ce3" table:formula="of:=((9.81*(1/[.$T$33])*([.M17] - [.$T$33])*[.$T$30]^3*(1.2)^2*1044)/(0.000015*[.$T$34]))^(1/4)" office:value-type="float" office:value="107.751917793537" calcext:value-type="float">
            <text:p>107.751917793537</text:p>
          </table:table-cell>
          <table:table-cell table:formula="of:=2*PI()*[.$T$30]*[.$T$34]*([.M17] - [.$T$33])" office:value-type="float" office:value="1.20870125444965" calcext:value-type="float">
            <text:p>1.20870125444965</text:p>
          </table:table-cell>
          <table:table-cell table:style-name="ce3" table:formula="of:=2*PI()*[.$T$30]*[.$T$34]*([.M17] - [.$T$33])*[.O17]" office:value-type="float" office:value="130.239878206404" calcext:value-type="float">
            <text:p>130.239878206404</text:p>
          </table:table-cell>
          <table:table-cell table:style-name="ce3" table:formula="of:=([.K17])/(2*PI()*0.0000000567 * [.$T$29] *  [.$T$30]  *([.M17]^4 - [.$T$33]^4))" office:value-type="float" office:value="0.0666797612577889" calcext:value-type="float">
            <text:p>0.0666797612577889</text:p>
          </table:table-cell>
          <table:table-cell table:style-name="ce3" table:number-columns-repeated="3"/>
          <table:table-cell table:formula="of:=[.M17]-[.$T$35]" office:value-type="float" office:value="44.478792917234" calcext:value-type="float">
            <text:p>44.478792917234</text:p>
          </table:table-cell>
          <table:table-cell table:formula="of:=SQRT([.N17]^2 + [.$U$35]^2)" office:value-type="float" office:value="10.1534509454661" calcext:value-type="float">
            <text:p>10.153450945466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34" calcext:value-type="float">
            <text:p>1.34E-01</text:p>
          </table:table-cell>
          <table:table-cell table:formula="of:=0.01*[.C18]" office:value-type="float" office:value="0.00134" calcext:value-type="float">
            <text:p>0.00134</text:p>
          </table:table-cell>
          <table:table-cell table:style-name="ce3" office:value-type="float" office:value="0.196" calcext:value-type="float">
            <text:p>0.196</text:p>
          </table:table-cell>
          <table:table-cell table:style-name="ce12" office:value-type="float" office:value="0.0377" calcext:value-type="float">
            <text:p>3.77E-02</text:p>
          </table:table-cell>
          <table:table-cell table:formula="of:=0.01*[.F18]" office:value-type="float" office:value="0.000377" calcext:value-type="float">
            <text:p>0.000377</text:p>
          </table:table-cell>
          <table:table-cell table:style-name="ce3" table:formula="of:=[.C18]/([.F18])" office:value-type="float" office:value="3.55437665782493" calcext:value-type="float">
            <text:p>3.55437665782493</text:p>
          </table:table-cell>
          <table:table-cell table:style-name="ce3" table:formula="of:=[.H18]*((0.000000004418)/(0.25))*100000000" office:value-type="float" office:value="6.28129442970822" calcext:value-type="float">
            <text:p>6.28129442970822</text:p>
          </table:table-cell>
          <table:table-cell table:formula="of:=([.C18]*[.$T$31]/([.$T$30]*[.F18]))*SQRT([.D18]^2 + ((1/[.F18])*[.G18])^2)*100000000" office:value-type="float" office:value="0.0633724286191874" calcext:value-type="float">
            <text:p>0.0633724286191874</text:p>
          </table:table-cell>
          <table:table-cell table:style-name="ce3" table:formula="of:=([.F18])*[.C18]" office:value-type="float" office:value="0.0050518" calcext:value-type="float">
            <text:p>0.0050518</text:p>
          </table:table-cell>
          <table:table-cell table:formula="of:=SQRT(([.C18]*[.D18])^2 + ([.F18]*[.G18])^2)" office:value-type="float" office:value="0.000180121625926511" calcext:value-type="float">
            <text:p>0.000180121625926511</text:p>
          </table:table-cell>
          <table:table-cell table:style-name="ce3" table:formula="of:=40.92 + 52.82*[.I18] - 1.043*([.I18]^2) + 0.0258*[.I18]^3" office:value-type="float" office:value="337.940681121266" calcext:value-type="float">
            <text:p>337.940681121266</text:p>
          </table:table-cell>
          <table:table-cell table:formula="of:=[.M18]*0.03" office:value-type="float" office:value="10.138220433638" calcext:value-type="float">
            <text:p>10.138220433638</text:p>
          </table:table-cell>
          <table:table-cell table:style-name="ce3" table:formula="of:=((9.81*(1/[.$T$33])*([.M18] - [.$T$33])*[.$T$30]^3*(1.2)^2*1044)/(0.000015*[.$T$34]))^(1/4)" office:value-type="float" office:value="108.030571348811" calcext:value-type="float">
            <text:p>108.030571348811</text:p>
          </table:table-cell>
          <table:table-cell table:formula="of:=2*PI()*[.$T$30]*[.$T$34]*([.M18] - [.$T$33])" office:value-type="float" office:value="1.22125296314075" calcext:value-type="float">
            <text:p>1.22125296314075</text:p>
          </table:table-cell>
          <table:table-cell table:style-name="ce3" table:formula="of:=2*PI()*[.$T$30]*[.$T$34]*([.M18] - [.$T$33])*[.O18]" office:value-type="float" office:value="131.932655369523" calcext:value-type="float">
            <text:p>131.932655369523</text:p>
          </table:table-cell>
          <table:table-cell table:style-name="ce3" table:formula="of:=([.K18])/(2*PI()*0.0000000567 * [.$T$29] *  [.$T$30]  *([.M18]^4 - [.$T$33]^4))" office:value-type="float" office:value="0.266648352290359" calcext:value-type="float">
            <text:p>0.266648352290359</text:p>
          </table:table-cell>
          <table:table-cell table:style-name="ce3" table:number-columns-repeated="3"/>
          <table:table-cell table:formula="of:=[.M18]-[.$T$35]" office:value-type="float" office:value="44.940681121266" calcext:value-type="float">
            <text:p>44.940681121266</text:p>
          </table:table-cell>
          <table:table-cell table:formula="of:=SQRT([.N18]^2 + [.$U$35]^2)" office:value-type="float" office:value="10.1672679497019" calcext:value-type="float">
            <text:p>10.167267949701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7" calcext:value-type="float">
            <text:p>1.70E-01</text:p>
          </table:table-cell>
          <table:table-cell table:formula="of:=0.01*[.C19]" office:value-type="float" office:value="0.0017" calcext:value-type="float">
            <text:p>0.0017</text:p>
          </table:table-cell>
          <table:table-cell table:style-name="ce3" office:value-type="float" office:value="0.251" calcext:value-type="float">
            <text:p>0.251</text:p>
          </table:table-cell>
          <table:table-cell table:style-name="ce12" office:value-type="float" office:value="0.04795" calcext:value-type="float">
            <text:p>4.80E-02</text:p>
          </table:table-cell>
          <table:table-cell table:formula="of:=0.01*[.F19]" office:value-type="float" office:value="0.0004795" calcext:value-type="float">
            <text:p>0.0004795</text:p>
          </table:table-cell>
          <table:table-cell table:style-name="ce3" table:formula="of:=[.C19]/([.F19])" office:value-type="float" office:value="3.54535974973931" calcext:value-type="float">
            <text:p>3.54535974973931</text:p>
          </table:table-cell>
          <table:table-cell table:style-name="ce3" table:formula="of:=[.H19]*((0.000000004418)/(0.25))*100000000" office:value-type="float" office:value="6.26535974973931" calcext:value-type="float">
            <text:p>6.26535974973931</text:p>
          </table:table-cell>
          <table:table-cell table:formula="of:=([.C19]*[.$T$31]/([.$T$30]*[.F19]))*SQRT([.D19]^2 + ((1/[.F19])*[.G19])^2)*100000000" office:value-type="float" office:value="0.063550546991506" calcext:value-type="float">
            <text:p>0.063550546991506</text:p>
          </table:table-cell>
          <table:table-cell table:style-name="ce3" table:formula="of:=([.F19])*[.C19]" office:value-type="float" office:value="0.0081515" calcext:value-type="float">
            <text:p>0.0081515</text:p>
          </table:table-cell>
          <table:table-cell table:formula="of:=SQRT(([.C19]*[.D19])^2 + ([.F19]*[.G19])^2)" office:value-type="float" office:value="0.000289913147707379" calcext:value-type="float">
            <text:p>0.000289913147707379</text:p>
          </table:table-cell>
          <table:table-cell table:style-name="ce3" table:formula="of:=40.92 + 52.82*[.I19] - 1.043*([.I19]^2) + 0.0258*[.I19]^3" office:value-type="float" office:value="337.258997266519" calcext:value-type="float">
            <text:p>337.258997266519</text:p>
          </table:table-cell>
          <table:table-cell table:formula="of:=[.M19]*0.03" office:value-type="float" office:value="10.1177699179956" calcext:value-type="float">
            <text:p>10.1177699179956</text:p>
          </table:table-cell>
          <table:table-cell table:style-name="ce3" table:formula="of:=((9.81*(1/[.$T$33])*([.M19] - [.$T$33])*[.$T$30]^3*(1.2)^2*1044)/(0.000015*[.$T$34]))^(1/4)" office:value-type="float" office:value="107.618554139557" calcext:value-type="float">
            <text:p>107.618554139557</text:p>
          </table:table-cell>
          <table:table-cell table:formula="of:=2*PI()*[.$T$30]*[.$T$34]*([.M19] - [.$T$33])" office:value-type="float" office:value="1.20272835677601" calcext:value-type="float">
            <text:p>1.20272835677601</text:p>
          </table:table-cell>
          <table:table-cell table:style-name="ce3" table:formula="of:=2*PI()*[.$T$30]*[.$T$34]*([.M19] - [.$T$33])*[.O19]" office:value-type="float" office:value="129.435886778879" calcext:value-type="float">
            <text:p>129.435886778879</text:p>
          </table:table-cell>
          <table:table-cell table:style-name="ce3" table:formula="of:=([.K19])/(2*PI()*0.0000000567 * [.$T$29] *  [.$T$30]  *([.M19]^4 - [.$T$33]^4))" office:value-type="float" office:value="0.438367351212257" calcext:value-type="float">
            <text:p>0.438367351212257</text:p>
          </table:table-cell>
          <table:table-cell table:style-name="ce3" table:number-columns-repeated="3"/>
          <table:table-cell table:formula="of:=[.M19]-[.$T$35]" office:value-type="float" office:value="44.258997266519" calcext:value-type="float">
            <text:p>44.258997266519</text:p>
          </table:table-cell>
          <table:table-cell table:formula="of:=SQRT([.N19]^2 + [.$U$35]^2)" office:value-type="float" office:value="10.1468759780287" calcext:value-type="float">
            <text:p>10.146875978028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0511" calcext:value-type="float">
            <text:p>2.05E-01</text:p>
          </table:table-cell>
          <table:table-cell table:formula="of:=0.01*[.C20]" office:value-type="float" office:value="0.0020511" calcext:value-type="float">
            <text:p>0.0020511</text:p>
          </table:table-cell>
          <table:table-cell table:style-name="ce3" office:value-type="float" office:value="0.301" calcext:value-type="float">
            <text:p>0.301</text:p>
          </table:table-cell>
          <table:table-cell table:style-name="ce12" office:value-type="float" office:value="0.05742" calcext:value-type="float">
            <text:p>5.74E-02</text:p>
          </table:table-cell>
          <table:table-cell table:formula="of:=0.01*[.F20]" office:value-type="float" office:value="0.0005742" calcext:value-type="float">
            <text:p>0.0005742</text:p>
          </table:table-cell>
          <table:table-cell table:style-name="ce3" table:formula="of:=[.C20]/([.F20])" office:value-type="float" office:value="3.57210031347962" calcext:value-type="float">
            <text:p>3.57210031347962</text:p>
          </table:table-cell>
          <table:table-cell table:style-name="ce3" table:formula="of:=[.H20]*((0.000000004418)/(0.25))*100000000" office:value-type="float" office:value="6.31261567398119" calcext:value-type="float">
            <text:p>6.31261567398119</text:p>
          </table:table-cell>
          <table:table-cell table:formula="of:=([.C20]*[.$T$31]/([.$T$30]*[.F20]))*SQRT([.D20]^2 + ((1/[.F20])*[.G20])^2)*100000000" office:value-type="float" office:value="0.06443836550709" calcext:value-type="float">
            <text:p>0.06443836550709</text:p>
          </table:table-cell>
          <table:table-cell table:style-name="ce3" table:formula="of:=([.F20])*[.C20]" office:value-type="float" office:value="0.0117774162" calcext:value-type="float">
            <text:p>0.0117774162</text:p>
          </table:table-cell>
          <table:table-cell table:formula="of:=SQRT(([.C20]*[.D20])^2 + ([.F20]*[.G20])^2)" office:value-type="float" office:value="0.000421991103343583" calcext:value-type="float">
            <text:p>0.000421991103343583</text:p>
          </table:table-cell>
          <table:table-cell table:style-name="ce3" table:formula="of:=40.92 + 52.82*[.I20] - 1.043*([.I20]^2) + 0.0258*[.I20]^3" office:value-type="float" office:value="339.279776921696" calcext:value-type="float">
            <text:p>339.279776921696</text:p>
          </table:table-cell>
          <table:table-cell table:formula="of:=[.M20]*0.03" office:value-type="float" office:value="10.1783933076509" calcext:value-type="float">
            <text:p>10.1783933076509</text:p>
          </table:table-cell>
          <table:table-cell table:style-name="ce3" table:formula="of:=((9.81*(1/[.$T$33])*([.M20] - [.$T$33])*[.$T$30]^3*(1.2)^2*1044)/(0.000015*[.$T$34]))^(1/4)" office:value-type="float" office:value="108.826478124073" calcext:value-type="float">
            <text:p>108.826478124073</text:p>
          </table:table-cell>
          <table:table-cell table:formula="of:=2*PI()*[.$T$30]*[.$T$34]*([.M20] - [.$T$33])" office:value-type="float" office:value="1.25764259216733" calcext:value-type="float">
            <text:p>1.25764259216733</text:p>
          </table:table-cell>
          <table:table-cell table:style-name="ce3" table:formula="of:=2*PI()*[.$T$30]*[.$T$34]*([.M20] - [.$T$33])*[.O20]" office:value-type="float" office:value="136.864814044399" calcext:value-type="float">
            <text:p>136.864814044399</text:p>
          </table:table-cell>
          <table:table-cell table:style-name="ce3" table:formula="of:=([.K20])/(2*PI()*0.0000000567 * [.$T$29] *  [.$T$30]  *([.M20]^4 - [.$T$33]^4))" office:value-type="float" office:value="0.599661479961022" calcext:value-type="float">
            <text:p>0.599661479961022</text:p>
          </table:table-cell>
          <table:table-cell table:style-name="ce3" table:number-columns-repeated="3"/>
          <table:table-cell table:formula="of:=[.M20]-[.$T$35]" office:value-type="float" office:value="46.279776921696" calcext:value-type="float">
            <text:p>46.279776921696</text:p>
          </table:table-cell>
          <table:table-cell table:formula="of:=SQRT([.N20]^2 + [.$U$35]^2)" office:value-type="float" office:value="10.2073265023331" calcext:value-type="float">
            <text:p>10.20732650233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3587" calcext:value-type="float">
            <text:p>2.36E-01</text:p>
          </table:table-cell>
          <table:table-cell table:formula="of:=0.01*[.C21]" office:value-type="float" office:value="0.0023587" calcext:value-type="float">
            <text:p>0.002358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12" office:value-type="float" office:value="0.06589" calcext:value-type="float">
            <text:p>6.59E-02</text:p>
          </table:table-cell>
          <table:table-cell table:formula="of:=0.01*[.F21]" office:value-type="float" office:value="0.0006589" calcext:value-type="float">
            <text:p>0.0006589</text:p>
          </table:table-cell>
          <table:table-cell table:style-name="ce3" table:formula="of:=[.C21]/([.F21])" office:value-type="float" office:value="3.57975413568068" calcext:value-type="float">
            <text:p>3.57975413568068</text:p>
          </table:table-cell>
          <table:table-cell table:style-name="ce3" table:formula="of:=[.H21]*((0.000000004418)/(0.25))*100000000" office:value-type="float" office:value="6.3261415085749" calcext:value-type="float">
            <text:p>6.3261415085749</text:p>
          </table:table-cell>
          <table:table-cell table:formula="of:=([.C21]*[.$T$31]/([.$T$30]*[.F21]))*SQRT([.D21]^2 + ((1/[.F21])*[.G21])^2)*100000000" office:value-type="float" office:value="0.0649953697731491" calcext:value-type="float">
            <text:p>0.0649953697731491</text:p>
          </table:table-cell>
          <table:table-cell table:style-name="ce3" table:formula="of:=([.F21])*[.C21]" office:value-type="float" office:value="0.0155414743" calcext:value-type="float">
            <text:p>0.0155414743</text:p>
          </table:table-cell>
          <table:table-cell table:formula="of:=SQRT(([.C21]*[.D21])^2 + ([.F21]*[.G21])^2)" office:value-type="float" office:value="0.000558037955880698" calcext:value-type="float">
            <text:p>0.000558037955880698</text:p>
          </table:table-cell>
          <table:table-cell table:style-name="ce3" table:formula="of:=40.92 + 52.82*[.I21] - 1.043*([.I21]^2) + 0.0258*[.I21]^3" office:value-type="float" office:value="339.857718402898" calcext:value-type="float">
            <text:p>339.857718402898</text:p>
          </table:table-cell>
          <table:table-cell table:formula="of:=[.M21]*0.03" office:value-type="float" office:value="10.1957315520869" calcext:value-type="float">
            <text:p>10.1957315520869</text:p>
          </table:table-cell>
          <table:table-cell table:style-name="ce3" table:formula="of:=((9.81*(1/[.$T$33])*([.M21] - [.$T$33])*[.$T$30]^3*(1.2)^2*1044)/(0.000015*[.$T$34]))^(1/4)" office:value-type="float" office:value="109.164654584836" calcext:value-type="float">
            <text:p>109.164654584836</text:p>
          </table:table-cell>
          <table:table-cell table:formula="of:=2*PI()*[.$T$30]*[.$T$34]*([.M21] - [.$T$33])" office:value-type="float" office:value="1.27334802272223" calcext:value-type="float">
            <text:p>1.27334802272223</text:p>
          </table:table-cell>
          <table:table-cell table:style-name="ce3" table:formula="of:=2*PI()*[.$T$30]*[.$T$34]*([.M21] - [.$T$33])*[.O21]" office:value-type="float" office:value="139.004597066755" calcext:value-type="float">
            <text:p>139.004597066755</text:p>
          </table:table-cell>
          <table:table-cell table:style-name="ce3" table:formula="of:=([.K21])/(2*PI()*0.0000000567 * [.$T$29] *  [.$T$30]  *([.M21]^4 - [.$T$33]^4))" office:value-type="float" office:value="0.779317204941132" calcext:value-type="float">
            <text:p>0.779317204941132</text:p>
          </table:table-cell>
          <table:table-cell table:style-name="ce3" table:number-columns-repeated="3"/>
          <table:table-cell table:formula="of:=[.M21]-[.$T$35]" office:value-type="float" office:value="46.857718402898" calcext:value-type="float">
            <text:p>46.857718402898</text:p>
          </table:table-cell>
          <table:table-cell table:formula="of:=SQRT([.N21]^2 + [.$U$35]^2)" office:value-type="float" office:value="10.2246156838397" calcext:value-type="float">
            <text:p>10.224615683839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687" calcext:value-type="float">
            <text:p>2.69E-01</text:p>
          </table:table-cell>
          <table:table-cell table:formula="of:=0.01*[.C22]" office:value-type="float" office:value="0.002687" calcext:value-type="float">
            <text:p>0.002687</text:p>
          </table:table-cell>
          <table:table-cell table:style-name="ce3" office:value-type="float" office:value="0.395" calcext:value-type="float">
            <text:p>0.395</text:p>
          </table:table-cell>
          <table:table-cell table:style-name="ce12" office:value-type="float" office:value="0.07487" calcext:value-type="float">
            <text:p>7.49E-02</text:p>
          </table:table-cell>
          <table:table-cell table:formula="of:=0.01*[.F22]" office:value-type="float" office:value="0.0007487" calcext:value-type="float">
            <text:p>0.0007487</text:p>
          </table:table-cell>
          <table:table-cell table:style-name="ce3" table:formula="of:=[.C22]/([.F22])" office:value-type="float" office:value="3.58888740483505" calcext:value-type="float">
            <text:p>3.58888740483505</text:p>
          </table:table-cell>
          <table:table-cell table:style-name="ce3" table:formula="of:=[.H22]*((0.000000004418)/(0.25))*100000000" office:value-type="float" office:value="6.34228182182449" calcext:value-type="float">
            <text:p>6.34228182182449</text:p>
          </table:table-cell>
          <table:table-cell table:formula="of:=([.C22]*[.$T$31]/([.$T$30]*[.F22]))*SQRT([.D22]^2 + ((1/[.F22])*[.G22])^2)*100000000" office:value-type="float" office:value="0.0656704619742421" calcext:value-type="float">
            <text:p>0.0656704619742421</text:p>
          </table:table-cell>
          <table:table-cell table:style-name="ce3" table:formula="of:=([.F22])*[.C22]" office:value-type="float" office:value="0.020117569" calcext:value-type="float">
            <text:p>0.020117569</text:p>
          </table:table-cell>
          <table:table-cell table:formula="of:=SQRT(([.C22]*[.D22])^2 + ([.F22]*[.G22])^2)" office:value-type="float" office:value="0.000724169666294597" calcext:value-type="float">
            <text:p>0.000724169666294597</text:p>
          </table:table-cell>
          <table:table-cell table:style-name="ce3" table:formula="of:=40.92 + 52.82*[.I22] - 1.043*([.I22]^2) + 0.0258*[.I22]^3" office:value-type="float" office:value="340.5471082613" calcext:value-type="float">
            <text:p>340.5471082613</text:p>
          </table:table-cell>
          <table:table-cell table:formula="of:=[.M22]*0.03" office:value-type="float" office:value="10.216413247839" calcext:value-type="float">
            <text:p>10.216413247839</text:p>
          </table:table-cell>
          <table:table-cell table:style-name="ce3" table:formula="of:=((9.81*(1/[.$T$33])*([.M22] - [.$T$33])*[.$T$30]^3*(1.2)^2*1044)/(0.000015*[.$T$34]))^(1/4)" office:value-type="float" office:value="109.563976893111" calcext:value-type="float">
            <text:p>109.563976893111</text:p>
          </table:table-cell>
          <table:table-cell table:formula="of:=2*PI()*[.$T$30]*[.$T$34]*([.M22] - [.$T$33])" office:value-type="float" office:value="1.29208203801365" calcext:value-type="float">
            <text:p>1.29208203801365</text:p>
          </table:table-cell>
          <table:table-cell table:style-name="ce3" table:formula="of:=2*PI()*[.$T$30]*[.$T$34]*([.M22] - [.$T$33])*[.O22]" office:value-type="float" office:value="141.565646556932" calcext:value-type="float">
            <text:p>141.565646556932</text:p>
          </table:table-cell>
          <table:table-cell table:style-name="ce3" table:formula="of:=([.K22])/(2*PI()*0.0000000567 * [.$T$29] *  [.$T$30]  *([.M22]^4 - [.$T$33]^4))" office:value-type="float" office:value="0.990766249187533" calcext:value-type="float">
            <text:p>0.990766249187533</text:p>
          </table:table-cell>
          <table:table-cell table:style-name="ce3" table:number-columns-repeated="3"/>
          <table:table-cell table:formula="of:=[.M22]-[.$T$35]" office:value-type="float" office:value="47.5471082613" calcext:value-type="float">
            <text:p>47.5471082613</text:p>
          </table:table-cell>
          <table:table-cell table:formula="of:=SQRT([.N22]^2 + [.$U$35]^2)" office:value-type="float" office:value="10.2452390723994" calcext:value-type="float">
            <text:p>10.2452390723994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0429" calcext:value-type="float">
            <text:p>3.04E-01</text:p>
          </table:table-cell>
          <table:table-cell table:formula="of:=0.01*[.C23]" office:value-type="float" office:value="0.0030429" calcext:value-type="float">
            <text:p>0.0030429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08449" calcext:value-type="float">
            <text:p>0.08449</text:p>
          </table:table-cell>
          <table:table-cell table:formula="of:=0.01*[.F23]" office:value-type="float" office:value="0.0008449" calcext:value-type="float">
            <text:p>0.0008449</text:p>
          </table:table-cell>
          <table:table-cell table:style-name="ce3" table:formula="of:=[.C23]/([.F23])" office:value-type="float" office:value="3.60149130074565" calcext:value-type="float">
            <text:p>3.60149130074565</text:p>
          </table:table-cell>
          <table:table-cell table:style-name="ce3" table:formula="of:=[.H23]*((0.000000004418)/(0.25))*100000000" office:value-type="float" office:value="6.36455542667771" calcext:value-type="float">
            <text:p>6.36455542667771</text:p>
          </table:table-cell>
          <table:table-cell table:formula="of:=([.C23]*[.$T$31]/([.$T$30]*[.F23]))*SQRT([.D23]^2 + ((1/[.F23])*[.G23])^2)*100000000" office:value-type="float" office:value="0.0665248429598591" calcext:value-type="float">
            <text:p>0.0665248429598591</text:p>
          </table:table-cell>
          <table:table-cell table:style-name="ce3" table:formula="of:=([.F23])*[.C23]" office:value-type="float" office:value="0.0257094621" calcext:value-type="float">
            <text:p>0.0257094621</text:p>
          </table:table-cell>
          <table:table-cell table:formula="of:=SQRT(([.C23]*[.D23])^2 + ([.F23]*[.G23])^2)" office:value-type="float" office:value="0.000928671757798148" calcext:value-type="float">
            <text:p>0.000928671757798148</text:p>
          </table:table-cell>
          <table:table-cell table:style-name="ce3" table:formula="of:=40.92 + 52.82*[.I23] - 1.043*([.I23]^2) + 0.0258*[.I23]^3" office:value-type="float" office:value="341.497992837484" calcext:value-type="float">
            <text:p>341.497992837484</text:p>
          </table:table-cell>
          <table:table-cell table:formula="of:=[.M23]*0.03" office:value-type="float" office:value="10.2449397851245" calcext:value-type="float">
            <text:p>10.2449397851245</text:p>
          </table:table-cell>
          <table:table-cell table:style-name="ce3" table:formula="of:=((9.81*(1/[.$T$33])*([.M23] - [.$T$33])*[.$T$30]^3*(1.2)^2*1044)/(0.000015*[.$T$34]))^(1/4)" office:value-type="float" office:value="110.107702726429" calcext:value-type="float">
            <text:p>110.107702726429</text:p>
          </table:table-cell>
          <table:table-cell table:formula="of:=2*PI()*[.$T$30]*[.$T$34]*([.M23] - [.$T$33])" office:value-type="float" office:value="1.31792211380458" calcext:value-type="float">
            <text:p>1.31792211380458</text:p>
          </table:table-cell>
          <table:table-cell table:style-name="ce3" table:formula="of:=2*PI()*[.$T$30]*[.$T$34]*([.M23] - [.$T$33])*[.O23]" office:value-type="float" office:value="145.113376323381" calcext:value-type="float">
            <text:p>145.113376323381</text:p>
          </table:table-cell>
          <table:table-cell table:style-name="ce3" table:formula="of:=([.K23])/(2*PI()*0.0000000567 * [.$T$29] *  [.$T$30]  *([.M23]^4 - [.$T$33]^4))" office:value-type="float" office:value="1.23550453962597" calcext:value-type="float">
            <text:p>1.23550453962597</text:p>
          </table:table-cell>
          <table:table-cell table:style-name="ce3" table:number-columns-repeated="3"/>
          <table:table-cell table:formula="of:=[.M23]-[.$T$35]" office:value-type="float" office:value="48.497992837484" calcext:value-type="float">
            <text:p>48.497992837484</text:p>
          </table:table-cell>
          <table:table-cell table:formula="of:=SQRT([.N23]^2 + [.$U$35]^2)" office:value-type="float" office:value="10.2736855704673" calcext:value-type="float">
            <text:p>10.27368557046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4804" calcext:value-type="float">
            <text:p>3.48E-01</text:p>
          </table:table-cell>
          <table:table-cell table:formula="of:=0.01*[.C24]" office:value-type="float" office:value="0.0034804" calcext:value-type="float">
            <text:p>0.0034804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09625" calcext:value-type="float">
            <text:p>0.09625</text:p>
          </table:table-cell>
          <table:table-cell table:formula="of:=0.01*[.F24]" office:value-type="float" office:value="0.0009625" calcext:value-type="float">
            <text:p>0.0009625</text:p>
          </table:table-cell>
          <table:table-cell table:style-name="ce3" table:formula="of:=[.C24]/([.F24])" office:value-type="float" office:value="3.616" calcext:value-type="float">
            <text:p>3.616</text:p>
          </table:table-cell>
          <table:table-cell table:style-name="ce3" table:formula="of:=[.H24]*((0.000000004418)/(0.25))*100000000" office:value-type="float" office:value="6.3901952" calcext:value-type="float">
            <text:p>6.3901952</text:p>
          </table:table-cell>
          <table:table-cell table:formula="of:=([.C24]*[.$T$31]/([.$T$30]*[.F24]))*SQRT([.D24]^2 + ((1/[.F24])*[.G24])^2)*100000000" office:value-type="float" office:value="0.0676595593357001" calcext:value-type="float">
            <text:p>0.0676595593357001</text:p>
          </table:table-cell>
          <table:table-cell table:style-name="ce3" table:formula="of:=([.F24])*[.C24]" office:value-type="float" office:value="0.03349885" calcext:value-type="float">
            <text:p>0.03349885</text:p>
          </table:table-cell>
          <table:table-cell table:formula="of:=SQRT(([.C24]*[.D24])^2 + ([.F24]*[.G24])^2)" office:value-type="float" office:value="0.00121485578993605" calcext:value-type="float">
            <text:p>0.00121485578993605</text:p>
          </table:table-cell>
          <table:table-cell table:style-name="ce3" table:formula="of:=40.92 + 52.82*[.I24] - 1.043*([.I24]^2) + 0.0258*[.I24]^3" office:value-type="float" office:value="342.591906798062" calcext:value-type="float">
            <text:p>342.591906798062</text:p>
          </table:table-cell>
          <table:table-cell table:formula="of:=[.M24]*0.03" office:value-type="float" office:value="10.2777572039419" calcext:value-type="float">
            <text:p>10.2777572039419</text:p>
          </table:table-cell>
          <table:table-cell table:style-name="ce3" table:formula="of:=((9.81*(1/[.$T$33])*([.M24] - [.$T$33])*[.$T$30]^3*(1.2)^2*1044)/(0.000015*[.$T$34]))^(1/4)" office:value-type="float" office:value="110.723412473918" calcext:value-type="float">
            <text:p>110.723412473918</text:p>
          </table:table-cell>
          <table:table-cell table:formula="of:=2*PI()*[.$T$30]*[.$T$34]*([.M24] - [.$T$33])" office:value-type="float" office:value="1.34764898114271" calcext:value-type="float">
            <text:p>1.34764898114271</text:p>
          </table:table-cell>
          <table:table-cell table:style-name="ce3" table:formula="of:=2*PI()*[.$T$30]*[.$T$34]*([.M24] - [.$T$33])*[.O24]" office:value-type="float" office:value="149.216294009119" calcext:value-type="float">
            <text:p>149.216294009119</text:p>
          </table:table-cell>
          <table:table-cell table:style-name="ce3" table:formula="of:=([.K24])/(2*PI()*0.0000000567 * [.$T$29] *  [.$T$30]  *([.M24]^4 - [.$T$33]^4))" office:value-type="float" office:value="1.56582743214584" calcext:value-type="float">
            <text:p>1.56582743214584</text:p>
          </table:table-cell>
          <table:table-cell table:style-name="ce3" table:number-columns-repeated="3"/>
          <table:table-cell table:formula="of:=[.M24]-[.$T$35]" office:value-type="float" office:value="49.591906798062" calcext:value-type="float">
            <text:p>49.591906798062</text:p>
          </table:table-cell>
          <table:table-cell table:formula="of:=SQRT([.N24]^2 + [.$U$35]^2)" office:value-type="float" office:value="10.3064114580769" calcext:value-type="float">
            <text:p>10.306411458076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8055" calcext:value-type="float">
            <text:p>3.81E-01</text:p>
          </table:table-cell>
          <table:table-cell table:formula="of:=0.01*[.C25]" office:value-type="float" office:value="0.0038055" calcext:value-type="float">
            <text:p>0.0038055</text:p>
          </table:table-cell>
          <table:table-cell table:style-name="ce3" office:value-type="float" office:value="0.563" calcext:value-type="float">
            <text:p>0.563</text:p>
          </table:table-cell>
          <table:table-cell table:style-name="ce12" office:value-type="float" office:value="0.10486" calcext:value-type="float">
            <text:p>1.05E-01</text:p>
          </table:table-cell>
          <table:table-cell table:formula="of:=0.01*[.F25]" office:value-type="float" office:value="0.0010486" calcext:value-type="float">
            <text:p>0.0010486</text:p>
          </table:table-cell>
          <table:table-cell table:style-name="ce3" table:formula="of:=[.C25]/([.F25])" office:value-type="float" office:value="3.62912454701507" calcext:value-type="float">
            <text:p>3.62912454701507</text:p>
          </table:table-cell>
          <table:table-cell table:style-name="ce3" table:formula="of:=[.H25]*((0.000000004418)/(0.25))*100000000" office:value-type="float" office:value="6.41338889948503" calcext:value-type="float">
            <text:p>6.41338889948503</text:p>
          </table:table-cell>
          <table:table-cell table:formula="of:=([.C25]*[.$T$31]/([.$T$30]*[.F25]))*SQRT([.D25]^2 + ((1/[.F25])*[.G25])^2)*100000000" office:value-type="float" office:value="0.0686187108069377" calcext:value-type="float">
            <text:p>0.0686187108069377</text:p>
          </table:table-cell>
          <table:table-cell table:style-name="ce3" table:formula="of:=([.F25])*[.C25]" office:value-type="float" office:value="0.039904473" calcext:value-type="float">
            <text:p>0.039904473</text:p>
          </table:table-cell>
          <table:table-cell table:formula="of:=SQRT(([.C25]*[.D25])^2 + ([.F25]*[.G25])^2)" office:value-type="float" office:value="0.00145235134830968" calcext:value-type="float">
            <text:p>0.00145235134830968</text:p>
          </table:table-cell>
          <table:table-cell table:style-name="ce3" table:formula="of:=40.92 + 52.82*[.I25] - 1.043*([.I25]^2) + 0.0258*[.I25]^3" office:value-type="float" office:value="343.580838479244" calcext:value-type="float">
            <text:p>343.580838479244</text:p>
          </table:table-cell>
          <table:table-cell table:formula="of:=[.M25]*0.03" office:value-type="float" office:value="10.3074251543773" calcext:value-type="float">
            <text:p>10.3074251543773</text:p>
          </table:table-cell>
          <table:table-cell table:style-name="ce3" table:formula="of:=((9.81*(1/[.$T$33])*([.M25] - [.$T$33])*[.$T$30]^3*(1.2)^2*1044)/(0.000015*[.$T$34]))^(1/4)" office:value-type="float" office:value="111.271326771523" calcext:value-type="float">
            <text:p>111.271326771523</text:p>
          </table:table-cell>
          <table:table-cell table:formula="of:=2*PI()*[.$T$30]*[.$T$34]*([.M25] - [.$T$33])" office:value-type="float" office:value="1.37452297850666" calcext:value-type="float">
            <text:p>1.37452297850666</text:p>
          </table:table-cell>
          <table:table-cell table:style-name="ce3" table:formula="of:=2*PI()*[.$T$30]*[.$T$34]*([.M25] - [.$T$33])*[.O25]" office:value-type="float" office:value="152.944995496383" calcext:value-type="float">
            <text:p>152.944995496383</text:p>
          </table:table-cell>
          <table:table-cell table:style-name="ce3" table:formula="of:=([.K25])/(2*PI()*0.0000000567 * [.$T$29] *  [.$T$30]  *([.M25]^4 - [.$T$33]^4))" office:value-type="float" office:value="1.81985755358732" calcext:value-type="float">
            <text:p>1.81985755358732</text:p>
          </table:table-cell>
          <table:table-cell table:style-name="ce3" table:number-columns-repeated="3"/>
          <table:table-cell table:formula="of:=[.M25]-[.$T$35]" office:value-type="float" office:value="50.580838479244" calcext:value-type="float">
            <text:p>50.580838479244</text:p>
          </table:table-cell>
          <table:table-cell table:formula="of:=SQRT([.N25]^2 + [.$U$35]^2)" office:value-type="float" office:value="10.3359971610431" calcext:value-type="float">
            <text:p>10.33599716104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0565" calcext:value-type="float">
            <text:p>4.06E-01</text:p>
          </table:table-cell>
          <table:table-cell table:formula="of:=0.01*[.C26]" office:value-type="float" office:value="0.0040565" calcext:value-type="float">
            <text:p>0.0040565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float" office:value="0.11149" calcext:value-type="float">
            <text:p>1.11E-01</text:p>
          </table:table-cell>
          <table:table-cell table:formula="of:=0.01*[.F26]" office:value-type="float" office:value="0.0011149" calcext:value-type="float">
            <text:p>0.0011149</text:p>
          </table:table-cell>
          <table:table-cell table:style-name="ce3" table:formula="of:=[.C26]/([.F26])" office:value-type="float" office:value="3.638442909678" calcext:value-type="float">
            <text:p>3.638442909678</text:p>
          </table:table-cell>
          <table:table-cell table:style-name="ce3" table:formula="of:=[.H26]*((0.000000004418)/(0.25))*100000000" office:value-type="float" office:value="6.42985630998296" calcext:value-type="float">
            <text:p>6.42985630998296</text:p>
          </table:table-cell>
          <table:table-cell table:formula="of:=([.C26]*[.$T$31]/([.$T$30]*[.F26]))*SQRT([.D26]^2 + ((1/[.F26])*[.G26])^2)*100000000" office:value-type="float" office:value="0.0693852875844628" calcext:value-type="float">
            <text:p>0.0693852875844628</text:p>
          </table:table-cell>
          <table:table-cell table:style-name="ce3" table:formula="of:=([.F26])*[.C26]" office:value-type="float" office:value="0.0452259185" calcext:value-type="float">
            <text:p>0.0452259185</text:p>
          </table:table-cell>
          <table:table-cell table:formula="of:=SQRT(([.C26]*[.D26])^2 + ([.F26]*[.G26])^2)" office:value-type="float" office:value="0.00165020727783307" calcext:value-type="float">
            <text:p>0.00165020727783307</text:p>
          </table:table-cell>
          <table:table-cell table:style-name="ce3" table:formula="of:=40.92 + 52.82*[.I26] - 1.043*([.I26]^2) + 0.0258*[.I26]^3" office:value-type="float" office:value="344.282617912223" calcext:value-type="float">
            <text:p>344.282617912223</text:p>
          </table:table-cell>
          <table:table-cell table:formula="of:=[.M26]*0.03" office:value-type="float" office:value="10.3284785373667" calcext:value-type="float">
            <text:p>10.3284785373667</text:p>
          </table:table-cell>
          <table:table-cell table:style-name="ce3" table:formula="of:=((9.81*(1/[.$T$33])*([.M26] - [.$T$33])*[.$T$30]^3*(1.2)^2*1044)/(0.000015*[.$T$34]))^(1/4)" office:value-type="float" office:value="111.655290857853" calcext:value-type="float">
            <text:p>111.655290857853</text:p>
          </table:table-cell>
          <table:table-cell table:formula="of:=2*PI()*[.$T$30]*[.$T$34]*([.M26] - [.$T$33])" office:value-type="float" office:value="1.39359367771757" calcext:value-type="float">
            <text:p>1.39359367771757</text:p>
          </table:table-cell>
          <table:table-cell table:style-name="ce3" table:formula="of:=2*PI()*[.$T$30]*[.$T$34]*([.M26] - [.$T$33])*[.O26]" office:value-type="float" office:value="155.60210742322" calcext:value-type="float">
            <text:p>155.60210742322</text:p>
          </table:table-cell>
          <table:table-cell table:style-name="ce3" table:formula="of:=([.K26])/(2*PI()*0.0000000567 * [.$T$29] *  [.$T$30]  *([.M26]^4 - [.$T$33]^4))" office:value-type="float" office:value="2.02727915458025" calcext:value-type="float">
            <text:p>2.02727915458025</text:p>
          </table:table-cell>
          <table:table-cell table:style-name="ce3" table:number-columns-repeated="3"/>
          <table:table-cell table:formula="of:=[.M26]-[.$T$35]" office:value-type="float" office:value="51.282617912223" calcext:value-type="float">
            <text:p>51.282617912223</text:p>
          </table:table-cell>
          <table:table-cell table:formula="of:=SQRT([.N26]^2 + [.$U$35]^2)" office:value-type="float" office:value="10.3569924638789" calcext:value-type="float">
            <text:p>10.356992463878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4099" calcext:value-type="float">
            <text:p>4.41E-01</text:p>
          </table:table-cell>
          <table:table-cell table:formula="of:=0.01*[.C27]" office:value-type="float" office:value="0.0044099" calcext:value-type="float">
            <text:p>0.0044099</text:p>
          </table:table-cell>
          <table:table-cell table:style-name="ce3" office:value-type="float" office:value="0.66" calcext:value-type="float">
            <text:p>0.66</text:p>
          </table:table-cell>
          <table:table-cell table:style-name="ce12" office:value-type="float" office:value="0.12051" calcext:value-type="float">
            <text:p>1.21E-01</text:p>
          </table:table-cell>
          <table:table-cell table:formula="of:=0.01*[.F27]" office:value-type="float" office:value="0.0012051" calcext:value-type="float">
            <text:p>0.0012051</text:p>
          </table:table-cell>
          <table:table-cell table:style-name="ce3" table:formula="of:=[.C27]/([.F27])" office:value-type="float" office:value="3.65936436810223" calcext:value-type="float">
            <text:p>3.65936436810223</text:p>
          </table:table-cell>
          <table:table-cell table:style-name="ce3" table:formula="of:=[.H27]*((0.000000004418)/(0.25))*100000000" office:value-type="float" office:value="6.46682871131026" calcext:value-type="float">
            <text:p>6.46682871131026</text:p>
          </table:table-cell>
          <table:table-cell table:formula="of:=([.C27]*[.$T$31]/([.$T$30]*[.F27]))*SQRT([.D27]^2 + ((1/[.F27])*[.G27])^2)*100000000" office:value-type="float" office:value="0.0706750418065411" calcext:value-type="float">
            <text:p>0.0706750418065411</text:p>
          </table:table-cell>
          <table:table-cell table:style-name="ce3" table:formula="of:=([.F27])*[.C27]" office:value-type="float" office:value="0.0531437049" calcext:value-type="float">
            <text:p>0.0531437049</text:p>
          </table:table-cell>
          <table:table-cell table:formula="of:=SQRT(([.C27]*[.D27])^2 + ([.F27]*[.G27])^2)" office:value-type="float" office:value="0.0019501368282566" calcext:value-type="float">
            <text:p>0.0019501368282566</text:p>
          </table:table-cell>
          <table:table-cell table:style-name="ce3" table:formula="of:=40.92 + 52.82*[.I27] - 1.043*([.I27]^2) + 0.0258*[.I27]^3" office:value-type="float" office:value="345.857166932817" calcext:value-type="float">
            <text:p>345.857166932817</text:p>
          </table:table-cell>
          <table:table-cell table:formula="of:=[.M27]*0.03" office:value-type="float" office:value="10.3757150079845" calcext:value-type="float">
            <text:p>10.3757150079845</text:p>
          </table:table-cell>
          <table:table-cell table:style-name="ce3" table:formula="of:=((9.81*(1/[.$T$33])*([.M27] - [.$T$33])*[.$T$30]^3*(1.2)^2*1044)/(0.000015*[.$T$34]))^(1/4)" office:value-type="float" office:value="112.502644429703" calcext:value-type="float">
            <text:p>112.502644429703</text:p>
          </table:table-cell>
          <table:table-cell table:formula="of:=2*PI()*[.$T$30]*[.$T$34]*([.M27] - [.$T$33])" office:value-type="float" office:value="1.43638169536737" calcext:value-type="float">
            <text:p>1.43638169536737</text:p>
          </table:table-cell>
          <table:table-cell table:style-name="ce3" table:formula="of:=2*PI()*[.$T$30]*[.$T$34]*([.M27] - [.$T$33])*[.O27]" office:value-type="float" office:value="161.59673913925" calcext:value-type="float">
            <text:p>161.59673913925</text:p>
          </table:table-cell>
          <table:table-cell table:style-name="ce3" table:formula="of:=([.K27])/(2*PI()*0.0000000567 * [.$T$29] *  [.$T$30]  *([.M27]^4 - [.$T$33]^4))" office:value-type="float" office:value="2.29334622387046" calcext:value-type="float">
            <text:p>2.29334622387046</text:p>
          </table:table-cell>
          <table:table-cell table:style-name="ce3" table:number-columns-repeated="3"/>
          <table:table-cell table:formula="of:=[.M27]-[.$T$35]" office:value-type="float" office:value="52.857166932817" calcext:value-type="float">
            <text:p>52.857166932817</text:p>
          </table:table-cell>
          <table:table-cell table:formula="of:=SQRT([.N27]^2 + [.$U$35]^2)" office:value-type="float" office:value="10.4040994769809" calcext:value-type="float">
            <text:p>10.404099476980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7509" calcext:value-type="float">
            <text:p>4.75E-01</text:p>
          </table:table-cell>
          <table:table-cell table:formula="of:=0.01*[.C28]" office:value-type="float" office:value="0.0047509" calcext:value-type="float">
            <text:p>0.0047509</text:p>
          </table:table-cell>
          <table:table-cell table:style-name="ce3" office:value-type="float" office:value="0.717" calcext:value-type="float">
            <text:p>0.717</text:p>
          </table:table-cell>
          <table:table-cell table:style-name="ce12" office:value-type="float" office:value="0.12945" calcext:value-type="float">
            <text:p>1.29E-01</text:p>
          </table:table-cell>
          <table:table-cell table:formula="of:=0.01*[.F28]" office:value-type="float" office:value="0.0012945" calcext:value-type="float">
            <text:p>0.0012945</text:p>
          </table:table-cell>
          <table:table-cell table:style-name="ce3" table:formula="of:=[.C28]/([.F28])" office:value-type="float" office:value="3.67006566241792" calcext:value-type="float">
            <text:p>3.67006566241792</text:p>
          </table:table-cell>
          <table:table-cell table:style-name="ce3" table:formula="of:=[.H28]*((0.000000004418)/(0.25))*100000000" office:value-type="float" office:value="6.48574003862495" calcext:value-type="float">
            <text:p>6.48574003862495</text:p>
          </table:table-cell>
          <table:table-cell table:formula="of:=([.C28]*[.$T$31]/([.$T$30]*[.F28]))*SQRT([.D28]^2 + ((1/[.F28])*[.G28])^2)*100000000" office:value-type="float" office:value="0.0718026029906257" calcext:value-type="float">
            <text:p>0.0718026029906257</text:p>
          </table:table-cell>
          <table:table-cell table:style-name="ce3" table:formula="of:=([.F28])*[.C28]" office:value-type="float" office:value="0.0615004005" calcext:value-type="float">
            <text:p>0.0615004005</text:p>
          </table:table-cell>
          <table:table-cell table:formula="of:=SQRT(([.C28]*[.D28])^2 + ([.F28]*[.G28])^2)" office:value-type="float" office:value="0.00226331704924071" calcext:value-type="float">
            <text:p>0.00226331704924071</text:p>
          </table:table-cell>
          <table:table-cell table:style-name="ce3" table:formula="of:=40.92 + 52.82*[.I28] - 1.043*([.I28]^2) + 0.0258*[.I28]^3" office:value-type="float" office:value="346.661972582177" calcext:value-type="float">
            <text:p>346.661972582177</text:p>
          </table:table-cell>
          <table:table-cell table:formula="of:=[.M28]*0.03" office:value-type="float" office:value="10.3998591774653" calcext:value-type="float">
            <text:p>10.3998591774653</text:p>
          </table:table-cell>
          <table:table-cell table:style-name="ce3" table:formula="of:=((9.81*(1/[.$T$33])*([.M28] - [.$T$33])*[.$T$30]^3*(1.2)^2*1044)/(0.000015*[.$T$34]))^(1/4)" office:value-type="float" office:value="112.928463363677" calcext:value-type="float">
            <text:p>112.928463363677</text:p>
          </table:table-cell>
          <table:table-cell table:formula="of:=2*PI()*[.$T$30]*[.$T$34]*([.M28] - [.$T$33])" office:value-type="float" office:value="1.45825210897728" calcext:value-type="float">
            <text:p>1.45825210897728</text:p>
          </table:table-cell>
          <table:table-cell table:style-name="ce3" table:formula="of:=2*PI()*[.$T$30]*[.$T$34]*([.M28] - [.$T$33])*[.O28]" office:value-type="float" office:value="164.678169863645" calcext:value-type="float">
            <text:p>164.678169863645</text:p>
          </table:table-cell>
          <table:table-cell table:style-name="ce3" table:formula="of:=([.K28])/(2*PI()*0.0000000567 * [.$T$29] *  [.$T$30]  *([.M28]^4 - [.$T$33]^4))" office:value-type="float" office:value="2.60381284109087" calcext:value-type="float">
            <text:p>2.60381284109087</text:p>
          </table:table-cell>
          <table:table-cell table:style-name="ce3" table:number-columns-repeated="3"/>
          <table:table-cell table:formula="of:=[.M28]-[.$T$35]" office:value-type="float" office:value="53.661972582177" calcext:value-type="float">
            <text:p>53.661972582177</text:p>
          </table:table-cell>
          <table:table-cell table:formula="of:=SQRT([.N28]^2 + [.$U$35]^2)" office:value-type="float" office:value="10.4281779286273" calcext:value-type="float">
            <text:p>10.42817792862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2675" calcext:value-type="float">
            <text:p>5.27E-01</text:p>
          </table:table-cell>
          <table:table-cell table:formula="of:=0.01*[.C29]" office:value-type="float" office:value="0.0052675" calcext:value-type="float">
            <text:p>0.0052675</text:p>
          </table:table-cell>
          <table:table-cell table:style-name="ce3" office:value-type="float" office:value="0.794" calcext:value-type="float">
            <text:p>0.794</text:p>
          </table:table-cell>
          <table:table-cell table:style-name="ce12" office:value-type="float" office:value="0.14254" calcext:value-type="float">
            <text:p>1.43E-01</text:p>
          </table:table-cell>
          <table:table-cell table:formula="of:=0.01*[.F29]" office:value-type="float" office:value="0.0014254" calcext:value-type="float">
            <text:p>0.0014254</text:p>
          </table:table-cell>
          <table:table-cell table:style-name="ce3" table:formula="of:=[.C29]/([.F29])" office:value-type="float" office:value="3.69545390767504" calcext:value-type="float">
            <text:p>3.69545390767504</text:p>
          </table:table-cell>
          <table:table-cell table:style-name="ce3" table:formula="of:=[.H29]*((0.000000004418)/(0.25))*100000000" office:value-type="float" office:value="6.53060614564333" calcext:value-type="float">
            <text:p>6.53060614564333</text:p>
          </table:table-cell>
          <table:table-cell table:formula="of:=([.C29]*[.$T$31]/([.$T$30]*[.F29]))*SQRT([.D29]^2 + ((1/[.F29])*[.G29])^2)*100000000" office:value-type="float" office:value="0.0738099294126599" calcext:value-type="float">
            <text:p>0.0738099294126599</text:p>
          </table:table-cell>
          <table:table-cell table:style-name="ce3" table:formula="of:=([.F29])*[.C29]" office:value-type="float" office:value="0.075082945" calcext:value-type="float">
            <text:p>0.075082945</text:p>
          </table:table-cell>
          <table:table-cell table:formula="of:=SQRT(([.C29]*[.D29])^2 + ([.F29]*[.G29])^2)" office:value-type="float" office:value="0.00278208456629162" calcext:value-type="float">
            <text:p>0.00278208456629162</text:p>
          </table:table-cell>
          <table:table-cell table:style-name="ce3" table:formula="of:=40.92 + 52.82*[.I29] - 1.043*([.I29]^2) + 0.0258*[.I29]^3" office:value-type="float" office:value="348.569784567113" calcext:value-type="float">
            <text:p>348.569784567113</text:p>
          </table:table-cell>
          <table:table-cell table:formula="of:=[.M29]*0.03" office:value-type="float" office:value="10.4570935370134" calcext:value-type="float">
            <text:p>10.4570935370134</text:p>
          </table:table-cell>
          <table:table-cell table:style-name="ce3" table:formula="of:=((9.81*(1/[.$T$33])*([.M29] - [.$T$33])*[.$T$30]^3*(1.2)^2*1044)/(0.000015*[.$T$34]))^(1/4)" office:value-type="float" office:value="113.91907205182" calcext:value-type="float">
            <text:p>113.91907205182</text:p>
          </table:table-cell>
          <table:table-cell table:formula="of:=2*PI()*[.$T$30]*[.$T$34]*([.M29] - [.$T$33])" office:value-type="float" office:value="1.51009647318332" calcext:value-type="float">
            <text:p>1.51009647318332</text:p>
          </table:table-cell>
          <table:table-cell table:style-name="ce3" table:formula="of:=2*PI()*[.$T$30]*[.$T$34]*([.M29] - [.$T$33])*[.O29]" office:value-type="float" office:value="172.028788933771" calcext:value-type="float">
            <text:p>172.028788933771</text:p>
          </table:table-cell>
          <table:table-cell table:style-name="ce3" table:formula="of:=([.K29])/(2*PI()*0.0000000567 * [.$T$29] *  [.$T$30]  *([.M29]^4 - [.$T$33]^4))" office:value-type="float" office:value="3.04102969260369" calcext:value-type="float">
            <text:p>3.04102969260369</text:p>
          </table:table-cell>
          <table:table-cell table:style-name="ce3" office:value-type="string" calcext:value-type="string">
            <text:p>Radius</text:p>
          </table:table-cell>
          <table:table-cell table:style-name="ce12" table:formula="of:=0.000075/2" office:value-type="float" office:value="0.0000375" calcext:value-type="float">
            <text:p>3.75E-05</text:p>
          </table:table-cell>
          <table:table-cell table:style-name="ce3"/>
          <table:table-cell table:formula="of:=[.M29]-[.$T$35]" office:value-type="float" office:value="55.569784567113" calcext:value-type="float">
            <text:p>55.569784567113</text:p>
          </table:table-cell>
          <table:table-cell table:formula="of:=SQRT([.N29]^2 + [.$U$35]^2)" office:value-type="float" office:value="10.4852577098442" calcext:value-type="float">
            <text:p>10.4852577098442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6085" calcext:value-type="float">
            <text:p>5.61E-01</text:p>
          </table:table-cell>
          <table:table-cell table:formula="of:=0.01*[.C30]" office:value-type="float" office:value="0.0056085" calcext:value-type="float">
            <text:p>0.0056085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15099" calcext:value-type="float">
            <text:p>0.15099</text:p>
          </table:table-cell>
          <table:table-cell table:formula="of:=0.01*[.F30]" office:value-type="float" office:value="0.0015099" calcext:value-type="float">
            <text:p>0.0015099</text:p>
          </table:table-cell>
          <table:table-cell table:style-name="ce3" table:formula="of:=[.C30]/([.F30])" office:value-type="float" office:value="3.71448440294059" calcext:value-type="float">
            <text:p>3.71448440294059</text:p>
          </table:table-cell>
          <table:table-cell table:style-name="ce3" table:formula="of:=[.H30]*((0.000000004418)/(0.25))*100000000" office:value-type="float" office:value="6.56423683687661" calcext:value-type="float">
            <text:p>6.56423683687661</text:p>
          </table:table-cell>
          <table:table-cell table:formula="of:=([.C30]*[.$T$31]/([.$T$30]*[.F30]))*SQRT([.D30]^2 + ((1/[.F30])*[.G30])^2)*100000000" office:value-type="float" office:value="0.0752592598820713" calcext:value-type="float">
            <text:p>0.0752592598820713</text:p>
          </table:table-cell>
          <table:table-cell table:style-name="ce3" table:formula="of:=([.F30])*[.C30]" office:value-type="float" office:value="0.0846827415" calcext:value-type="float">
            <text:p>0.0846827415</text:p>
          </table:table-cell>
          <table:table-cell table:formula="of:=SQRT(([.C30]*[.D30])^2 + ([.F30]*[.G30])^2)" office:value-type="float" office:value="0.00315377810140159" calcext:value-type="float">
            <text:p>0.00315377810140159</text:p>
          </table:table-cell>
          <table:table-cell table:style-name="ce3" table:formula="of:=40.92 + 52.82*[.I30] - 1.043*([.I30]^2) + 0.0258*[.I30]^3" office:value-type="float" office:value="349.998420555585" calcext:value-type="float">
            <text:p>349.998420555585</text:p>
          </table:table-cell>
          <table:table-cell table:formula="of:=[.M30]*0.03" office:value-type="float" office:value="10.4999526166676" calcext:value-type="float">
            <text:p>10.4999526166676</text:p>
          </table:table-cell>
          <table:table-cell table:style-name="ce3" table:formula="of:=((9.81*(1/[.$T$33])*([.M30] - [.$T$33])*[.$T$30]^3*(1.2)^2*1044)/(0.000015*[.$T$34]))^(1/4)" office:value-type="float" office:value="114.644299693706" calcext:value-type="float">
            <text:p>114.644299693706</text:p>
          </table:table-cell>
          <table:table-cell table:formula="of:=2*PI()*[.$T$30]*[.$T$34]*([.M30] - [.$T$33])" office:value-type="float" office:value="1.54891933680355" calcext:value-type="float">
            <text:p>1.54891933680355</text:p>
          </table:table-cell>
          <table:table-cell table:style-name="ce3" table:formula="of:=2*PI()*[.$T$30]*[.$T$34]*([.M30] - [.$T$33])*[.O30]" office:value-type="float" office:value="177.574772649883" calcext:value-type="float">
            <text:p>177.574772649883</text:p>
          </table:table-cell>
          <table:table-cell table:style-name="ce3" table:formula="of:=([.K30])/(2*PI()*0.0000000567 * [.$T$29] *  [.$T$30]  *([.M30]^4 - [.$T$33]^4))" office:value-type="float" office:value="3.32046466024826" calcext:value-type="float">
            <text:p>3.32046466024826</text:p>
          </table:table-cell>
          <table:table-cell table:style-name="ce3" office:value-type="string" calcext:value-type="string">
            <text:p>Length</text:p>
          </table:table-cell>
          <table:table-cell table:style-name="ce12" table:formula="of:=0.25" office:value-type="float" office:value="0.25" calcext:value-type="float">
            <text:p>2.50E-01</text:p>
          </table:table-cell>
          <table:table-cell table:style-name="ce3"/>
          <table:table-cell table:formula="of:=[.M30]-[.$T$35]" office:value-type="float" office:value="56.998420555585" calcext:value-type="float">
            <text:p>56.998420555585</text:p>
          </table:table-cell>
          <table:table-cell table:formula="of:=SQRT([.N30]^2 + [.$U$35]^2)" office:value-type="float" office:value="10.5280021348907" calcext:value-type="float">
            <text:p>10.5280021348907</text:p>
          </table:table-cell>
          <table:table-cell table:style-name="ce3" table:number-columns-repeated="16361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/>
          <table:table-cell table:style-name="ce13" office:value-type="float" office:value="0.06377" calcext:value-type="float">
            <text:p>6.38E-02</text:p>
          </table:table-cell>
          <table:table-cell table:formula="of:=0.01*[.C31]" office:value-type="float" office:value="0.0006377" calcext:value-type="float">
            <text:p>0.0006377</text:p>
          </table:table-cell>
          <table:table-cell table:style-name="ce4" office:value-type="float" office:value="0.098" calcext:value-type="float">
            <text:p>0.098</text:p>
          </table:table-cell>
          <table:table-cell table:style-name="ce13" office:value-type="float" office:value="0.01824" calcext:value-type="float">
            <text:p>1.82E-02</text:p>
          </table:table-cell>
          <table:table-cell table:formula="of:=0.01*[.F31]" office:value-type="float" office:value="0.0001824" calcext:value-type="float">
            <text:p>0.0001824</text:p>
          </table:table-cell>
          <table:table-cell table:style-name="ce4" table:formula="of:=[.C31]/([.F31])" office:value-type="float" office:value="3.49616228070175" calcext:value-type="float">
            <text:p>3.49616228070175</text:p>
          </table:table-cell>
          <table:table-cell table:style-name="ce4" table:formula="of:=[.H31]*((0.000000004418)/(0.25))*100000000" office:value-type="float" office:value="6.17841798245614" calcext:value-type="float">
            <text:p>6.17841798245614</text:p>
          </table:table-cell>
          <table:table-cell table:formula="of:=([.C31]*[.$T$31]/([.$T$30]*[.F31]))*SQRT([.D31]^2 + ((1/[.F31])*[.G31])^2)*100000000" office:value-type="float" office:value="0.0619077821374435" calcext:value-type="float">
            <text:p>0.0619077821374435</text:p>
          </table:table-cell>
          <table:table-cell table:style-name="ce4" table:formula="of:=([.F31])*[.C31]" office:value-type="float" office:value="0.0011631648" calcext:value-type="float">
            <text:p>0.0011631648</text:p>
          </table:table-cell>
          <table:table-cell table:formula="of:=SQRT(([.C31]*[.D31])^2 + ([.F31]*[.G31])^2)" office:value-type="float" office:value="0.0000408019952594137" calcext:value-type="float">
            <text:p>4.08019952594137E-05</text:p>
          </table:table-cell>
          <table:table-cell table:style-name="ce4" table:formula="of:=40.92 + 52.82*[.I31] - 1.043*([.I31]^2) + 0.0258*[.I31]^3" office:value-type="float" office:value="333.534630204092" calcext:value-type="float">
            <text:p>333.534630204092</text:p>
          </table:table-cell>
          <table:table-cell table:formula="of:=[.M31]*0.03" office:value-type="float" office:value="10.0060389061228" calcext:value-type="float">
            <text:p>10.0060389061228</text:p>
          </table:table-cell>
          <table:table-cell table:style-name="ce4" table:formula="of:=((9.81*(1/[.$T$33])*([.M31] - [.$T$33])*[.$T$30]^3*(1.2)^2*1044)/(0.000015*[.$T$34]))^(1/4)" office:value-type="float" office:value="105.279378923063" calcext:value-type="float">
            <text:p>105.279378923063</text:p>
          </table:table-cell>
          <table:table-cell table:formula="of:=2*PI()*[.$T$30]*[.$T$34]*([.M31] - [.$T$33])" office:value-type="float" office:value="1.10151951442359" calcext:value-type="float">
            <text:p>1.10151951442359</text:p>
          </table:table-cell>
          <table:table-cell table:style-name="ce4" table:formula="of:=2*PI()*0.25*[.$T$30]*[.$T$34]*([.M31] - [.$T$33])*[.O31]" office:value-type="float" office:value="28.9918225875376" calcext:value-type="float">
            <text:p>28.9918225875376</text:p>
          </table:table-cell>
          <table:table-cell table:style-name="ce4" table:formula="of:=([.K31])/(2*PI()*0.0000000567 * [.$T$29] *  [.$T$30]  *([.M31]^4 - [.$T$33]^4))" office:value-type="float" office:value="0.0695763397300867" calcext:value-type="float">
            <text:p>0.0695763397300867</text:p>
          </table:table-cell>
          <table:table-cell table:style-name="ce4" office:value-type="string" calcext:value-type="string">
            <text:p>Area</text:p>
          </table:table-cell>
          <table:table-cell table:style-name="ce4" table:formula="of:=PI()*((0.000075)/2)^2" office:value-type="float" office:value="0.00000000441786466911065" calcext:value-type="float">
            <text:p>4.41786466911065E-09</text:p>
          </table:table-cell>
          <table:table-cell table:style-name="ce4"/>
          <table:table-cell table:formula="of:=[.M31]-[.$T$35]" office:value-type="float" office:value="40.534630204092" calcext:value-type="float">
            <text:p>40.534630204092</text:p>
          </table:table-cell>
          <table:table-cell table:formula="of:=SQRT([.N31]^2 + [.$U$35]^2)" office:value-type="float" office:value="10.0354690269485" calcext:value-type="float">
            <text:p>10.0354690269485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0993" calcext:value-type="float">
            <text:p>9.93E-02</text:p>
          </table:table-cell>
          <table:table-cell table:formula="of:=0.01*[.C32]" office:value-type="float" office:value="0.000993" calcext:value-type="float">
            <text:p>0.000993</text:p>
          </table:table-cell>
          <table:table-cell table:style-name="ce4" office:value-type="float" office:value="0.152" calcext:value-type="float">
            <text:p>0.152</text:p>
          </table:table-cell>
          <table:table-cell table:style-name="ce13" office:value-type="float" office:value="0.02788" calcext:value-type="float">
            <text:p>2.79E-02</text:p>
          </table:table-cell>
          <table:table-cell table:formula="of:=0.01*[.F32]" office:value-type="float" office:value="0.0002788" calcext:value-type="float">
            <text:p>0.0002788</text:p>
          </table:table-cell>
          <table:table-cell table:style-name="ce4" table:formula="of:=[.C32]/([.F32])" office:value-type="float" office:value="3.56169296987088" calcext:value-type="float">
            <text:p>3.56169296987088</text:p>
          </table:table-cell>
          <table:table-cell table:style-name="ce4" table:formula="of:=[.H32]*((0.000000004418)/(0.25))*100000000" office:value-type="float" office:value="6.29422381635581" calcext:value-type="float">
            <text:p>6.29422381635581</text:p>
          </table:table-cell>
          <table:table-cell table:formula="of:=([.C32]*[.$T$31]/([.$T$30]*[.F32]))*SQRT([.D32]^2 + ((1/[.F32])*[.G32])^2)*100000000" office:value-type="float" office:value="0.0632498600779281" calcext:value-type="float">
            <text:p>0.0632498600779281</text:p>
          </table:table-cell>
          <table:table-cell table:style-name="ce4" table:formula="of:=([.F32])*[.C32]" office:value-type="float" office:value="0.002768484" calcext:value-type="float">
            <text:p>0.002768484</text:p>
          </table:table-cell>
          <table:table-cell table:formula="of:=SQRT(([.C32]*[.D32])^2 + ([.F32]*[.G32])^2)" office:value-type="float" office:value="0.000098910792952221" calcext:value-type="float">
            <text:p>9.8910792952221E-05</text:p>
          </table:table-cell>
          <table:table-cell table:style-name="ce4" table:formula="of:=40.92 + 52.82*[.I32] - 1.043*([.I32]^2) + 0.0258*[.I32]^3" office:value-type="float" office:value="338.493591024482" calcext:value-type="float">
            <text:p>338.493591024482</text:p>
          </table:table-cell>
          <table:table-cell table:formula="of:=[.M32]*0.03" office:value-type="float" office:value="10.1548077307345" calcext:value-type="float">
            <text:p>10.1548077307345</text:p>
          </table:table-cell>
          <table:table-cell table:style-name="ce4" table:formula="of:=((9.81*(1/[.$T$33])*([.M32] - [.$T$33])*[.$T$30]^3*(1.2)^2*1044)/(0.000015*[.$T$34]))^(1/4)" office:value-type="float" office:value="108.361327096698" calcext:value-type="float">
            <text:p>108.361327096698</text:p>
          </table:table-cell>
          <table:table-cell table:formula="of:=2*PI()*[.$T$30]*[.$T$34]*([.M32] - [.$T$33])" office:value-type="float" office:value="1.2362781661596" calcext:value-type="float">
            <text:p>1.2362781661596</text:p>
          </table:table-cell>
          <table:table-cell table:style-name="ce4" table:formula="of:=2*PI()*0.25*[.$T$30]*[.$T$34]*([.M32] - [.$T$33])*[.O32]" office:value-type="float" office:value="33.4911856864314" calcext:value-type="float">
            <text:p>33.4911856864314</text:p>
          </table:table-cell>
          <table:table-cell table:style-name="ce4" table:formula="of:=([.K32])/(2*PI()*0.0000000567 * [.$T$29] *  [.$T$30]  *([.M32]^4 - [.$T$33]^4))" office:value-type="float" office:value="0.143956942592571" calcext:value-type="float">
            <text:p>0.143956942592571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float" office:value="9.81" calcext:value-type="float">
            <text:p>9.81</text:p>
          </table:table-cell>
          <table:table-cell table:style-name="ce4"/>
          <table:table-cell table:formula="of:=[.M32]-[.$T$35]" office:value-type="float" office:value="45.493591024482" calcext:value-type="float">
            <text:p>45.493591024482</text:p>
          </table:table-cell>
          <table:table-cell table:formula="of:=SQRT([.N32]^2 + [.$U$35]^2)" office:value-type="float" office:value="10.1838079345687" calcext:value-type="float">
            <text:p>10.18380793456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2935" calcext:value-type="float">
            <text:p>1.29E-01</text:p>
          </table:table-cell>
          <table:table-cell table:formula="of:=0.01*[.C33]" office:value-type="float" office:value="0.0012935" calcext:value-type="float">
            <text:p>0.0012935</text:p>
          </table:table-cell>
          <table:table-cell table:style-name="ce4" office:value-type="float" office:value="0.2" calcext:value-type="float">
            <text:p>0.2</text:p>
          </table:table-cell>
          <table:table-cell table:style-name="ce13" office:value-type="float" office:value="0.03632" calcext:value-type="float">
            <text:p>3.63E-02</text:p>
          </table:table-cell>
          <table:table-cell table:formula="of:=0.01*[.F33]" office:value-type="float" office:value="0.0003632" calcext:value-type="float">
            <text:p>0.0003632</text:p>
          </table:table-cell>
          <table:table-cell table:style-name="ce4" table:formula="of:=[.C33]/([.F33])" office:value-type="float" office:value="3.5613986784141" calcext:value-type="float">
            <text:p>3.5613986784141</text:p>
          </table:table-cell>
          <table:table-cell table:style-name="ce4" table:formula="of:=[.H33]*((0.000000004418)/(0.25))*100000000" office:value-type="float" office:value="6.29370374449339" calcext:value-type="float">
            <text:p>6.29370374449339</text:p>
          </table:table-cell>
          <table:table-cell table:formula="of:=([.C33]*[.$T$31]/([.$T$30]*[.F33]))*SQRT([.D33]^2 + ((1/[.F33])*[.G33])^2)*100000000" office:value-type="float" office:value="0.063459422502434" calcext:value-type="float">
            <text:p>0.063459422502434</text:p>
          </table:table-cell>
          <table:table-cell table:style-name="ce4" table:formula="of:=([.F33])*[.C33]" office:value-type="float" office:value="0.004697992" calcext:value-type="float">
            <text:p>0.004697992</text:p>
          </table:table-cell>
          <table:table-cell table:formula="of:=SQRT(([.C33]*[.D33])^2 + ([.F33]*[.G33])^2)" office:value-type="float" office:value="0.000167833439917373" calcext:value-type="float">
            <text:p>0.000167833439917373</text:p>
          </table:table-cell>
          <table:table-cell table:style-name="ce4" table:formula="of:=40.92 + 52.82*[.I33] - 1.043*([.I33]^2) + 0.0258*[.I33]^3" office:value-type="float" office:value="338.471354356787" calcext:value-type="float">
            <text:p>338.471354356787</text:p>
          </table:table-cell>
          <table:table-cell table:formula="of:=[.M33]*0.03" office:value-type="float" office:value="10.1541406307036" calcext:value-type="float">
            <text:p>10.1541406307036</text:p>
          </table:table-cell>
          <table:table-cell table:style-name="ce4" table:formula="of:=((9.81*(1/[.$T$33])*([.M33] - [.$T$33])*[.$T$30]^3*(1.2)^2*1044)/(0.000015*[.$T$34]))^(1/4)" office:value-type="float" office:value="108.348083271798" calcext:value-type="float">
            <text:p>108.348083271798</text:p>
          </table:table-cell>
          <table:table-cell table:formula="of:=2*PI()*[.$T$30]*[.$T$34]*([.M33] - [.$T$33])" office:value-type="float" office:value="1.23567388968592" calcext:value-type="float">
            <text:p>1.23567388968592</text:p>
          </table:table-cell>
          <table:table-cell table:style-name="ce4" table:formula="of:=2*PI()*0.25*[.$T$30]*[.$T$34]*([.M33] - [.$T$33])*[.O33]" office:value-type="float" office:value="33.4707243741196" calcext:value-type="float">
            <text:p>33.4707243741196</text:p>
          </table:table-cell>
          <table:table-cell table:style-name="ce4" table:formula="of:=([.K33])/(2*PI()*0.0000000567 * [.$T$29] *  [.$T$30]  *([.M33]^4 - [.$T$33]^4))" office:value-type="float" office:value="0.244434842360568" calcext:value-type="float">
            <text:p>0.244434842360568</text:p>
          </table:table-cell>
          <table:table-cell table:style-name="ce4" office:value-type="string" calcext:value-type="string">
            <text:p>Room temperature</text:p>
          </table:table-cell>
          <table:table-cell table:style-name="ce4" table:formula="of:=20+273" office:value-type="float" office:value="293" calcext:value-type="float">
            <text:p>293</text:p>
          </table:table-cell>
          <table:table-cell table:style-name="ce4"/>
          <table:table-cell table:formula="of:=[.M33]-[.$T$35]" office:value-type="float" office:value="45.471354356787" calcext:value-type="float">
            <text:p>45.471354356787</text:p>
          </table:table-cell>
          <table:table-cell table:formula="of:=SQRT([.N33]^2 + [.$U$35]^2)" office:value-type="float" office:value="10.1831427343481" calcext:value-type="float">
            <text:p>10.183142734348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6311" calcext:value-type="float">
            <text:p>1.63E-01</text:p>
          </table:table-cell>
          <table:table-cell table:formula="of:=0.01*[.C34]" office:value-type="float" office:value="0.0016311" calcext:value-type="float">
            <text:p>0.0016311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table:formula="of:=0.0457" office:value-type="float" office:value="0.0457" calcext:value-type="float">
            <text:p>0.0457</text:p>
          </table:table-cell>
          <table:table-cell table:formula="of:=0.01*[.F34]" office:value-type="float" office:value="0.000457" calcext:value-type="float">
            <text:p>0.000457</text:p>
          </table:table-cell>
          <table:table-cell table:style-name="ce4" table:formula="of:=[.C34]/([.F34])" office:value-type="float" office:value="3.5691466083151" calcext:value-type="float">
            <text:p>3.5691466083151</text:p>
          </table:table-cell>
          <table:table-cell table:style-name="ce4" table:formula="of:=[.H34]*((0.000000004418)/(0.25))*100000000" office:value-type="float" office:value="6.30739588621444" calcext:value-type="float">
            <text:p>6.30739588621444</text:p>
          </table:table-cell>
          <table:table-cell table:formula="of:=([.C34]*[.$T$31]/([.$T$30]*[.F34]))*SQRT([.D34]^2 + ((1/[.F34])*[.G34])^2)*100000000" office:value-type="float" office:value="0.0639055309746927" calcext:value-type="float">
            <text:p>0.0639055309746927</text:p>
          </table:table-cell>
          <table:table-cell table:style-name="ce4" table:formula="of:=([.F34])*[.C34]" office:value-type="float" office:value="0.007454127" calcext:value-type="float">
            <text:p>0.007454127</text:p>
          </table:table-cell>
          <table:table-cell table:formula="of:=SQRT(([.C34]*[.D34])^2 + ([.F34]*[.G34])^2)" office:value-type="float" office:value="0.000266867197298105" calcext:value-type="float">
            <text:p>0.000266867197298105</text:p>
          </table:table-cell>
          <table:table-cell table:style-name="ce4" table:formula="of:=40.92 + 52.82*[.I34] - 1.043*([.I34]^2) + 0.0258*[.I34]^3" office:value-type="float" office:value="339.056687890853" calcext:value-type="float">
            <text:p>339.056687890853</text:p>
          </table:table-cell>
          <table:table-cell table:formula="of:=[.M34]*0.03" office:value-type="float" office:value="10.1717006367256" calcext:value-type="float">
            <text:p>10.1717006367256</text:p>
          </table:table-cell>
          <table:table-cell table:style-name="ce4" table:formula="of:=((9.81*(1/[.$T$33])*([.M34] - [.$T$33])*[.$T$30]^3*(1.2)^2*1044)/(0.000015*[.$T$34]))^(1/4)" office:value-type="float" office:value="108.695092422391" calcext:value-type="float">
            <text:p>108.695092422391</text:p>
          </table:table-cell>
          <table:table-cell table:formula="of:=2*PI()*[.$T$30]*[.$T$34]*([.M34] - [.$T$33])" office:value-type="float" office:value="1.25158019762493" calcext:value-type="float">
            <text:p>1.25158019762493</text:p>
          </table:table-cell>
          <table:table-cell table:style-name="ce4" table:formula="of:=2*PI()*0.25*[.$T$30]*[.$T$34]*([.M34] - [.$T$33])*[.O34]" office:value-type="float" office:value="34.0101563137191" calcext:value-type="float">
            <text:p>34.0101563137191</text:p>
          </table:table-cell>
          <table:table-cell table:style-name="ce4" table:formula="of:=([.K34])/(2*PI()*0.0000000567 * [.$T$29] *  [.$T$30]  *([.M34]^4 - [.$T$33]^4))" office:value-type="float" office:value="0.381796456197136" calcext:value-type="float">
            <text:p>0.381796456197136</text:p>
          </table:table-cell>
          <table:table-cell table:style-name="ce4" office:value-type="string" calcext:value-type="string">
            <text:p>Thermal Conductivity</text:p>
          </table:table-cell>
          <table:table-cell table:style-name="ce13" office:value-type="float" office:value="0.0173" calcext:value-type="float">
            <text:p>1.73E-02</text:p>
          </table:table-cell>
          <table:table-cell table:style-name="ce4"/>
          <table:table-cell table:formula="of:=[.M34]-[.$T$35]" office:value-type="float" office:value="46.056687890853" calcext:value-type="float">
            <text:p>46.056687890853</text:p>
          </table:table-cell>
          <table:table-cell table:formula="of:=SQRT([.N34]^2 + [.$U$35]^2)" office:value-type="float" office:value="10.2006528145587" calcext:value-type="float">
            <text:p>10.20065281455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9957" calcext:value-type="float">
            <text:p>2.00E-01</text:p>
          </table:table-cell>
          <table:table-cell table:formula="of:=0.01*[.C35]" office:value-type="float" office:value="0.0019957" calcext:value-type="float">
            <text:p>0.0019957</text:p>
          </table:table-cell>
          <table:table-cell table:style-name="ce4" office:value-type="float" office:value="0.309" calcext:value-type="float">
            <text:p>0.309</text:p>
          </table:table-cell>
          <table:table-cell table:style-name="ce13" office:value-type="float" office:value="0.05581" calcext:value-type="float">
            <text:p>5.58E-02</text:p>
          </table:table-cell>
          <table:table-cell table:formula="of:=0.01*[.F35]" office:value-type="float" office:value="0.0005581" calcext:value-type="float">
            <text:p>0.0005581</text:p>
          </table:table-cell>
          <table:table-cell table:style-name="ce4" table:formula="of:=[.C35]/([.F35])" office:value-type="float" office:value="3.5758824583408" calcext:value-type="float">
            <text:p>3.5758824583408</text:p>
          </table:table-cell>
          <table:table-cell table:style-name="ce4" table:formula="of:=[.H35]*((0.000000004418)/(0.25))*100000000" office:value-type="float" office:value="6.31929948037986" calcext:value-type="float">
            <text:p>6.31929948037986</text:p>
          </table:table-cell>
          <table:table-cell table:formula="of:=([.C35]*[.$T$31]/([.$T$30]*[.F35]))*SQRT([.D35]^2 + ((1/[.F35])*[.G35])^2)*100000000" office:value-type="float" office:value="0.064437165291962" calcext:value-type="float">
            <text:p>0.064437165291962</text:p>
          </table:table-cell>
          <table:table-cell table:style-name="ce4" table:formula="of:=([.F35])*[.C35]" office:value-type="float" office:value="0.0111380017" calcext:value-type="float">
            <text:p>0.0111380017</text:p>
          </table:table-cell>
          <table:table-cell table:formula="of:=SQRT(([.C35]*[.D35])^2 + ([.F35]*[.G35])^2)" office:value-type="float" office:value="0.000399497937165022" calcext:value-type="float">
            <text:p>0.000399497937165022</text:p>
          </table:table-cell>
          <table:table-cell table:style-name="ce4" table:formula="of:=40.92 + 52.82*[.I35] - 1.043*([.I35]^2) + 0.0258*[.I35]^3" office:value-type="float" office:value="339.565392685038" calcext:value-type="float">
            <text:p>339.565392685038</text:p>
          </table:table-cell>
          <table:table-cell table:formula="of:=[.M35]*0.03" office:value-type="float" office:value="10.1869617805511" calcext:value-type="float">
            <text:p>10.1869617805511</text:p>
          </table:table-cell>
          <table:table-cell table:style-name="ce4" table:formula="of:=((9.81*(1/[.$T$33])*([.M35] - [.$T$33])*[.$T$30]^3*(1.2)^2*1044)/(0.000015*[.$T$34]))^(1/4)" office:value-type="float" office:value="108.993996653637" calcext:value-type="float">
            <text:p>108.993996653637</text:p>
          </table:table-cell>
          <table:table-cell table:formula="of:=2*PI()*[.$T$30]*[.$T$34]*([.M35] - [.$T$33])" office:value-type="float" office:value="1.26540413668776" calcext:value-type="float">
            <text:p>1.26540413668776</text:p>
          </table:table-cell>
          <table:table-cell table:style-name="ce4" table:formula="of:=2*PI()*0.25*[.$T$30]*[.$T$34]*([.M35] - [.$T$33])*[.O35]" office:value-type="float" office:value="34.4803635599108" calcext:value-type="float">
            <text:p>34.4803635599108</text:p>
          </table:table-cell>
          <table:table-cell table:style-name="ce4" table:formula="of:=([.K35])/(2*PI()*0.0000000567 * [.$T$29] *  [.$T$30]  *([.M35]^4 - [.$T$33]^4))" office:value-type="float" office:value="0.562828976123842" calcext:value-type="float">
            <text:p>0.562828976123842</text:p>
          </table:table-cell>
          <table:table-cell table:style-name="ce4" office:value-type="string" calcext:value-type="string">
            <text:p>Surroundting T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0.768" calcext:value-type="float">
            <text:p>0.768</text:p>
          </table:table-cell>
          <table:table-cell table:formula="of:=[.M35]-[.$T$35]" office:value-type="float" office:value="46.565392685038" calcext:value-type="float">
            <text:p>46.565392685038</text:p>
          </table:table-cell>
          <table:table-cell table:formula="of:=SQRT([.N35]^2 + [.$U$35]^2)" office:value-type="float" office:value="10.2158707077963" calcext:value-type="float">
            <text:p>10.215870707796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4036" calcext:value-type="float">
            <text:p>2.40E-01</text:p>
          </table:table-cell>
          <table:table-cell table:formula="of:=0.01*[.C36]" office:value-type="float" office:value="0.0024036" calcext:value-type="float">
            <text:p>0.0024036</text:p>
          </table:table-cell>
          <table:table-cell table:style-name="ce4" office:value-type="float" office:value="0.372" calcext:value-type="float">
            <text:p>0.372</text:p>
          </table:table-cell>
          <table:table-cell table:style-name="ce13" office:value-type="float" office:value="0.067" calcext:value-type="float">
            <text:p>6.70E-02</text:p>
          </table:table-cell>
          <table:table-cell table:formula="of:=0.01*[.F36]" office:value-type="float" office:value="0.00067" calcext:value-type="float">
            <text:p>0.00067</text:p>
          </table:table-cell>
          <table:table-cell table:style-name="ce4" table:formula="of:=[.C36]/([.F36])" office:value-type="float" office:value="3.58746268656716" calcext:value-type="float">
            <text:p>3.58746268656716</text:p>
          </table:table-cell>
          <table:table-cell table:style-name="ce4" table:formula="of:=[.H36]*((0.000000004418)/(0.25))*100000000" office:value-type="float" office:value="6.33976405970149" calcext:value-type="float">
            <text:p>6.33976405970149</text:p>
          </table:table-cell>
          <table:table-cell table:formula="of:=([.C36]*[.$T$31]/([.$T$30]*[.F36]))*SQRT([.D36]^2 + ((1/[.F36])*[.G36])^2)*100000000" office:value-type="float" office:value="0.0652012641835083" calcext:value-type="float">
            <text:p>0.0652012641835083</text:p>
          </table:table-cell>
          <table:table-cell table:style-name="ce4" table:formula="of:=([.F36])*[.C36]" office:value-type="float" office:value="0.01610412" calcext:value-type="float">
            <text:p>0.01610412</text:p>
          </table:table-cell>
          <table:table-cell table:formula="of:=SQRT(([.C36]*[.D36])^2 + ([.F36]*[.G36])^2)" office:value-type="float" office:value="0.000579470664966447" calcext:value-type="float">
            <text:p>0.000579470664966447</text:p>
          </table:table-cell>
          <table:table-cell table:style-name="ce4" table:formula="of:=40.92 + 52.82*[.I36] - 1.043*([.I36]^2) + 0.0258*[.I36]^3" office:value-type="float" office:value="340.439587809793" calcext:value-type="float">
            <text:p>340.439587809793</text:p>
          </table:table-cell>
          <table:table-cell table:formula="of:=[.M36]*0.03" office:value-type="float" office:value="10.2131876342938" calcext:value-type="float">
            <text:p>10.2131876342938</text:p>
          </table:table-cell>
          <table:table-cell table:style-name="ce4" table:formula="of:=((9.81*(1/[.$T$33])*([.M36] - [.$T$33])*[.$T$30]^3*(1.2)^2*1044)/(0.000015*[.$T$34]))^(1/4)" office:value-type="float" office:value="109.501983789318" calcext:value-type="float">
            <text:p>109.501983789318</text:p>
          </table:table-cell>
          <table:table-cell table:formula="of:=2*PI()*[.$T$30]*[.$T$34]*([.M36] - [.$T$33])" office:value-type="float" office:value="1.28916019377976" calcext:value-type="float">
            <text:p>1.28916019377976</text:p>
          </table:table-cell>
          <table:table-cell table:style-name="ce4" table:formula="of:=2*PI()*0.25*[.$T$30]*[.$T$34]*([.M36] - [.$T$33])*[.O36]" office:value-type="float" office:value="35.2913996602767" calcext:value-type="float">
            <text:p>35.2913996602767</text:p>
          </table:table-cell>
          <table:table-cell table:style-name="ce4" table:formula="of:=([.K36])/(2*PI()*0.0000000567 * [.$T$29] *  [.$T$30]  *([.M36]^4 - [.$T$33]^4))" office:value-type="float" office:value="0.795329707016113" calcext:value-type="float">
            <text:p>0.795329707016113</text:p>
          </table:table-cell>
          <table:table-cell table:style-name="ce4" table:number-columns-repeated="3"/>
          <table:table-cell table:formula="of:=[.M36]-[.$T$35]" office:value-type="float" office:value="47.439587809793" calcext:value-type="float">
            <text:p>47.439587809793</text:p>
          </table:table-cell>
          <table:table-cell table:formula="of:=SQRT([.N36]^2 + [.$U$35]^2)" office:value-type="float" office:value="10.242022537238" calcext:value-type="float">
            <text:p>10.24202253723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7343" calcext:value-type="float">
            <text:p>2.73E-01</text:p>
          </table:table-cell>
          <table:table-cell table:formula="of:=0.01*[.C37]" office:value-type="float" office:value="0.0027343" calcext:value-type="float">
            <text:p>0.0027343</text:p>
          </table:table-cell>
          <table:table-cell table:style-name="ce4" office:value-type="float" office:value="0.424" calcext:value-type="float">
            <text:p>0.424</text:p>
          </table:table-cell>
          <table:table-cell table:style-name="ce13" office:value-type="float" office:value="0.07602" calcext:value-type="float">
            <text:p>7.60E-02</text:p>
          </table:table-cell>
          <table:table-cell table:formula="of:=0.01*[.F37]" office:value-type="float" office:value="0.0007602" calcext:value-type="float">
            <text:p>0.0007602</text:p>
          </table:table-cell>
          <table:table-cell table:style-name="ce4" table:formula="of:=[.C37]/([.F37])" office:value-type="float" office:value="3.59681662720337" calcext:value-type="float">
            <text:p>3.59681662720337</text:p>
          </table:table-cell>
          <table:table-cell table:style-name="ce4" table:formula="of:=[.H37]*((0.000000004418)/(0.25))*100000000" office:value-type="float" office:value="6.35629434359379" calcext:value-type="float">
            <text:p>6.35629434359379</text:p>
          </table:table-cell>
          <table:table-cell table:formula="of:=([.C37]*[.$T$31]/([.$T$30]*[.F37]))*SQRT([.D37]^2 + ((1/[.F37])*[.G37])^2)*100000000" office:value-type="float" office:value="0.0658942083985911" calcext:value-type="float">
            <text:p>0.0658942083985911</text:p>
          </table:table-cell>
          <table:table-cell table:style-name="ce4" table:formula="of:=([.F37])*[.C37]" office:value-type="float" office:value="0.0207861486" calcext:value-type="float">
            <text:p>0.0207861486</text:p>
          </table:table-cell>
          <table:table-cell table:formula="of:=SQRT(([.C37]*[.D37])^2 + ([.F37]*[.G37])^2)" office:value-type="float" office:value="0.000749869839072973" calcext:value-type="float">
            <text:p>0.000749869839072973</text:p>
          </table:table-cell>
          <table:table-cell table:style-name="ce4" table:formula="of:=40.92 + 52.82*[.I37] - 1.043*([.I37]^2) + 0.0258*[.I37]^3" office:value-type="float" office:value="341.145381959261" calcext:value-type="float">
            <text:p>341.145381959261</text:p>
          </table:table-cell>
          <table:table-cell table:formula="of:=[.M37]*0.03" office:value-type="float" office:value="10.2343614587778" calcext:value-type="float">
            <text:p>10.2343614587778</text:p>
          </table:table-cell>
          <table:table-cell table:style-name="ce4" table:formula="of:=((9.81*(1/[.$T$33])*([.M37] - [.$T$33])*[.$T$30]^3*(1.2)^2*1044)/(0.000015*[.$T$34]))^(1/4)" office:value-type="float" office:value="109.907016682682" calcext:value-type="float">
            <text:p>109.907016682682</text:p>
          </table:table-cell>
          <table:table-cell table:formula="of:=2*PI()*[.$T$30]*[.$T$34]*([.M37] - [.$T$33])" office:value-type="float" office:value="1.30833999201378" calcext:value-type="float">
            <text:p>1.30833999201378</text:p>
          </table:table-cell>
          <table:table-cell table:style-name="ce4" table:formula="of:=2*PI()*0.25*[.$T$30]*[.$T$34]*([.M37] - [.$T$33])*[.O37]" office:value-type="float" office:value="35.9489363322196" calcext:value-type="float">
            <text:p>35.9489363322196</text:p>
          </table:table-cell>
          <table:table-cell table:style-name="ce4" table:formula="of:=([.K37])/(2*PI()*0.0000000567 * [.$T$29] *  [.$T$30]  *([.M37]^4 - [.$T$33]^4))" office:value-type="float" office:value="1.00798147485346" calcext:value-type="float">
            <text:p>1.00798147485346</text:p>
          </table:table-cell>
          <table:table-cell table:style-name="ce4" table:number-columns-repeated="3"/>
          <table:table-cell table:formula="of:=[.M37]-[.$T$35]" office:value-type="float" office:value="48.145381959261" calcext:value-type="float">
            <text:p>48.145381959261</text:p>
          </table:table-cell>
          <table:table-cell table:formula="of:=SQRT([.N37]^2 + [.$U$35]^2)" office:value-type="float" office:value="10.2631368727557" calcext:value-type="float">
            <text:p>10.263136872755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087" calcext:value-type="float">
            <text:p>3.09E-01</text:p>
          </table:table-cell>
          <table:table-cell table:formula="of:=0.01*[.C38]" office:value-type="float" office:value="0.003087" calcext:value-type="float">
            <text:p>0.003087</text:p>
          </table:table-cell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0.08553" calcext:value-type="float">
            <text:p>8.55E-02</text:p>
          </table:table-cell>
          <table:table-cell table:formula="of:=0.01*[.F38]" office:value-type="float" office:value="0.0008553" calcext:value-type="float">
            <text:p>0.0008553</text:p>
          </table:table-cell>
          <table:table-cell table:style-name="ce4" table:formula="of:=[.C38]/([.F38])" office:value-type="float" office:value="3.60925990880393" calcext:value-type="float">
            <text:p>3.60925990880393</text:p>
          </table:table-cell>
          <table:table-cell table:style-name="ce4" table:formula="of:=[.H38]*((0.000000004418)/(0.25))*100000000" office:value-type="float" office:value="6.3782841108383" calcext:value-type="float">
            <text:p>6.3782841108383</text:p>
          </table:table-cell>
          <table:table-cell table:formula="of:=([.C38]*[.$T$31]/([.$T$30]*[.F38]))*SQRT([.D38]^2 + ((1/[.F38])*[.G38])^2)*100000000" office:value-type="float" office:value="0.0667507648423939" calcext:value-type="float">
            <text:p>0.0667507648423939</text:p>
          </table:table-cell>
          <table:table-cell table:style-name="ce4" table:formula="of:=([.F38])*[.C38]" office:value-type="float" office:value="0.026403111" calcext:value-type="float">
            <text:p>0.026403111</text:p>
          </table:table-cell>
          <table:table-cell table:formula="of:=SQRT(([.C38]*[.D38])^2 + ([.F38]*[.G38])^2)" office:value-type="float" office:value="0.00095576060445533" calcext:value-type="float">
            <text:p>0.00095576060445533</text:p>
          </table:table-cell>
          <table:table-cell table:style-name="ce4" table:formula="of:=40.92 + 52.82*[.I38] - 1.043*([.I38]^2) + 0.0258*[.I38]^3" office:value-type="float" office:value="342.083813250674" calcext:value-type="float">
            <text:p>342.083813250674</text:p>
          </table:table-cell>
          <table:table-cell table:formula="of:=[.M38]*0.03" office:value-type="float" office:value="10.2625143975202" calcext:value-type="float">
            <text:p>10.2625143975202</text:p>
          </table:table-cell>
          <table:table-cell table:style-name="ce4" table:formula="of:=((9.81*(1/[.$T$33])*([.M38] - [.$T$33])*[.$T$30]^3*(1.2)^2*1044)/(0.000015*[.$T$34]))^(1/4)" office:value-type="float" office:value="110.438712297603" calcext:value-type="float">
            <text:p>110.438712297603</text:p>
          </table:table-cell>
          <table:table-cell table:formula="of:=2*PI()*[.$T$30]*[.$T$34]*([.M38] - [.$T$33])" office:value-type="float" office:value="1.33384165257494" calcext:value-type="float">
            <text:p>1.33384165257494</text:p>
          </table:table-cell>
          <table:table-cell table:style-name="ce4" table:formula="of:=2*PI()*0.25*[.$T$30]*[.$T$34]*([.M38] - [.$T$33])*[.O38]" office:value-type="float" office:value="36.8269386298208" calcext:value-type="float">
            <text:p>36.8269386298208</text:p>
          </table:table-cell>
          <table:table-cell table:style-name="ce4" table:formula="of:=([.K38])/(2*PI()*0.0000000567 * [.$T$29] *  [.$T$30]  *([.M38]^4 - [.$T$33]^4))" office:value-type="float" office:value="1.25006619830632" calcext:value-type="float">
            <text:p>1.25006619830632</text:p>
          </table:table-cell>
          <table:table-cell table:style-name="ce4" table:number-columns-repeated="3"/>
          <table:table-cell table:formula="of:=[.M38]-[.$T$35]" office:value-type="float" office:value="49.083813250674" calcext:value-type="float">
            <text:p>49.083813250674</text:p>
          </table:table-cell>
          <table:table-cell table:formula="of:=SQRT([.N38]^2 + [.$U$35]^2)" office:value-type="float" office:value="10.2912110929331" calcext:value-type="float">
            <text:p>10.291211092933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828" calcext:value-type="float">
            <text:p>3.83E-01</text:p>
          </table:table-cell>
          <table:table-cell table:formula="of:=0.01*[.C39]" office:value-type="float" office:value="0.003828" calcext:value-type="float">
            <text:p>0.003828</text:p>
          </table:table-cell>
          <table:table-cell table:style-name="ce4" office:value-type="float" office:value="0.596" calcext:value-type="float">
            <text:p>0.596</text:p>
          </table:table-cell>
          <table:table-cell table:style-name="ce13" office:value-type="float" office:value="0.1052" calcext:value-type="float">
            <text:p>1.05E-01</text:p>
          </table:table-cell>
          <table:table-cell table:formula="of:=0.01*[.F39]" office:value-type="float" office:value="0.001052" calcext:value-type="float">
            <text:p>0.001052</text:p>
          </table:table-cell>
          <table:table-cell table:style-name="ce4" table:formula="of:=[.C39]/([.F39])" office:value-type="float" office:value="3.63878326996198" calcext:value-type="float">
            <text:p>3.63878326996198</text:p>
          </table:table-cell>
          <table:table-cell table:style-name="ce4" table:formula="of:=[.H39]*((0.000000004418)/(0.25))*100000000" office:value-type="float" office:value="6.43045779467681" calcext:value-type="float">
            <text:p>6.43045779467681</text:p>
          </table:table-cell>
          <table:table-cell table:formula="of:=([.C39]*[.$T$31]/([.$T$30]*[.F39]))*SQRT([.D39]^2 + ((1/[.F39])*[.G39])^2)*100000000" office:value-type="float" office:value="0.0688529268504295" calcext:value-type="float">
            <text:p>0.0688529268504295</text:p>
          </table:table-cell>
          <table:table-cell table:style-name="ce4" table:formula="of:=([.F39])*[.C39]" office:value-type="float" office:value="0.04027056" calcext:value-type="float">
            <text:p>0.04027056</text:p>
          </table:table-cell>
          <table:table-cell table:formula="of:=SQRT(([.C39]*[.D39])^2 + ([.F39]*[.G39])^2)" office:value-type="float" office:value="0.00146953161853929" calcext:value-type="float">
            <text:p>0.00146953161853929</text:p>
          </table:table-cell>
          <table:table-cell table:style-name="ce4" table:formula="of:=40.92 + 52.82*[.I39] - 1.043*([.I39]^2) + 0.0258*[.I39]^3" office:value-type="float" office:value="344.308245336877" calcext:value-type="float">
            <text:p>344.308245336877</text:p>
          </table:table-cell>
          <table:table-cell table:formula="of:=[.M39]*0.03" office:value-type="float" office:value="10.3292473601063" calcext:value-type="float">
            <text:p>10.3292473601063</text:p>
          </table:table-cell>
          <table:table-cell table:style-name="ce4" table:formula="of:=((9.81*(1/[.$T$33])*([.M39] - [.$T$33])*[.$T$30]^3*(1.2)^2*1044)/(0.000015*[.$T$34]))^(1/4)" office:value-type="float" office:value="111.669237598471" calcext:value-type="float">
            <text:p>111.669237598471</text:p>
          </table:table-cell>
          <table:table-cell table:formula="of:=2*PI()*[.$T$30]*[.$T$34]*([.M39] - [.$T$33])" office:value-type="float" office:value="1.39429009725362" calcext:value-type="float">
            <text:p>1.39429009725362</text:p>
          </table:table-cell>
          <table:table-cell table:style-name="ce4" table:formula="of:=2*PI()*0.25*[.$T$30]*[.$T$34]*([.M39] - [.$T$33])*[.O39]" office:value-type="float" office:value="38.9248280378523" calcext:value-type="float">
            <text:p>38.9248280378523</text:p>
          </table:table-cell>
          <table:table-cell table:style-name="ce4" table:formula="of:=([.K39])/(2*PI()*0.0000000567 * [.$T$29] *  [.$T$30]  *([.M39]^4 - [.$T$33]^4))" office:value-type="float" office:value="1.80402225765564" calcext:value-type="float">
            <text:p>1.80402225765564</text:p>
          </table:table-cell>
          <table:table-cell table:style-name="ce4" table:number-columns-repeated="3"/>
          <table:table-cell table:formula="of:=[.M39]-[.$T$35]" office:value-type="float" office:value="51.308245336877" calcext:value-type="float">
            <text:p>51.308245336877</text:p>
          </table:table-cell>
          <table:table-cell table:formula="of:=SQRT([.N39]^2 + [.$U$35]^2)" office:value-type="float" office:value="10.3577591701228" calcext:value-type="float">
            <text:p>10.357759170122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247" calcext:value-type="float">
            <text:p>4.25E-01</text:p>
          </table:table-cell>
          <table:table-cell table:formula="of:=0.01*[.C40]" office:value-type="float" office:value="0.004247" calcext:value-type="float">
            <text:p>0.004247</text:p>
          </table:table-cell>
          <table:table-cell table:style-name="ce4" office:value-type="float" office:value="0.662" calcext:value-type="float">
            <text:p>0.662</text:p>
          </table:table-cell>
          <table:table-cell table:style-name="ce13" office:value-type="float" office:value="0.11607" calcext:value-type="float">
            <text:p>1.16E-01</text:p>
          </table:table-cell>
          <table:table-cell table:formula="of:=0.01*[.F40]" office:value-type="float" office:value="0.0011607" calcext:value-type="float">
            <text:p>0.0011607</text:p>
          </table:table-cell>
          <table:table-cell table:style-name="ce4" table:formula="of:=[.C40]/([.F40])" office:value-type="float" office:value="3.65899887998622" calcext:value-type="float">
            <text:p>3.65899887998622</text:p>
          </table:table-cell>
          <table:table-cell table:style-name="ce4" table:formula="of:=[.H40]*((0.000000004418)/(0.25))*100000000" office:value-type="float" office:value="6.46618282071164" calcext:value-type="float">
            <text:p>6.46618282071164</text:p>
          </table:table-cell>
          <table:table-cell table:formula="of:=([.C40]*[.$T$31]/([.$T$30]*[.F40]))*SQRT([.D40]^2 + ((1/[.F40])*[.G40])^2)*100000000" office:value-type="float" office:value="0.0702495867986844" calcext:value-type="float">
            <text:p>0.0702495867986844</text:p>
          </table:table-cell>
          <table:table-cell table:style-name="ce4" table:formula="of:=([.F40])*[.C40]" office:value-type="float" office:value="0.049294929" calcext:value-type="float">
            <text:p>0.049294929</text:p>
          </table:table-cell>
          <table:table-cell table:formula="of:=SQRT(([.C40]*[.D40])^2 + ([.F40]*[.G40])^2)" office:value-type="float" office:value="0.00180872526242251" calcext:value-type="float">
            <text:p>0.00180872526242251</text:p>
          </table:table-cell>
          <table:table-cell table:style-name="ce4" table:formula="of:=40.92 + 52.82*[.I40] - 1.043*([.I40]^2) + 0.0258*[.I40]^3" office:value-type="float" office:value="345.829673046825" calcext:value-type="float">
            <text:p>345.829673046825</text:p>
          </table:table-cell>
          <table:table-cell table:formula="of:=[.M40]*0.03" office:value-type="float" office:value="10.3748901914048" calcext:value-type="float">
            <text:p>10.3748901914048</text:p>
          </table:table-cell>
          <table:table-cell table:style-name="ce4" table:formula="of:=((9.81*(1/[.$T$33])*([.M40] - [.$T$33])*[.$T$30]^3*(1.2)^2*1044)/(0.000015*[.$T$34]))^(1/4)" office:value-type="float" office:value="112.488011889866" calcext:value-type="float">
            <text:p>112.488011889866</text:p>
          </table:table-cell>
          <table:table-cell table:formula="of:=2*PI()*[.$T$30]*[.$T$34]*([.M40] - [.$T$33])" office:value-type="float" office:value="1.4356345551617" calcext:value-type="float">
            <text:p>1.4356345551617</text:p>
          </table:table-cell>
          <table:table-cell table:style-name="ce4" table:formula="of:=2*PI()*0.25*[.$T$30]*[.$T$34]*([.M40] - [.$T$33])*[.O40]" office:value-type="float" office:value="40.3729192276327" calcext:value-type="float">
            <text:p>40.3729192276327</text:p>
          </table:table-cell>
          <table:table-cell table:style-name="ce4" table:formula="of:=([.K40])/(2*PI()*0.0000000567 * [.$T$29] *  [.$T$30]  *([.M40]^4 - [.$T$33]^4))" office:value-type="float" office:value="2.12865309393982" calcext:value-type="float">
            <text:p>2.12865309393982</text:p>
          </table:table-cell>
          <table:table-cell table:style-name="ce4" table:number-columns-repeated="3"/>
          <table:table-cell table:formula="of:=[.M40]-[.$T$35]" office:value-type="float" office:value="52.829673046825" calcext:value-type="float">
            <text:p>52.829673046825</text:p>
          </table:table-cell>
          <table:table-cell table:formula="of:=SQRT([.N40]^2 + [.$U$35]^2)" office:value-type="float" office:value="10.4032769108443" calcext:value-type="float">
            <text:p>10.403276910844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466" calcext:value-type="float">
            <text:p>4.47E-01</text:p>
          </table:table-cell>
          <table:table-cell table:formula="of:=0.01*[.C41]" office:value-type="float" office:value="0.004466" calcext:value-type="float">
            <text:p>0.004466</text:p>
          </table:table-cell>
          <table:table-cell table:style-name="ce4" office:value-type="float" office:value="0.9745" calcext:value-type="float">
            <text:p>0.9745</text:p>
          </table:table-cell>
          <table:table-cell table:style-name="ce13" office:value-type="float" office:value="0.1285" calcext:value-type="float">
            <text:p>1.29E-01</text:p>
          </table:table-cell>
          <table:table-cell table:formula="of:=0.01*[.F41]" office:value-type="float" office:value="0.001285" calcext:value-type="float">
            <text:p>0.001285</text:p>
          </table:table-cell>
          <table:table-cell table:style-name="ce4" table:formula="of:=[.C41]/([.F41])" office:value-type="float" office:value="3.47548638132296" calcext:value-type="float">
            <text:p>3.47548638132296</text:p>
          </table:table-cell>
          <table:table-cell table:style-name="ce4" table:formula="of:=[.H41]*((0.000000004418)/(0.25))*100000000" office:value-type="float" office:value="6.14187953307393" calcext:value-type="float">
            <text:p>6.14187953307393</text:p>
          </table:table-cell>
          <table:table-cell table:formula="of:=([.C41]*[.$T$31]/([.$T$30]*[.F41]))*SQRT([.D41]^2 + ((1/[.F41])*[.G41])^2)*100000000" office:value-type="float" office:value="0.0672634822878481" calcext:value-type="float">
            <text:p>0.0672634822878481</text:p>
          </table:table-cell>
          <table:table-cell table:style-name="ce4" table:formula="of:=([.F41])*[.C41]" office:value-type="float" office:value="0.0573881" calcext:value-type="float">
            <text:p>0.0573881</text:p>
          </table:table-cell>
          <table:table-cell table:formula="of:=SQRT(([.C41]*[.D41])^2 + ([.F41]*[.G41])^2)" office:value-type="float" office:value="0.00200133903141112" calcext:value-type="float">
            <text:p>0.00200133903141112</text:p>
          </table:table-cell>
          <table:table-cell table:style-name="ce4" table:formula="of:=40.92 + 52.82*[.I41] - 1.043*([.I41]^2) + 0.0258*[.I41]^3" office:value-type="float" office:value="331.966872413564" calcext:value-type="float">
            <text:p>331.966872413564</text:p>
          </table:table-cell>
          <table:table-cell table:formula="of:=[.M41]*0.03" office:value-type="float" office:value="9.95900617240692" calcext:value-type="float">
            <text:p>9.95900617240692</text:p>
          </table:table-cell>
          <table:table-cell table:style-name="ce4" table:formula="of:=((9.81*(1/[.$T$33])*([.M41] - [.$T$33])*[.$T$30]^3*(1.2)^2*1044)/(0.000015*[.$T$34]))^(1/4)" office:value-type="float" office:value="104.246299574477" calcext:value-type="float">
            <text:p>104.246299574477</text:p>
          </table:table-cell>
          <table:table-cell table:formula="of:=2*PI()*[.$T$30]*[.$T$34]*([.M41] - [.$T$33])" office:value-type="float" office:value="1.05891604693267" calcext:value-type="float">
            <text:p>1.05891604693267</text:p>
          </table:table-cell>
          <table:table-cell table:style-name="ce4" table:formula="of:=2*PI()*0.25*[.$T$30]*[.$T$34]*([.M41] - [.$T$33])*[.O41]" office:value-type="float" office:value="27.5970198631915" calcext:value-type="float">
            <text:p>27.5970198631915</text:p>
          </table:table-cell>
          <table:table-cell table:style-name="ce4" table:formula="of:=([.K41])/(2*PI()*0.0000000567 * [.$T$29] *  [.$T$30]  *([.M41]^4 - [.$T$33]^4))" office:value-type="float" office:value="3.59886888268193" calcext:value-type="float">
            <text:p>3.59886888268193</text:p>
          </table:table-cell>
          <table:table-cell table:style-name="ce4" table:number-columns-repeated="3"/>
          <table:table-cell table:formula="of:=[.M41]-[.$T$35]" office:value-type="float" office:value="38.966872413564" calcext:value-type="float">
            <text:p>38.966872413564</text:p>
          </table:table-cell>
          <table:table-cell table:formula="of:=SQRT([.N41]^2 + [.$U$35]^2)" office:value-type="float" office:value="9.98857487042266" calcext:value-type="float">
            <text:p>9.98857487042266</text:p>
          </table:table-cell>
          <table:table-cell table:style-name="ce4" table:number-columns-repeated="1636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4" office:value-type="float" office:value="0.05423" calcext:value-type="float">
            <text:p>5.42E-02</text:p>
          </table:table-cell>
          <table:table-cell table:formula="of:=0.01*[.C42]" office:value-type="float" office:value="0.0005423" calcext:value-type="float">
            <text:p>0.0005423</text:p>
          </table:table-cell>
          <table:table-cell table:style-name="ce5" office:value-type="float" office:value="0.096" calcext:value-type="float">
            <text:p>0.096</text:p>
          </table:table-cell>
          <table:table-cell table:style-name="ce14" office:value-type="float" office:value="0.01522" calcext:value-type="float">
            <text:p>1.52E-02</text:p>
          </table:table-cell>
          <table:table-cell table:formula="of:=0.01*[.F42]" office:value-type="float" office:value="0.0001522" calcext:value-type="float">
            <text:p>0.0001522</text:p>
          </table:table-cell>
          <table:table-cell table:style-name="ce5" table:formula="of:=[.C42]/([.F42])" office:value-type="float" office:value="3.56307490144547" calcext:value-type="float">
            <text:p>3.56307490144547</text:p>
          </table:table-cell>
          <table:table-cell table:style-name="ce5" table:formula="of:=[.H42]*((0.000000004418)/(0.25))*100000000" office:value-type="float" office:value="6.29666596583443" calcext:value-type="float">
            <text:p>6.29666596583443</text:p>
          </table:table-cell>
          <table:table-cell table:formula="of:=([.C42]*[.$T$31]/([.$T$30]*[.F42]))*SQRT([.D42]^2 + ((1/[.F42])*[.G42])^2)*100000000" office:value-type="float" office:value="0.0630572491753036" calcext:value-type="float">
            <text:p>0.0630572491753036</text:p>
          </table:table-cell>
          <table:table-cell table:style-name="ce5" table:formula="of:=([.F42])*[.C42]" office:value-type="float" office:value="0.0008253806" calcext:value-type="float">
            <text:p>0.0008253806</text:p>
          </table:table-cell>
          <table:table-cell table:formula="of:=SQRT(([.C42]*[.D42])^2 + ([.F42]*[.G42])^2)" office:value-type="float" office:value="0.000029500020390659" calcext:value-type="float">
            <text:p>2.9500020390659E-05</text:p>
          </table:table-cell>
          <table:table-cell table:style-name="ce5" table:formula="of:=40.92 + 52.82*[.I42] - 1.043*([.I42]^2) + 0.0258*[.I42]^3" office:value-type="float" office:value="338.598005778171" calcext:value-type="float">
            <text:p>338.598005778171</text:p>
          </table:table-cell>
          <table:table-cell table:formula="of:=[.M42]*0.03" office:value-type="float" office:value="10.1579401733451" calcext:value-type="float">
            <text:p>10.1579401733451</text:p>
          </table:table-cell>
          <table:table-cell table:style-name="ce5" table:formula="of:=((9.81*(1/[.$T$33])*([.M42] - [.$T$33])*[.$T$30]^3*(1.2)^2*1044)/(0.000015*[.$T$34]))^(1/4)" office:value-type="float" office:value="108.423450111346" calcext:value-type="float">
            <text:p>108.423450111346</text:p>
          </table:table-cell>
          <table:table-cell table:style-name="ce5" table:formula="of:=2*PI()*[.$T$30]*[.$T$34]*([.M42] - [.$T$33])" office:value-type="float" office:value="1.23911561374955" calcext:value-type="float">
            <text:p>1.23911561374955</text:p>
          </table:table-cell>
          <table:table-cell table:style-name="ce5" table:formula="of:=2*PI()*0.25*[.$T$30]*[.$T$34]*([.M42] - [.$T$33])*[.O42]" office:value-type="float" office:value="33.5872974823909" calcext:value-type="float">
            <text:p>33.5872974823909</text:p>
          </table:table-cell>
          <table:table-cell table:style-name="ce5" table:formula="of:=([.K42])/(2*PI()*0.0000000567 * [.$T$29] *  [.$T$30]  *([.M42]^4 - [.$T$33]^4))" office:value-type="float" office:value="0.0427980769101966" calcext:value-type="float">
            <text:p>0.0427980769101966</text:p>
          </table:table-cell>
          <table:table-cell table:style-name="ce5" table:number-columns-repeated="3"/>
          <table:table-cell table:formula="of:=[.M42]-[.$T$35]" office:value-type="float" office:value="45.598005778171" calcext:value-type="float">
            <text:p>45.598005778171</text:p>
          </table:table-cell>
          <table:table-cell table:formula="of:=SQRT([.N42]^2 + [.$U$35]^2)" office:value-type="float" office:value="10.1869314597311" calcext:value-type="float">
            <text:p>10.186931459731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3182" calcext:value-type="float">
            <text:p>1.32E-01</text:p>
          </table:table-cell>
          <table:table-cell table:formula="of:=0.01*[.C43]" office:value-type="float" office:value="0.0013182" calcext:value-type="float">
            <text:p>0.0013182</text:p>
          </table:table-cell>
          <table:table-cell table:style-name="ce5" office:value-type="float" office:value="0.173" calcext:value-type="float">
            <text:p>0.173</text:p>
          </table:table-cell>
          <table:table-cell table:style-name="ce14" office:value-type="float" office:value="0.03688" calcext:value-type="float">
            <text:p>3.69E-02</text:p>
          </table:table-cell>
          <table:table-cell table:formula="of:=0.01*[.F43]" office:value-type="float" office:value="0.0003688" calcext:value-type="float">
            <text:p>0.0003688</text:p>
          </table:table-cell>
          <table:table-cell table:style-name="ce5" table:formula="of:=[.C43]/([.F43])" office:value-type="float" office:value="3.57429501084599" calcext:value-type="float">
            <text:p>3.57429501084599</text:p>
          </table:table-cell>
          <table:table-cell table:style-name="ce5" table:formula="of:=[.H43]*((0.000000004418)/(0.25))*100000000" office:value-type="float" office:value="6.31649414316703" calcext:value-type="float">
            <text:p>6.31649414316703</text:p>
          </table:table-cell>
          <table:table-cell table:formula="of:=([.C43]*[.$T$31]/([.$T$30]*[.F43]))*SQRT([.D43]^2 + ((1/[.F43])*[.G43])^2)*100000000" office:value-type="float" office:value="0.063709419500383" calcext:value-type="float">
            <text:p>0.063709419500383</text:p>
          </table:table-cell>
          <table:table-cell table:style-name="ce5" table:formula="of:=([.F43])*[.C43]" office:value-type="float" office:value="0.0048615216" calcext:value-type="float">
            <text:p>0.0048615216</text:p>
          </table:table-cell>
          <table:table-cell table:formula="of:=SQRT(([.C43]*[.D43])^2 + ([.F43]*[.G43])^2)" office:value-type="float" office:value="0.000174296628990184" calcext:value-type="float">
            <text:p>0.000174296628990184</text:p>
          </table:table-cell>
          <table:table-cell table:style-name="ce5" table:formula="of:=40.92 + 52.82*[.I43] - 1.043*([.I43]^2) + 0.0258*[.I43]^3" office:value-type="float" office:value="339.445519639075" calcext:value-type="float">
            <text:p>339.445519639075</text:p>
          </table:table-cell>
          <table:table-cell table:formula="of:=[.M43]*0.03" office:value-type="float" office:value="10.1833655891722" calcext:value-type="float">
            <text:p>10.1833655891722</text:p>
          </table:table-cell>
          <table:table-cell table:style-name="ce5" table:formula="of:=((9.81*(1/[.$T$33])*([.M43] - [.$T$33])*[.$T$30]^3*(1.2)^2*1044)/(0.000015*[.$T$34]))^(1/4)" office:value-type="float" office:value="108.923783167543" calcext:value-type="float">
            <text:p>108.923783167543</text:p>
          </table:table-cell>
          <table:table-cell table:style-name="ce5" table:formula="of:=2*PI()*[.$T$30]*[.$T$34]*([.M43] - [.$T$33])" office:value-type="float" office:value="1.2621466134609" calcext:value-type="float">
            <text:p>1.2621466134609</text:p>
          </table:table-cell>
          <table:table-cell table:style-name="ce5" table:formula="of:=2*PI()*0.25*[.$T$30]*[.$T$34]*([.M43] - [.$T$33])*[.O43]" office:value-type="float" office:value="34.369446012566" calcext:value-type="float">
            <text:p>34.369446012566</text:p>
          </table:table-cell>
          <table:table-cell table:style-name="ce5" table:formula="of:=([.K43])/(2*PI()*0.0000000567 * [.$T$29] *  [.$T$30]  *([.M43]^4 - [.$T$33]^4))" office:value-type="float" office:value="0.246444374151797" calcext:value-type="float">
            <text:p>0.246444374151797</text:p>
          </table:table-cell>
          <table:table-cell table:style-name="ce5" table:number-columns-repeated="3"/>
          <table:table-cell table:formula="of:=[.M43]-[.$T$35]" office:value-type="float" office:value="46.445519639075" calcext:value-type="float">
            <text:p>46.445519639075</text:p>
          </table:table-cell>
          <table:table-cell table:formula="of:=SQRT([.N43]^2 + [.$U$35]^2)" office:value-type="float" office:value="10.2122846965181" calcext:value-type="float">
            <text:p>10.212284696518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9001" calcext:value-type="float">
            <text:p>1.90E-01</text:p>
          </table:table-cell>
          <table:table-cell table:formula="of:=0.01*[.C44]" office:value-type="float" office:value="0.0019001" calcext:value-type="float">
            <text:p>0.0019001</text:p>
          </table:table-cell>
          <table:table-cell table:style-name="ce5" office:value-type="float" office:value="0.249" calcext:value-type="float">
            <text:p>0.249</text:p>
          </table:table-cell>
          <table:table-cell table:style-name="ce14" office:value-type="float" office:value="0.05285" calcext:value-type="float">
            <text:p>5.29E-02</text:p>
          </table:table-cell>
          <table:table-cell table:formula="of:=0.01*[.F44]" office:value-type="float" office:value="0.0005285" calcext:value-type="float">
            <text:p>0.0005285</text:p>
          </table:table-cell>
          <table:table-cell table:style-name="ce5" table:formula="of:=[.C44]/([.F44])" office:value-type="float" office:value="3.59526963103122" calcext:value-type="float">
            <text:p>3.59526963103122</text:p>
          </table:table-cell>
          <table:table-cell table:style-name="ce5" table:formula="of:=[.H44]*((0.000000004418)/(0.25))*100000000" office:value-type="float" office:value="6.35356049195837" calcext:value-type="float">
            <text:p>6.35356049195837</text:p>
          </table:table-cell>
          <table:table-cell table:formula="of:=([.C44]*[.$T$31]/([.$T$30]*[.F44]))*SQRT([.D44]^2 + ((1/[.F44])*[.G44])^2)*100000000" office:value-type="float" office:value="0.0646703928392428" calcext:value-type="float">
            <text:p>0.0646703928392428</text:p>
          </table:table-cell>
          <table:table-cell table:style-name="ce5" table:formula="of:=([.F44])*[.C44]" office:value-type="float" office:value="0.0100420285" calcext:value-type="float">
            <text:p>0.0100420285</text:p>
          </table:table-cell>
          <table:table-cell table:formula="of:=SQRT(([.C44]*[.D44])^2 + ([.F44]*[.G44])^2)" office:value-type="float" office:value="0.000362116820233577" calcext:value-type="float">
            <text:p>0.000362116820233577</text:p>
          </table:table-cell>
          <table:table-cell table:style-name="ce5" table:formula="of:=40.92 + 52.82*[.I44] - 1.043*([.I44]^2) + 0.0258*[.I44]^3" office:value-type="float" office:value="341.02867539565" calcext:value-type="float">
            <text:p>341.02867539565</text:p>
          </table:table-cell>
          <table:table-cell table:formula="of:=[.M44]*0.03" office:value-type="float" office:value="10.2308602618695" calcext:value-type="float">
            <text:p>10.2308602618695</text:p>
          </table:table-cell>
          <table:table-cell table:style-name="ce5" table:formula="of:=((9.81*(1/[.$T$33])*([.M44] - [.$T$33])*[.$T$30]^3*(1.2)^2*1044)/(0.000015*[.$T$34]))^(1/4)" office:value-type="float" office:value="109.840351168427" calcext:value-type="float">
            <text:p>109.840351168427</text:p>
          </table:table-cell>
          <table:table-cell table:style-name="ce5" table:formula="of:=2*PI()*[.$T$30]*[.$T$34]*([.M44] - [.$T$33])" office:value-type="float" office:value="1.30516851723699" calcext:value-type="float">
            <text:p>1.30516851723699</text:p>
          </table:table-cell>
          <table:table-cell table:style-name="ce5" table:formula="of:=2*PI()*0.25*[.$T$30]*[.$T$34]*([.M44] - [.$T$33])*[.O44]" office:value-type="float" office:value="35.8400420668215" calcext:value-type="float">
            <text:p>35.8400420668215</text:p>
          </table:table-cell>
          <table:table-cell table:style-name="ce5" table:formula="of:=([.K44])/(2*PI()*0.0000000567 * [.$T$29] *  [.$T$30]  *([.M44]^4 - [.$T$33]^4))" office:value-type="float" office:value="0.488432935972476" calcext:value-type="float">
            <text:p>0.488432935972476</text:p>
          </table:table-cell>
          <table:table-cell table:style-name="ce5" table:number-columns-repeated="3"/>
          <table:table-cell table:formula="of:=[.M44]-[.$T$35]" office:value-type="float" office:value="48.02867539565" calcext:value-type="float">
            <text:p>48.02867539565</text:p>
          </table:table-cell>
          <table:table-cell table:formula="of:=SQRT([.N44]^2 + [.$U$35]^2)" office:value-type="float" office:value="10.2596454957226" calcext:value-type="float">
            <text:p>10.2596454957226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25279" calcext:value-type="float">
            <text:p>2.53E-01</text:p>
          </table:table-cell>
          <table:table-cell table:formula="of:=0.01*[.C45]" office:value-type="float" office:value="0.0025279" calcext:value-type="float">
            <text:p>0.0025279</text:p>
          </table:table-cell>
          <table:table-cell table:style-name="ce5" office:value-type="float" office:value="0.329" calcext:value-type="float">
            <text:p>0.329</text:p>
          </table:table-cell>
          <table:table-cell table:style-name="ce14" office:value-type="float" office:value="0.06975" calcext:value-type="float">
            <text:p>6.98E-02</text:p>
          </table:table-cell>
          <table:table-cell table:formula="of:=0.01*[.F45]" office:value-type="float" office:value="0.0006975" calcext:value-type="float">
            <text:p>0.0006975</text:p>
          </table:table-cell>
          <table:table-cell table:style-name="ce5" table:formula="of:=[.C45]/([.F45])" office:value-type="float" office:value="3.624229390681" calcext:value-type="float">
            <text:p>3.624229390681</text:p>
          </table:table-cell>
          <table:table-cell table:style-name="ce5" table:formula="of:=[.H45]*((0.000000004418)/(0.25))*100000000" office:value-type="float" office:value="6.40473817921147" calcext:value-type="float">
            <text:p>6.40473817921147</text:p>
          </table:table-cell>
          <table:table-cell table:formula="of:=([.C45]*[.$T$31]/([.$T$30]*[.F45]))*SQRT([.D45]^2 + ((1/[.F45])*[.G45])^2)*100000000" office:value-type="float" office:value="0.0660600731293238" calcext:value-type="float">
            <text:p>0.0660600731293238</text:p>
          </table:table-cell>
          <table:table-cell table:style-name="ce5" table:formula="of:=([.F45])*[.C45]" office:value-type="float" office:value="0.0176321025" calcext:value-type="float">
            <text:p>0.0176321025</text:p>
          </table:table-cell>
          <table:table-cell table:formula="of:=SQRT(([.C45]*[.D45])^2 + ([.F45]*[.G45])^2)" office:value-type="float" office:value="0.00064087710591502" calcext:value-type="float">
            <text:p>0.00064087710591502</text:p>
          </table:table-cell>
          <table:table-cell table:style-name="ce5" table:formula="of:=40.92 + 52.82*[.I45] - 1.043*([.I45]^2) + 0.0258*[.I45]^3" office:value-type="float" office:value="343.212058414751" calcext:value-type="float">
            <text:p>343.212058414751</text:p>
          </table:table-cell>
          <table:table-cell table:formula="of:=[.M45]*0.03" office:value-type="float" office:value="10.2963617524425" calcext:value-type="float">
            <text:p>10.2963617524425</text:p>
          </table:table-cell>
          <table:table-cell table:style-name="ce5" table:formula="of:=((9.81*(1/[.$T$33])*([.M45] - [.$T$33])*[.$T$30]^3*(1.2)^2*1044)/(0.000015*[.$T$34]))^(1/4)" office:value-type="float" office:value="111.067952725898" calcext:value-type="float">
            <text:p>111.067952725898</text:p>
          </table:table-cell>
          <table:table-cell table:style-name="ce5" table:formula="of:=2*PI()*[.$T$30]*[.$T$34]*([.M45] - [.$T$33])" office:value-type="float" office:value="1.36450146269353" calcext:value-type="float">
            <text:p>1.36450146269353</text:p>
          </table:table-cell>
          <table:table-cell table:style-name="ce5" table:formula="of:=2*PI()*0.25*[.$T$30]*[.$T$34]*([.M45] - [.$T$33])*[.O45]" office:value-type="float" office:value="37.8880959882159" calcext:value-type="float">
            <text:p>37.8880959882159</text:p>
          </table:table-cell>
          <table:table-cell table:style-name="ce5" table:formula="of:=([.K45])/(2*PI()*0.0000000567 * [.$T$29] *  [.$T$30]  *([.M45]^4 - [.$T$33]^4))" office:value-type="float" office:value="0.811501613422762" calcext:value-type="float">
            <text:p>0.811501613422762</text:p>
          </table:table-cell>
          <table:table-cell table:style-name="ce5" table:number-columns-repeated="3"/>
          <table:table-cell table:formula="of:=[.M45]-[.$T$35]" office:value-type="float" office:value="50.212058414751" calcext:value-type="float">
            <text:p>50.212058414751</text:p>
          </table:table-cell>
          <table:table-cell table:formula="of:=SQRT([.N45]^2 + [.$U$35]^2)" office:value-type="float" office:value="10.3249643746195" calcext:value-type="float">
            <text:p>10.3249643746195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0952" calcext:value-type="float">
            <text:p>3.10E-01</text:p>
          </table:table-cell>
          <table:table-cell table:formula="of:=0.01*[.C46]" office:value-type="float" office:value="0.0030952" calcext:value-type="float">
            <text:p>0.0030952</text:p>
          </table:table-cell>
          <table:table-cell table:style-name="ce5" office:value-type="float" office:value="0.403" calcext:value-type="float">
            <text:p>0.403</text:p>
          </table:table-cell>
          <table:table-cell table:style-name="ce14" office:value-type="float" office:value="0.08469" calcext:value-type="float">
            <text:p>8.47E-02</text:p>
          </table:table-cell>
          <table:table-cell table:formula="of:=0.01*[.F46]" office:value-type="float" office:value="0.0008469" calcext:value-type="float">
            <text:p>0.0008469</text:p>
          </table:table-cell>
          <table:table-cell table:style-name="ce5" table:formula="of:=[.C46]/([.F46])" office:value-type="float" office:value="3.6547408194592" calcext:value-type="float">
            <text:p>3.6547408194592</text:p>
          </table:table-cell>
          <table:table-cell table:style-name="ce5" table:formula="of:=[.H46]*((0.000000004418)/(0.25))*100000000" office:value-type="float" office:value="6.45865797614831" calcext:value-type="float">
            <text:p>6.45865797614831</text:p>
          </table:table-cell>
          <table:table-cell table:formula="of:=([.C46]*[.$T$31]/([.$T$30]*[.F46]))*SQRT([.D46]^2 + ((1/[.F46])*[.G46])^2)*100000000" office:value-type="float" office:value="0.0676075429332746" calcext:value-type="float">
            <text:p>0.0676075429332746</text:p>
          </table:table-cell>
          <table:table-cell table:style-name="ce5" table:formula="of:=([.F46])*[.C46]" office:value-type="float" office:value="0.0262132488" calcext:value-type="float">
            <text:p>0.0262132488</text:p>
          </table:table-cell>
          <table:table-cell table:formula="of:=SQRT(([.C46]*[.D46])^2 + ([.F46]*[.G46])^2)" office:value-type="float" office:value="0.000960707409015581" calcext:value-type="float">
            <text:p>0.000960707409015581</text:p>
          </table:table-cell>
          <table:table-cell table:style-name="ce5" table:formula="of:=40.92 + 52.82*[.I46] - 1.043*([.I46]^2) + 0.0258*[.I46]^3" office:value-type="float" office:value="345.509326582156" calcext:value-type="float">
            <text:p>345.509326582156</text:p>
          </table:table-cell>
          <table:table-cell table:formula="of:=[.M46]*0.03" office:value-type="float" office:value="10.3652797974647" calcext:value-type="float">
            <text:p>10.3652797974647</text:p>
          </table:table-cell>
          <table:table-cell table:style-name="ce5" table:formula="of:=((9.81*(1/[.$T$33])*([.M46] - [.$T$33])*[.$T$30]^3*(1.2)^2*1044)/(0.000015*[.$T$34]))^(1/4)" office:value-type="float" office:value="112.317097673683" calcext:value-type="float">
            <text:p>112.317097673683</text:p>
          </table:table-cell>
          <table:table-cell table:style-name="ce5" table:formula="of:=2*PI()*[.$T$30]*[.$T$34]*([.M46] - [.$T$33])" office:value-type="float" office:value="1.42692921159664" calcext:value-type="float">
            <text:p>1.42692921159664</text:p>
          </table:table-cell>
          <table:table-cell table:style-name="ce5" table:formula="of:=2*PI()*0.25*[.$T$30]*[.$T$34]*([.M46] - [.$T$33])*[.O46]" office:value-type="float" office:value="40.0671369080826" calcext:value-type="float">
            <text:p>40.0671369080826</text:p>
          </table:table-cell>
          <table:table-cell table:style-name="ce5" table:formula="of:=([.K46])/(2*PI()*0.0000000567 * [.$T$29] *  [.$T$30]  *([.M46]^4 - [.$T$33]^4))" office:value-type="float" office:value="1.14064688144579" calcext:value-type="float">
            <text:p>1.14064688144579</text:p>
          </table:table-cell>
          <table:table-cell table:style-name="ce5" table:number-columns-repeated="3"/>
          <table:table-cell table:formula="of:=[.M46]-[.$T$35]" office:value-type="float" office:value="52.509326582156" calcext:value-type="float">
            <text:p>52.509326582156</text:p>
          </table:table-cell>
          <table:table-cell table:formula="of:=SQRT([.N46]^2 + [.$U$35]^2)" office:value-type="float" office:value="10.3936927643513" calcext:value-type="float">
            <text:p>10.3936927643513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684" calcext:value-type="float">
            <text:p>3.68E-01</text:p>
          </table:table-cell>
          <table:table-cell table:formula="of:=0.01*[.C47]" office:value-type="float" office:value="0.003684" calcext:value-type="float">
            <text:p>0.003684</text:p>
          </table:table-cell>
          <table:table-cell table:style-name="ce5" office:value-type="float" office:value="0.48" calcext:value-type="float">
            <text:p>0.48</text:p>
          </table:table-cell>
          <table:table-cell table:style-name="ce14" office:value-type="float" office:value="0.0997" calcext:value-type="float">
            <text:p>9.97E-02</text:p>
          </table:table-cell>
          <table:table-cell table:formula="of:=0.01*[.F47]" office:value-type="float" office:value="0.000997" calcext:value-type="float">
            <text:p>0.000997</text:p>
          </table:table-cell>
          <table:table-cell table:style-name="ce5" table:formula="of:=[.C47]/([.F47])" office:value-type="float" office:value="3.6950852557673" calcext:value-type="float">
            <text:p>3.6950852557673</text:p>
          </table:table-cell>
          <table:table-cell table:style-name="ce5" table:formula="of:=[.H47]*((0.000000004418)/(0.25))*100000000" office:value-type="float" office:value="6.52995466399198" calcext:value-type="float">
            <text:p>6.52995466399198</text:p>
          </table:table-cell>
          <table:table-cell table:formula="of:=([.C47]*[.$T$31]/([.$T$30]*[.F47]))*SQRT([.D47]^2 + ((1/[.F47])*[.G47])^2)*100000000" office:value-type="float" office:value="0.0695876586183838" calcext:value-type="float">
            <text:p>0.0695876586183838</text:p>
          </table:table-cell>
          <table:table-cell table:style-name="ce5" table:formula="of:=([.F47])*[.C47]" office:value-type="float" office:value="0.03672948" calcext:value-type="float">
            <text:p>0.03672948</text:p>
          </table:table-cell>
          <table:table-cell table:formula="of:=SQRT(([.C47]*[.D47])^2 + ([.F47]*[.G47])^2)" office:value-type="float" office:value="0.00136082081545227" calcext:value-type="float">
            <text:p>0.00136082081545227</text:p>
          </table:table-cell>
          <table:table-cell table:style-name="ce5" table:formula="of:=40.92 + 52.82*[.I47] - 1.043*([.I47]^2) + 0.0258*[.I47]^3" office:value-type="float" office:value="348.542097558394" calcext:value-type="float">
            <text:p>348.542097558394</text:p>
          </table:table-cell>
          <table:table-cell table:formula="of:=[.M47]*0.03" office:value-type="float" office:value="10.4562629267518" calcext:value-type="float">
            <text:p>10.4562629267518</text:p>
          </table:table-cell>
          <table:table-cell table:style-name="ce5" table:formula="of:=((9.81*(1/[.$T$33])*([.M47] - [.$T$33])*[.$T$30]^3*(1.2)^2*1044)/(0.000015*[.$T$34]))^(1/4)" office:value-type="float" office:value="113.904879681616" calcext:value-type="float">
            <text:p>113.904879681616</text:p>
          </table:table-cell>
          <table:table-cell table:style-name="ce5" table:formula="of:=2*PI()*[.$T$30]*[.$T$34]*([.M47] - [.$T$33])" office:value-type="float" office:value="1.50934408491072" calcext:value-type="float">
            <text:p>1.50934408491072</text:p>
          </table:table-cell>
          <table:table-cell table:style-name="ce5" table:formula="of:=2*PI()*0.25*[.$T$30]*[.$T$34]*([.M47] - [.$T$33])*[.O47]" office:value-type="float" office:value="42.9804140974786" calcext:value-type="float">
            <text:p>42.9804140974786</text:p>
          </table:table-cell>
          <table:table-cell table:style-name="ce5" table:formula="of:=([.K47])/(2*PI()*0.0000000567 * [.$T$29] *  [.$T$30]  *([.M47]^4 - [.$T$33]^4))" office:value-type="float" office:value="1.4885716653475" calcext:value-type="float">
            <text:p>1.4885716653475</text:p>
          </table:table-cell>
          <table:table-cell table:style-name="ce5" table:number-columns-repeated="3"/>
          <table:table-cell table:formula="of:=[.M47]-[.$T$35]" office:value-type="float" office:value="55.542097558394" calcext:value-type="float">
            <text:p>55.542097558394</text:p>
          </table:table-cell>
          <table:table-cell table:formula="of:=SQRT([.N47]^2 + [.$U$35]^2)" office:value-type="float" office:value="10.4844293308394" calcext:value-type="float">
            <text:p>10.4844293308394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245" calcext:value-type="float">
            <text:p>4.25E-01</text:p>
          </table:table-cell>
          <table:table-cell table:formula="of:=0.01*[.C48]" office:value-type="float" office:value="0.004245" calcext:value-type="float">
            <text:p>0.004245</text:p>
          </table:table-cell>
          <table:table-cell table:style-name="ce5" office:value-type="float" office:value="0.551" calcext:value-type="float">
            <text:p>0.551</text:p>
          </table:table-cell>
          <table:table-cell table:style-name="ce14" office:value-type="float" office:value="0.11363" calcext:value-type="float">
            <text:p>1.14E-01</text:p>
          </table:table-cell>
          <table:table-cell table:formula="of:=0.01*[.F48]" office:value-type="float" office:value="0.0011363" calcext:value-type="float">
            <text:p>0.0011363</text:p>
          </table:table-cell>
          <table:table-cell table:style-name="ce5" table:formula="of:=[.C48]/([.F48])" office:value-type="float" office:value="3.7358092053155" calcext:value-type="float">
            <text:p>3.7358092053155</text:p>
          </table:table-cell>
          <table:table-cell table:style-name="ce5" table:formula="of:=[.H48]*((0.000000004418)/(0.25))*100000000" office:value-type="float" office:value="6.60192202763355" calcext:value-type="float">
            <text:p>6.60192202763355</text:p>
          </table:table-cell>
          <table:table-cell table:formula="of:=([.C48]*[.$T$31]/([.$T$30]*[.F48]))*SQRT([.D48]^2 + ((1/[.F48])*[.G48])^2)*100000000" office:value-type="float" office:value="0.0717191177604321" calcext:value-type="float">
            <text:p>0.0717191177604321</text:p>
          </table:table-cell>
          <table:table-cell table:style-name="ce5" table:formula="of:=([.F48])*[.C48]" office:value-type="float" office:value="0.048235935" calcext:value-type="float">
            <text:p>0.048235935</text:p>
          </table:table-cell>
          <table:table-cell table:formula="of:=SQRT(([.C48]*[.D48])^2 + ([.F48]*[.G48])^2)" office:value-type="float" office:value="0.00180662237567174" calcext:value-type="float">
            <text:p>0.00180662237567174</text:p>
          </table:table-cell>
          <table:table-cell table:style-name="ce5" table:formula="of:=40.92 + 52.82*[.I48] - 1.043*([.I48]^2) + 0.0258*[.I48]^3" office:value-type="float" office:value="351.597854826975" calcext:value-type="float">
            <text:p>351.597854826975</text:p>
          </table:table-cell>
          <table:table-cell table:formula="of:=[.M48]*0.03" office:value-type="float" office:value="10.5479356448092" calcext:value-type="float">
            <text:p>10.5479356448092</text:p>
          </table:table-cell>
          <table:table-cell table:style-name="ce5" table:formula="of:=((9.81*(1/[.$T$33])*([.M48] - [.$T$33])*[.$T$30]^3*(1.2)^2*1044)/(0.000015*[.$T$34]))^(1/4)" office:value-type="float" office:value="115.440231704871" calcext:value-type="float">
            <text:p>115.440231704871</text:p>
          </table:table-cell>
          <table:table-cell table:style-name="ce5" table:formula="of:=2*PI()*[.$T$30]*[.$T$34]*([.M48] - [.$T$33])" office:value-type="float" office:value="1.59238360558072" calcext:value-type="float">
            <text:p>1.59238360558072</text:p>
          </table:table-cell>
          <table:table-cell table:style-name="ce5" table:formula="of:=2*PI()*0.25*[.$T$30]*[.$T$34]*([.M48] - [.$T$33])*[.O48]" office:value-type="float" office:value="45.956283097819" calcext:value-type="float">
            <text:p>45.956283097819</text:p>
          </table:table-cell>
          <table:table-cell table:style-name="ce5" table:formula="of:=([.K48])/(2*PI()*0.0000000567 * [.$T$29] *  [.$T$30]  *([.M48]^4 - [.$T$33]^4))" office:value-type="float" office:value="1.82534089861519" calcext:value-type="float">
            <text:p>1.82534089861519</text:p>
          </table:table-cell>
          <table:table-cell table:style-name="ce5" table:number-columns-repeated="3"/>
          <table:table-cell table:formula="of:=[.M48]-[.$T$35]" office:value-type="float" office:value="58.597854826975" calcext:value-type="float">
            <text:p>58.597854826975</text:p>
          </table:table-cell>
          <table:table-cell table:formula="of:=SQRT([.N48]^2 + [.$U$35]^2)" office:value-type="float" office:value="10.5758579021769" calcext:value-type="float">
            <text:p>10.5758579021769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701" calcext:value-type="float">
            <text:p>4.70E-01</text:p>
          </table:table-cell>
          <table:table-cell table:formula="of:=0.01*[.C49]" office:value-type="float" office:value="0.004701" calcext:value-type="float">
            <text:p>0.004701</text:p>
          </table:table-cell>
          <table:table-cell table:style-name="ce5" office:value-type="float" office:value="0.61" calcext:value-type="float">
            <text:p>0.61</text:p>
          </table:table-cell>
          <table:table-cell table:style-name="ce14" office:value-type="float" office:value="0.12464" calcext:value-type="float">
            <text:p>1.25E-01</text:p>
          </table:table-cell>
          <table:table-cell table:formula="of:=0.01*[.F49]" office:value-type="float" office:value="0.0012464" calcext:value-type="float">
            <text:p>0.0012464</text:p>
          </table:table-cell>
          <table:table-cell table:style-name="ce5" table:formula="of:=[.C49]/([.F49])" office:value-type="float" office:value="3.77166238767651" calcext:value-type="float">
            <text:p>3.77166238767651</text:p>
          </table:table-cell>
          <table:table-cell table:style-name="ce5" table:formula="of:=[.H49]*((0.000000004418)/(0.25))*100000000" office:value-type="float" office:value="6.66528177150193" calcext:value-type="float">
            <text:p>6.66528177150193</text:p>
          </table:table-cell>
          <table:table-cell table:formula="of:=([.C49]*[.$T$31]/([.$T$30]*[.F49]))*SQRT([.D49]^2 + ((1/[.F49])*[.G49])^2)*100000000" office:value-type="float" office:value="0.0736481728832459" calcext:value-type="float">
            <text:p>0.0736481728832459</text:p>
          </table:table-cell>
          <table:table-cell table:style-name="ce5" table:formula="of:=([.F49])*[.C49]" office:value-type="float" office:value="0.058593264" calcext:value-type="float">
            <text:p>0.058593264</text:p>
          </table:table-cell>
          <table:table-cell table:formula="of:=SQRT(([.C49]*[.D49])^2 + ([.F49]*[.G49])^2)" office:value-type="float" office:value="0.00221539370558754" calcext:value-type="float">
            <text:p>0.00221539370558754</text:p>
          </table:table-cell>
          <table:table-cell table:style-name="ce5" table:formula="of:=40.92 + 52.82*[.I49] - 1.043*([.I49]^2) + 0.0258*[.I49]^3" office:value-type="float" office:value="354.283566284858" calcext:value-type="float">
            <text:p>354.283566284858</text:p>
          </table:table-cell>
          <table:table-cell table:formula="of:=[.M49]*0.03" office:value-type="float" office:value="10.6285069885457" calcext:value-type="float">
            <text:p>10.6285069885457</text:p>
          </table:table-cell>
          <table:table-cell table:style-name="ce5" table:formula="of:=((9.81*(1/[.$T$33])*([.M49] - [.$T$33])*[.$T$30]^3*(1.2)^2*1044)/(0.000015*[.$T$34]))^(1/4)" office:value-type="float" office:value="116.740827653414" calcext:value-type="float">
            <text:p>116.740827653414</text:p>
          </table:table-cell>
          <table:table-cell table:style-name="ce5" table:formula="of:=2*PI()*[.$T$30]*[.$T$34]*([.M49] - [.$T$33])" office:value-type="float" office:value="1.66536721406744" calcext:value-type="float">
            <text:p>1.66536721406744</text:p>
          </table:table-cell>
          <table:table-cell table:style-name="ce5" table:formula="of:=2*PI()*0.25*[.$T$30]*[.$T$34]*([.M49] - [.$T$33])*[.O49]" office:value-type="float" office:value="48.6040867292731" calcext:value-type="float">
            <text:p>48.6040867292731</text:p>
          </table:table-cell>
          <table:table-cell table:style-name="ce5" table:formula="of:=([.K49])/(2*PI()*0.0000000567 * [.$T$29] *  [.$T$30]  *([.M49]^4 - [.$T$33]^4))" office:value-type="float" office:value="2.09237761759155" calcext:value-type="float">
            <text:p>2.09237761759155</text:p>
          </table:table-cell>
          <table:table-cell table:style-name="ce5" table:number-columns-repeated="3"/>
          <table:table-cell table:formula="of:=[.M49]-[.$T$35]" office:value-type="float" office:value="61.283566284858" calcext:value-type="float">
            <text:p>61.283566284858</text:p>
          </table:table-cell>
          <table:table-cell table:formula="of:=SQRT([.N49]^2 + [.$U$35]^2)" office:value-type="float" office:value="10.6562181286592" calcext:value-type="float">
            <text:p>10.656218128659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08" calcext:value-type="float">
            <text:p>5.08E-01</text:p>
          </table:table-cell>
          <table:table-cell table:formula="of:=0.01*[.C50]" office:value-type="float" office:value="0.00508" calcext:value-type="float">
            <text:p>0.00508</text:p>
          </table:table-cell>
          <table:table-cell table:style-name="ce5" office:value-type="float" office:value="0.658" calcext:value-type="float">
            <text:p>0.658</text:p>
          </table:table-cell>
          <table:table-cell table:style-name="ce14" office:value-type="float" office:value="0.13357" calcext:value-type="float">
            <text:p>1.34E-01</text:p>
          </table:table-cell>
          <table:table-cell table:formula="of:=0.01*[.F50]" office:value-type="float" office:value="0.0013357" calcext:value-type="float">
            <text:p>0.0013357</text:p>
          </table:table-cell>
          <table:table-cell table:style-name="ce5" table:formula="of:=[.C50]/([.F50])" office:value-type="float" office:value="3.80324923261211" calcext:value-type="float">
            <text:p>3.80324923261211</text:p>
          </table:table-cell>
          <table:table-cell table:style-name="ce5" table:formula="of:=[.H50]*((0.000000004418)/(0.25))*100000000" office:value-type="float" office:value="6.72110204387213" calcext:value-type="float">
            <text:p>6.72110204387213</text:p>
          </table:table-cell>
          <table:table-cell table:formula="of:=([.C50]*[.$T$31]/([.$T$30]*[.F50]))*SQRT([.D50]^2 + ((1/[.F50])*[.G50])^2)*100000000" office:value-type="float" office:value="0.075383891546542" calcext:value-type="float">
            <text:p>0.075383891546542</text:p>
          </table:table-cell>
          <table:table-cell table:style-name="ce5" table:formula="of:=([.F50])*[.C50]" office:value-type="float" office:value="0.06785356" calcext:value-type="float">
            <text:p>0.06785356</text:p>
          </table:table-cell>
          <table:table-cell table:formula="of:=SQRT(([.C50]*[.D50])^2 + ([.F50]*[.G50])^2)" office:value-type="float" office:value="0.00258679971027764" calcext:value-type="float">
            <text:p>0.00258679971027764</text:p>
          </table:table-cell>
          <table:table-cell table:style-name="ce5" table:formula="of:=40.92 + 52.82*[.I50] - 1.043*([.I50]^2) + 0.0258*[.I50]^3" office:value-type="float" office:value="356.646184447937" calcext:value-type="float">
            <text:p>356.646184447937</text:p>
          </table:table-cell>
          <table:table-cell table:formula="of:=[.M50]*0.03" office:value-type="float" office:value="10.6993855334381" calcext:value-type="float">
            <text:p>10.6993855334381</text:p>
          </table:table-cell>
          <table:table-cell table:style-name="ce5" table:formula="of:=((9.81*(1/[.$T$33])*([.M50] - [.$T$33])*[.$T$30]^3*(1.2)^2*1044)/(0.000015*[.$T$34]))^(1/4)" office:value-type="float" office:value="117.850072401753" calcext:value-type="float">
            <text:p>117.850072401753</text:p>
          </table:table-cell>
          <table:table-cell table:style-name="ce5" table:formula="of:=2*PI()*[.$T$30]*[.$T$34]*([.M50] - [.$T$33])" office:value-type="float" office:value="1.7295708344942" calcext:value-type="float">
            <text:p>1.7295708344942</text:p>
          </table:table-cell>
          <table:table-cell table:style-name="ce5" table:formula="of:=2*PI()*0.25*[.$T$30]*[.$T$34]*([.M50] - [.$T$33])*[.O50]" office:value-type="float" office:value="50.9575120172753" calcext:value-type="float">
            <text:p>50.9575120172753</text:p>
          </table:table-cell>
          <table:table-cell table:style-name="ce5" table:formula="of:=([.K50])/(2*PI()*0.0000000567 * [.$T$29] *  [.$T$30]  *([.M50]^4 - [.$T$33]^4))" office:value-type="float" office:value="2.30630532811502" calcext:value-type="float">
            <text:p>2.30630532811502</text:p>
          </table:table-cell>
          <table:table-cell table:style-name="ce5" table:number-columns-repeated="3"/>
          <table:table-cell table:formula="of:=[.M50]-[.$T$35]" office:value-type="float" office:value="63.646184447937" calcext:value-type="float">
            <text:p>63.646184447937</text:p>
          </table:table-cell>
          <table:table-cell table:formula="of:=SQRT([.N50]^2 + [.$U$35]^2)" office:value-type="float" office:value="10.7269135725587" calcext:value-type="float">
            <text:p>10.7269135725587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4835" calcext:value-type="float">
            <text:p>5.48E-01</text:p>
          </table:table-cell>
          <table:table-cell table:formula="of:=0.01*[.C51]" office:value-type="float" office:value="0.0054835" calcext:value-type="float">
            <text:p>0.0054835</text:p>
          </table:table-cell>
          <table:table-cell table:style-name="ce5" office:value-type="float" office:value="0.708" calcext:value-type="float">
            <text:p>0.708</text:p>
          </table:table-cell>
          <table:table-cell table:style-name="ce14" office:value-type="float" office:value="0.14262" calcext:value-type="float">
            <text:p>1.43E-01</text:p>
          </table:table-cell>
          <table:table-cell table:formula="of:=0.01*[.F51]" office:value-type="float" office:value="0.0014262" calcext:value-type="float">
            <text:p>0.0014262</text:p>
          </table:table-cell>
          <table:table-cell table:style-name="ce5" table:formula="of:=[.C51]/([.F51])" office:value-type="float" office:value="3.84483242182022" calcext:value-type="float">
            <text:p>3.84483242182022</text:p>
          </table:table-cell>
          <table:table-cell table:style-name="ce5" table:formula="of:=[.H51]*((0.000000004418)/(0.25))*100000000" office:value-type="float" office:value="6.7945878558407" calcext:value-type="float">
            <text:p>6.7945878558407</text:p>
          </table:table-cell>
          <table:table-cell table:formula="of:=([.C51]*[.$T$31]/([.$T$30]*[.F51]))*SQRT([.D51]^2 + ((1/[.F51])*[.G51])^2)*100000000" office:value-type="float" office:value="0.0774883361306939" calcext:value-type="float">
            <text:p>0.0774883361306939</text:p>
          </table:table-cell>
          <table:table-cell table:style-name="ce5" table:formula="of:=([.F51])*[.C51]" office:value-type="float" office:value="0.078205677" calcext:value-type="float">
            <text:p>0.078205677</text:p>
          </table:table-cell>
          <table:table-cell table:formula="of:=SQRT(([.C51]*[.D51])^2 + ([.F51]*[.G51])^2)" office:value-type="float" office:value="0.00301374917593095" calcext:value-type="float">
            <text:p>0.00301374917593095</text:p>
          </table:table-cell>
          <table:table-cell table:style-name="ce5" table:formula="of:=40.92 + 52.82*[.I51] - 1.043*([.I51]^2) + 0.0258*[.I51]^3" office:value-type="float" office:value="359.751541255601" calcext:value-type="float">
            <text:p>359.751541255601</text:p>
          </table:table-cell>
          <table:table-cell table:formula="of:=[.M51]*0.03" office:value-type="float" office:value="10.792546237668" calcext:value-type="float">
            <text:p>10.792546237668</text:p>
          </table:table-cell>
          <table:table-cell table:style-name="ce5" table:formula="of:=((9.81*(1/[.$T$33])*([.M51] - [.$T$33])*[.$T$30]^3*(1.2)^2*1044)/(0.000015*[.$T$34]))^(1/4)" office:value-type="float" office:value="119.261999105856" calcext:value-type="float">
            <text:p>119.261999105856</text:p>
          </table:table-cell>
          <table:table-cell table:style-name="ce5" table:formula="of:=2*PI()*[.$T$30]*[.$T$34]*([.M51] - [.$T$33])" office:value-type="float" office:value="1.81395821155098" calcext:value-type="float">
            <text:p>1.81395821155098</text:p>
          </table:table-cell>
          <table:table-cell table:style-name="ce5" table:formula="of:=2*PI()*0.25*[.$T$30]*[.$T$34]*([.M51] - [.$T$33])*[.O51]" office:value-type="float" office:value="54.0840706510132" calcext:value-type="float">
            <text:p>54.0840706510132</text:p>
          </table:table-cell>
          <table:table-cell table:style-name="ce5" table:formula="of:=([.K51])/(2*PI()*0.0000000567 * [.$T$29] *  [.$T$30]  *([.M51]^4 - [.$T$33]^4))" office:value-type="float" office:value="2.49638184718645" calcext:value-type="float">
            <text:p>2.49638184718645</text:p>
          </table:table-cell>
          <table:table-cell table:style-name="ce5" table:number-columns-repeated="3"/>
          <table:table-cell table:formula="of:=[.M51]-[.$T$35]" office:value-type="float" office:value="66.751541255601" calcext:value-type="float">
            <text:p>66.751541255601</text:p>
          </table:table-cell>
          <table:table-cell table:formula="of:=SQRT([.N51]^2 + [.$U$35]^2)" office:value-type="float" office:value="10.81983725812" calcext:value-type="float">
            <text:p>10.8198372581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882" calcext:value-type="float">
            <text:p>5.88E-01</text:p>
          </table:table-cell>
          <table:table-cell table:formula="of:=0.01*[.C52]" office:value-type="float" office:value="0.005882" calcext:value-type="float">
            <text:p>0.005882</text:p>
          </table:table-cell>
          <table:table-cell table:style-name="ce5" office:value-type="float" office:value="0.759" calcext:value-type="float">
            <text:p>0.759</text:p>
          </table:table-cell>
          <table:table-cell table:style-name="ce14" office:value-type="float" office:value="0.15157" calcext:value-type="float">
            <text:p>1.52E-01</text:p>
          </table:table-cell>
          <table:table-cell table:formula="of:=0.01*[.F52]" office:value-type="float" office:value="0.0015157" calcext:value-type="float">
            <text:p>0.0015157</text:p>
          </table:table-cell>
          <table:table-cell table:style-name="ce5" table:formula="of:=[.C52]/([.F52])" office:value-type="float" office:value="3.88071518110444" calcext:value-type="float">
            <text:p>3.88071518110444</text:p>
          </table:table-cell>
          <table:table-cell table:style-name="ce5" table:formula="of:=[.H52]*((0.000000004418)/(0.25))*100000000" office:value-type="float" office:value="6.85799986804777" calcext:value-type="float">
            <text:p>6.85799986804777</text:p>
          </table:table-cell>
          <table:table-cell table:formula="of:=([.C52]*[.$T$31]/([.$T$30]*[.F52]))*SQRT([.D52]^2 + ((1/[.F52])*[.G52])^2)*100000000" office:value-type="float" office:value="0.0795615709630147" calcext:value-type="float">
            <text:p>0.0795615709630147</text:p>
          </table:table-cell>
          <table:table-cell table:style-name="ce5" table:formula="of:=([.F52])*[.C52]" office:value-type="float" office:value="0.089153474" calcext:value-type="float">
            <text:p>0.089153474</text:p>
          </table:table-cell>
          <table:table-cell table:formula="of:=SQRT(([.C52]*[.D52])^2 + ([.F52]*[.G52])^2)" office:value-type="float" office:value="0.00346741134854936" calcext:value-type="float">
            <text:p>0.00346741134854936</text:p>
          </table:table-cell>
          <table:table-cell table:style-name="ce5" table:formula="of:=40.92 + 52.82*[.I52] - 1.043*([.I52]^2) + 0.0258*[.I52]^3" office:value-type="float" office:value="362.426709167989" calcext:value-type="float">
            <text:p>362.426709167989</text:p>
          </table:table-cell>
          <table:table-cell table:formula="of:=[.M52]*0.03" office:value-type="float" office:value="10.8728012750397" calcext:value-type="float">
            <text:p>10.8728012750397</text:p>
          </table:table-cell>
          <table:table-cell table:style-name="ce5" table:formula="of:=((9.81*(1/[.$T$33])*([.M52] - [.$T$33])*[.$T$30]^3*(1.2)^2*1044)/(0.000015*[.$T$34]))^(1/4)" office:value-type="float" office:value="120.439350677177" calcext:value-type="float">
            <text:p>120.439350677177</text:p>
          </table:table-cell>
          <table:table-cell table:style-name="ce5" table:formula="of:=2*PI()*[.$T$30]*[.$T$34]*([.M52] - [.$T$33])" office:value-type="float" office:value="1.88665530154585" calcext:value-type="float">
            <text:p>1.88665530154585</text:p>
          </table:table-cell>
          <table:table-cell table:style-name="ce5" table:formula="of:=2*PI()*0.25*[.$T$30]*[.$T$34]*([.M52] - [.$T$33])*[.O52]" office:value-type="float" office:value="56.806884867459" calcext:value-type="float">
            <text:p>56.806884867459</text:p>
          </table:table-cell>
          <table:table-cell table:style-name="ce5" table:formula="of:=([.K52])/(2*PI()*0.0000000567 * [.$T$29] *  [.$T$30]  *([.M52]^4 - [.$T$33]^4))" office:value-type="float" office:value="2.70078052195357" calcext:value-type="float">
            <text:p>2.70078052195357</text:p>
          </table:table-cell>
          <table:table-cell table:style-name="ce5" table:number-columns-repeated="3"/>
          <table:table-cell table:formula="of:=[.M52]-[.$T$35]" office:value-type="float" office:value="69.426709167989" calcext:value-type="float">
            <text:p>69.426709167989</text:p>
          </table:table-cell>
          <table:table-cell table:formula="of:=SQRT([.N52]^2 + [.$U$35]^2)" office:value-type="float" office:value="10.8998913557202" calcext:value-type="float">
            <text:p>10.8998913557202</text:p>
          </table:table-cell>
          <table:table-cell table:style-name="ce5" table:number-columns-repeated="16361"/>
        </table:table-row>
        <table:table-row table:style-name="ro1">
          <table:table-cell table:style-name="ce6" office:value-type="float" office:value="0.095" calcext:value-type="float">
            <text:p>9.50E-02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7175" calcext:value-type="float">
            <text:p>7.18E-02</text:p>
          </table:table-cell>
          <table:table-cell table:formula="of:=0.1*[.C53]" office:value-type="float" office:value="0.007175" calcext:value-type="float">
            <text:p>0.007175</text:p>
          </table:table-cell>
          <table:table-cell table:style-name="ce7" office:value-type="float" office:value="0.094" calcext:value-type="float">
            <text:p>0.094</text:p>
          </table:table-cell>
          <table:table-cell table:style-name="ce6" office:value-type="float" office:value="0.01996" calcext:value-type="float">
            <text:p>2.00E-02</text:p>
          </table:table-cell>
          <table:table-cell table:formula="of:=0.01*[.F53]" office:value-type="float" office:value="0.0001996" calcext:value-type="float">
            <text:p>0.0001996</text:p>
          </table:table-cell>
          <table:table-cell table:style-name="ce7" table:formula="of:=[.C53]/([.F53])" office:value-type="float" office:value="3.59468937875752" calcext:value-type="float">
            <text:p>3.59468937875752</text:p>
          </table:table-cell>
          <table:table-cell table:style-name="ce7" table:formula="of:=[.H53]*((0.000000004418)/(0.25))*100000000" office:value-type="float" office:value="6.35253507014028" calcext:value-type="float">
            <text:p>6.35253507014028</text:p>
          </table:table-cell>
          <table:table-cell table:formula="of:=([.C53]*[.$T$31]/([.$T$30]*[.F53]))*SQRT([.D53]^2 + ((1/[.F53])*[.G53])^2)*100000000" office:value-type="float" office:value="0.0781829966052474" calcext:value-type="float">
            <text:p>0.0781829966052474</text:p>
          </table:table-cell>
          <table:table-cell table:style-name="ce7" table:formula="of:=([.F53])*[.C53]" office:value-type="float" office:value="0.00143213" calcext:value-type="float">
            <text:p>0.00143213</text:p>
          </table:table-cell>
          <table:table-cell table:formula="of:=SQRT(([.C53]*[.D53])^2 + ([.F53]*[.G53])^2)" office:value-type="float" office:value="0.000514821665649913" calcext:value-type="float">
            <text:p>0.000514821665649913</text:p>
          </table:table-cell>
          <table:table-cell table:style-name="ce7" table:formula="of:=40.92 + 52.82*[.I53] - 1.043*([.I53]^2) + 0.0258*[.I53]^3" office:value-type="float" office:value="340.984898599629" calcext:value-type="float">
            <text:p>340.984898599629</text:p>
          </table:table-cell>
          <table:table-cell table:formula="of:=[.M53]*0.03" office:value-type="float" office:value="10.2295469579889" calcext:value-type="float">
            <text:p>10.2295469579889</text:p>
          </table:table-cell>
          <table:table-cell table:style-name="ce7" table:formula="of:=((9.81*(1/[.$T$33])*([.M53] - [.$T$33])*[.$T$30]^3*(1.2)^2*1044)/(0.000015*[.$T$34]))^(1/4)" office:value-type="float" office:value="109.815313505907" calcext:value-type="float">
            <text:p>109.815313505907</text:p>
          </table:table-cell>
          <table:table-cell table:style-name="ce7" table:formula="of:=2*PI()*[.$T$30]*[.$T$34]*([.M53] - [.$T$33])" office:value-type="float" office:value="1.30397889259126" calcext:value-type="float">
            <text:p>1.30397889259126</text:p>
          </table:table-cell>
          <table:table-cell table:style-name="ce7" table:formula="of:=2*PI()*0.25*[.$T$30]*[.$T$34]*([.M53] - [.$T$33])*[.O53]" office:value-type="float" office:value="35.7992127237488" calcext:value-type="float">
            <text:p>35.7992127237488</text:p>
          </table:table-cell>
          <table:table-cell table:style-name="ce7" table:formula="of:=([.K53])/(2*PI()*0.0000000567 * [.$T$29] *  [.$T$30]  *([.M53]^4 - [.$T$33]^4))" office:value-type="float" office:value="0.0697358496832917" calcext:value-type="float">
            <text:p>0.0697358496832917</text:p>
          </table:table-cell>
          <table:table-cell table:style-name="ce7" table:number-columns-repeated="3"/>
          <table:table-cell table:formula="of:=[.M53]-[.$T$35]" office:value-type="float" office:value="47.984898599629" calcext:value-type="float">
            <text:p>47.984898599629</text:p>
          </table:table-cell>
          <table:table-cell table:formula="of:=SQRT([.N53]^2 + [.$U$35]^2)" office:value-type="float" office:value="10.2583358770173" calcext:value-type="float">
            <text:p>10.2583358770173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1575" calcext:value-type="float">
            <text:p>1.16E-01</text:p>
          </table:table-cell>
          <table:table-cell table:formula="of:=0.1*[.C54]" office:value-type="float" office:value="0.011575" calcext:value-type="float">
            <text:p>0.011575</text:p>
          </table:table-cell>
          <table:table-cell table:style-name="ce7" office:value-type="float" office:value="0.153" calcext:value-type="float">
            <text:p>0.153</text:p>
          </table:table-cell>
          <table:table-cell table:style-name="ce7" office:value-type="float" office:value="0.03187" calcext:value-type="float">
            <text:p>0.03187</text:p>
          </table:table-cell>
          <table:table-cell table:formula="of:=0.01*[.F54]" office:value-type="float" office:value="0.0003187" calcext:value-type="float">
            <text:p>0.0003187</text:p>
          </table:table-cell>
          <table:table-cell table:style-name="ce7" table:formula="of:=[.C54]/([.F54])" office:value-type="float" office:value="3.6319422654534" calcext:value-type="float">
            <text:p>3.6319422654534</text:p>
          </table:table-cell>
          <table:table-cell table:style-name="ce7" table:formula="of:=[.H54]*((0.000000004418)/(0.25))*100000000" office:value-type="float" office:value="6.41836837150926" calcext:value-type="float">
            <text:p>6.41836837150926</text:p>
          </table:table-cell>
          <table:table-cell table:formula="of:=([.C54]*[.$T$31]/([.$T$30]*[.F54]))*SQRT([.D54]^2 + ((1/[.F54])*[.G54])^2)*100000000" office:value-type="float" office:value="0.0981750845690659" calcext:value-type="float">
            <text:p>0.0981750845690659</text:p>
          </table:table-cell>
          <table:table-cell table:style-name="ce7" table:formula="of:=([.F54])*[.C54]" office:value-type="float" office:value="0.0036889525" calcext:value-type="float">
            <text:p>0.0036889525</text:p>
          </table:table-cell>
          <table:table-cell table:formula="of:=SQRT(([.C54]*[.D54])^2 + ([.F54]*[.G54])^2)" office:value-type="float" office:value="0.00133984474905055" calcext:value-type="float">
            <text:p>0.00133984474905055</text:p>
          </table:table-cell>
          <table:table-cell table:style-name="ce7" table:formula="of:=40.92 + 52.82*[.I54] - 1.043*([.I54]^2) + 0.0258*[.I54]^3" office:value-type="float" office:value="343.793076185552" calcext:value-type="float">
            <text:p>343.793076185552</text:p>
          </table:table-cell>
          <table:table-cell table:formula="of:=[.M54]*0.03" office:value-type="float" office:value="10.3137922855666" calcext:value-type="float">
            <text:p>10.3137922855666</text:p>
          </table:table-cell>
          <table:table-cell table:style-name="ce7" table:formula="of:=((9.81*(1/[.$T$33])*([.M54] - [.$T$33])*[.$T$30]^3*(1.2)^2*1044)/(0.000015*[.$T$34]))^(1/4)" office:value-type="float" office:value="111.387867455479" calcext:value-type="float">
            <text:p>111.387867455479</text:p>
          </table:table-cell>
          <table:table-cell table:style-name="ce7" table:formula="of:=2*PI()*[.$T$30]*[.$T$34]*([.M54] - [.$T$33])" office:value-type="float" office:value="1.38029049073061" calcext:value-type="float">
            <text:p>1.38029049073061</text:p>
          </table:table-cell>
          <table:table-cell table:style-name="ce7" table:formula="of:=2*PI()*0.25*[.$T$30]*[.$T$34]*([.M54] - [.$T$33])*[.O54]" office:value-type="float" office:value="38.4369035578898" calcext:value-type="float">
            <text:p>38.4369035578898</text:p>
          </table:table-cell>
          <table:table-cell table:style-name="ce7" table:formula="of:=([.K54])/(2*PI()*0.0000000567 * [.$T$29] *  [.$T$30]  *([.M54]^4 - [.$T$33]^4))" office:value-type="float" office:value="0.167357428231133" calcext:value-type="float">
            <text:p>0.167357428231133</text:p>
          </table:table-cell>
          <table:table-cell table:style-name="ce7" table:number-columns-repeated="3"/>
          <table:table-cell table:formula="of:=[.M54]-[.$T$35]" office:value-type="float" office:value="50.793076185552" calcext:value-type="float">
            <text:p>50.793076185552</text:p>
          </table:table-cell>
          <table:table-cell table:formula="of:=SQRT([.N54]^2 + [.$U$35]^2)" office:value-type="float" office:value="10.3423467022631" calcext:value-type="float">
            <text:p>10.34234670226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5045" calcext:value-type="float">
            <text:p>1.50E-01</text:p>
          </table:table-cell>
          <table:table-cell table:formula="of:=0.1*[.C55]" office:value-type="float" office:value="0.015045" calcext:value-type="float">
            <text:p>0.015045</text:p>
          </table:table-cell>
          <table:table-cell table:style-name="ce7" office:value-type="float" office:value="0.215" calcext:value-type="float">
            <text:p>0.215</text:p>
          </table:table-cell>
          <table:table-cell table:style-name="ce6" office:value-type="float" office:value="0.04092" calcext:value-type="float">
            <text:p>4.09E-02</text:p>
          </table:table-cell>
          <table:table-cell table:formula="of:=0.01*[.F55]" office:value-type="float" office:value="0.0004092" calcext:value-type="float">
            <text:p>0.0004092</text:p>
          </table:table-cell>
          <table:table-cell table:style-name="ce7" table:formula="of:=[.C55]/([.F55])" office:value-type="float" office:value="3.6766862170088" calcext:value-type="float">
            <text:p>3.6766862170088</text:p>
          </table:table-cell>
          <table:table-cell table:style-name="ce7" table:formula="of:=[.H55]*((0.000000004418)/(0.25))*100000000" office:value-type="float" office:value="6.49743988269795" calcext:value-type="float">
            <text:p>6.49743988269795</text:p>
          </table:table-cell>
          <table:table-cell table:formula="of:=([.C55]*[.$T$31]/([.$T$30]*[.F55]))*SQRT([.D55]^2 + ((1/[.F55])*[.G55])^2)*100000000" office:value-type="float" office:value="0.117374058707725" calcext:value-type="float">
            <text:p>0.117374058707725</text:p>
          </table:table-cell>
          <table:table-cell table:style-name="ce7" table:formula="of:=([.F55])*[.C55]" office:value-type="float" office:value="0.006156414" calcext:value-type="float">
            <text:p>0.006156414</text:p>
          </table:table-cell>
          <table:table-cell table:formula="of:=SQRT(([.C55]*[.D55])^2 + ([.F55]*[.G55])^2)" office:value-type="float" office:value="0.00226358218300876" calcext:value-type="float">
            <text:p>0.00226358218300876</text:p>
          </table:table-cell>
          <table:table-cell table:style-name="ce7" table:formula="of:=40.92 + 52.82*[.I55] - 1.043*([.I55]^2) + 0.0258*[.I55]^3" office:value-type="float" office:value="347.159686727963" calcext:value-type="float">
            <text:p>347.159686727963</text:p>
          </table:table-cell>
          <table:table-cell table:formula="of:=[.M55]*0.03" office:value-type="float" office:value="10.4147906018389" calcext:value-type="float">
            <text:p>10.4147906018389</text:p>
          </table:table-cell>
          <table:table-cell table:style-name="ce7" table:formula="of:=((9.81*(1/[.$T$33])*([.M55] - [.$T$33])*[.$T$30]^3*(1.2)^2*1044)/(0.000015*[.$T$34]))^(1/4)" office:value-type="float" office:value="113.189410037877" calcext:value-type="float">
            <text:p>113.189410037877</text:p>
          </table:table-cell>
          <table:table-cell table:style-name="ce7" table:formula="of:=2*PI()*[.$T$30]*[.$T$34]*([.M55] - [.$T$33])" office:value-type="float" office:value="1.47177737962679" calcext:value-type="float">
            <text:p>1.47177737962679</text:p>
          </table:table-cell>
          <table:table-cell table:style-name="ce7" table:formula="of:=2*PI()*0.25*[.$T$30]*[.$T$34]*([.M55] - [.$T$33])*[.O55]" office:value-type="float" office:value="41.6474033267623" calcext:value-type="float">
            <text:p>41.6474033267623</text:p>
          </table:table-cell>
          <table:table-cell table:style-name="ce7" table:formula="of:=([.K55])/(2*PI()*0.0000000567 * [.$T$29] *  [.$T$30]  *([.M55]^4 - [.$T$33]^4))" office:value-type="float" office:value="0.257623222482575" calcext:value-type="float">
            <text:p>0.257623222482575</text:p>
          </table:table-cell>
          <table:table-cell table:style-name="ce7" table:number-columns-repeated="3"/>
          <table:table-cell table:formula="of:=[.M55]-[.$T$35]" office:value-type="float" office:value="54.159686727963" calcext:value-type="float">
            <text:p>54.159686727963</text:p>
          </table:table-cell>
          <table:table-cell table:formula="of:=SQRT([.N55]^2 + [.$U$35]^2)" office:value-type="float" office:value="10.4430688631337" calcext:value-type="float">
            <text:p>10.4430688631337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7815" calcext:value-type="float">
            <text:p>1.78E-01</text:p>
          </table:table-cell>
          <table:table-cell table:formula="of:=0.1*[.C56]" office:value-type="float" office:value="0.017815" calcext:value-type="float">
            <text:p>0.017815</text:p>
          </table:table-cell>
          <table:table-cell table:style-name="ce7" office:value-type="float" office:value="0.255" calcext:value-type="float">
            <text:p>0.255</text:p>
          </table:table-cell>
          <table:table-cell table:style-name="ce6" office:value-type="float" office:value="0.04796" calcext:value-type="float">
            <text:p>4.80E-02</text:p>
          </table:table-cell>
          <table:table-cell table:formula="of:=0.01*[.F56]" office:value-type="float" office:value="0.0004796" calcext:value-type="float">
            <text:p>0.0004796</text:p>
          </table:table-cell>
          <table:table-cell table:style-name="ce7" table:formula="of:=[.C56]/([.F56])" office:value-type="float" office:value="3.71455379482902" calcext:value-type="float">
            <text:p>3.71455379482902</text:p>
          </table:table-cell>
          <table:table-cell table:style-name="ce7" table:formula="of:=[.H56]*((0.000000004418)/(0.25))*100000000" office:value-type="float" office:value="6.56435946622185" calcext:value-type="float">
            <text:p>6.56435946622185</text:p>
          </table:table-cell>
          <table:table-cell table:formula="of:=([.C56]*[.$T$31]/([.$T$30]*[.F56]))*SQRT([.D56]^2 + ((1/[.F56])*[.G56])^2)*100000000" office:value-type="float" office:value="0.134104040931063" calcext:value-type="float">
            <text:p>0.134104040931063</text:p>
          </table:table-cell>
          <table:table-cell table:style-name="ce7" table:formula="of:=([.F56])*[.C56]" office:value-type="float" office:value="0.008544074" calcext:value-type="float">
            <text:p>0.008544074</text:p>
          </table:table-cell>
          <table:table-cell table:formula="of:=SQRT(([.C56]*[.D56])^2 + ([.F56]*[.G56])^2)" office:value-type="float" office:value="0.00317382560071811" calcext:value-type="float">
            <text:p>0.00317382560071811</text:p>
          </table:table-cell>
          <table:table-cell table:style-name="ce7" table:formula="of:=40.92 + 52.82*[.I56] - 1.043*([.I56]^2) + 0.0258*[.I56]^3" office:value-type="float" office:value="350.003627647852" calcext:value-type="float">
            <text:p>350.003627647852</text:p>
          </table:table-cell>
          <table:table-cell table:formula="of:=[.M56]*0.03" office:value-type="float" office:value="10.5001088294356" calcext:value-type="float">
            <text:p>10.5001088294356</text:p>
          </table:table-cell>
          <table:table-cell table:style-name="ce7" table:formula="of:=((9.81*(1/[.$T$33])*([.M56] - [.$T$33])*[.$T$30]^3*(1.2)^2*1044)/(0.000015*[.$T$34]))^(1/4)" office:value-type="float" office:value="114.646917937294" calcext:value-type="float">
            <text:p>114.646917937294</text:p>
          </table:table-cell>
          <table:table-cell table:style-name="ce7" table:formula="of:=2*PI()*[.$T$30]*[.$T$34]*([.M56] - [.$T$33])" office:value-type="float" office:value="1.54906083837188" calcext:value-type="float">
            <text:p>1.54906083837188</text:p>
          </table:table-cell>
          <table:table-cell table:style-name="ce7" table:formula="of:=2*PI()*0.25*[.$T$30]*[.$T$34]*([.M56] - [.$T$33])*[.O56]" office:value-type="float" office:value="44.398762704174" calcext:value-type="float">
            <text:p>44.398762704174</text:p>
          </table:table-cell>
          <table:table-cell table:style-name="ce7" table:formula="of:=([.K56])/(2*PI()*0.0000000567 * [.$T$29] *  [.$T$30]  *([.M56]^4 - [.$T$33]^4))" office:value-type="float" office:value="0.334979450856924" calcext:value-type="float">
            <text:p>0.334979450856924</text:p>
          </table:table-cell>
          <table:table-cell table:style-name="ce7" table:number-columns-repeated="3"/>
          <table:table-cell table:formula="of:=[.M56]-[.$T$35]" office:value-type="float" office:value="57.003627647852" calcext:value-type="float">
            <text:p>57.003627647852</text:p>
          </table:table-cell>
          <table:table-cell table:formula="of:=SQRT([.N56]^2 + [.$U$35]^2)" office:value-type="float" office:value="10.5281579314708" calcext:value-type="float">
            <text:p>10.528157931470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1583" calcext:value-type="float">
            <text:p>2.16E-01</text:p>
          </table:table-cell>
          <table:table-cell table:formula="of:=0.1*[.C57]" office:value-type="float" office:value="0.021583" calcext:value-type="float">
            <text:p>0.021583</text:p>
          </table:table-cell>
          <table:table-cell table:style-name="ce7" office:value-type="float" office:value="0.306" calcext:value-type="float">
            <text:p>0.306</text:p>
          </table:table-cell>
          <table:table-cell table:style-name="ce6" office:value-type="float" office:value="0.05697" calcext:value-type="float">
            <text:p>5.70E-02</text:p>
          </table:table-cell>
          <table:table-cell table:formula="of:=0.01*[.F57]" office:value-type="float" office:value="0.0005697" calcext:value-type="float">
            <text:p>0.0005697</text:p>
          </table:table-cell>
          <table:table-cell table:style-name="ce7" table:formula="of:=[.C57]/([.F57])" office:value-type="float" office:value="3.78848516763209" calcext:value-type="float">
            <text:p>3.78848516763209</text:p>
          </table:table-cell>
          <table:table-cell table:style-name="ce7" table:formula="of:=[.H57]*((0.000000004418)/(0.25))*100000000" office:value-type="float" office:value="6.69501098823942" calcext:value-type="float">
            <text:p>6.69501098823942</text:p>
          </table:table-cell>
          <table:table-cell table:formula="of:=([.C57]*[.$T$31]/([.$T$30]*[.F57]))*SQRT([.D57]^2 + ((1/[.F57])*[.G57])^2)*100000000" office:value-type="float" office:value="0.1592499842196" calcext:value-type="float">
            <text:p>0.1592499842196</text:p>
          </table:table-cell>
          <table:table-cell table:style-name="ce7" table:formula="of:=([.F57])*[.C57]" office:value-type="float" office:value="0.0122958351" calcext:value-type="float">
            <text:p>0.0122958351</text:p>
          </table:table-cell>
          <table:table-cell table:formula="of:=SQRT(([.C57]*[.D57])^2 + ([.F57]*[.G57])^2)" office:value-type="float" office:value="0.00465837195442806" calcext:value-type="float">
            <text:p>0.00465837195442806</text:p>
          </table:table-cell>
          <table:table-cell table:style-name="ce7" table:formula="of:=40.92 + 52.82*[.I57] - 1.043*([.I57]^2) + 0.0258*[.I57]^3" office:value-type="float" office:value="355.542275917316" calcext:value-type="float">
            <text:p>355.542275917316</text:p>
          </table:table-cell>
          <table:table-cell table:formula="of:=[.M57]*0.03" office:value-type="float" office:value="10.6662682775195" calcext:value-type="float">
            <text:p>10.6662682775195</text:p>
          </table:table-cell>
          <table:table-cell table:style-name="ce7" table:formula="of:=((9.81*(1/[.$T$33])*([.M57] - [.$T$33])*[.$T$30]^3*(1.2)^2*1044)/(0.000015*[.$T$34]))^(1/4)" office:value-type="float" office:value="117.3357032737" calcext:value-type="float">
            <text:p>117.3357032737</text:p>
          </table:table-cell>
          <table:table-cell table:style-name="ce7" table:formula="of:=2*PI()*[.$T$30]*[.$T$34]*([.M57] - [.$T$33])" office:value-type="float" office:value="1.69957236694942" calcext:value-type="float">
            <text:p>1.69957236694942</text:p>
          </table:table-cell>
          <table:table-cell table:style-name="ce7" table:formula="of:=2*PI()*0.25*[.$T$30]*[.$T$34]*([.M57] - [.$T$33])*[.O57]" office:value-type="float" office:value="49.8551297351392" calcext:value-type="float">
            <text:p>49.8551297351392</text:p>
          </table:table-cell>
          <table:table-cell table:style-name="ce7" table:formula="of:=([.K57])/(2*PI()*0.0000000567 * [.$T$29] *  [.$T$30]  *([.M57]^4 - [.$T$33]^4))" office:value-type="float" office:value="0.427607295316175" calcext:value-type="float">
            <text:p>0.427607295316175</text:p>
          </table:table-cell>
          <table:table-cell table:style-name="ce7" table:number-columns-repeated="3"/>
          <table:table-cell table:formula="of:=[.M57]-[.$T$35]" office:value-type="float" office:value="62.542275917316" calcext:value-type="float">
            <text:p>62.542275917316</text:p>
          </table:table-cell>
          <table:table-cell table:formula="of:=SQRT([.N57]^2 + [.$U$35]^2)" office:value-type="float" office:value="10.6938815669531" calcext:value-type="float">
            <text:p>10.69388156695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6" calcext:value-type="float">
            <text:p>2.60E-01</text:p>
          </table:table-cell>
          <table:table-cell table:formula="of:=0.1*[.C58]" office:value-type="float" office:value="0.026" calcext:value-type="float">
            <text:p>0.026</text:p>
          </table:table-cell>
          <table:table-cell table:style-name="ce7" office:value-type="float" office:value="0.366" calcext:value-type="float">
            <text:p>0.366</text:p>
          </table:table-cell>
          <table:table-cell table:style-name="ce6" office:value-type="float" office:value="0.06677" calcext:value-type="float">
            <text:p>6.68E-02</text:p>
          </table:table-cell>
          <table:table-cell table:formula="of:=0.01*[.F58]" office:value-type="float" office:value="0.0006677" calcext:value-type="float">
            <text:p>0.0006677</text:p>
          </table:table-cell>
          <table:table-cell table:style-name="ce7" table:formula="of:=[.C58]/([.F58])" office:value-type="float" office:value="3.89396435524936" calcext:value-type="float">
            <text:p>3.89396435524936</text:p>
          </table:table-cell>
          <table:table-cell table:style-name="ce7" table:formula="of:=[.H58]*((0.000000004418)/(0.25))*100000000" office:value-type="float" office:value="6.88141380859668" calcext:value-type="float">
            <text:p>6.88141380859668</text:p>
          </table:table-cell>
          <table:table-cell table:formula="of:=([.C58]*[.$T$31]/([.$T$30]*[.F58]))*SQRT([.D58]^2 + ((1/[.F58])*[.G58])^2)*100000000" office:value-type="float" office:value="0.191688134929231" calcext:value-type="float">
            <text:p>0.191688134929231</text:p>
          </table:table-cell>
          <table:table-cell table:style-name="ce7" table:formula="of:=([.F58])*[.C58]" office:value-type="float" office:value="0.0173602" calcext:value-type="float">
            <text:p>0.0173602</text:p>
          </table:table-cell>
          <table:table-cell table:formula="of:=SQRT(([.C58]*[.D58])^2 + ([.F58]*[.G58])^2)" office:value-type="float" office:value="0.00676014700905676" calcext:value-type="float">
            <text:p>0.00676014700905676</text:p>
          </table:table-cell>
          <table:table-cell table:style-name="ce7" table:formula="of:=40.92 + 52.82*[.I58] - 1.043*([.I58]^2) + 0.0258*[.I58]^3" office:value-type="float" office:value="363.413431704696" calcext:value-type="float">
            <text:p>363.413431704696</text:p>
          </table:table-cell>
          <table:table-cell table:formula="of:=[.M58]*0.03" office:value-type="float" office:value="10.9024029511409" calcext:value-type="float">
            <text:p>10.9024029511409</text:p>
          </table:table-cell>
          <table:table-cell table:style-name="ce7" table:formula="of:=((9.81*(1/[.$T$33])*([.M58] - [.$T$33])*[.$T$30]^3*(1.2)^2*1044)/(0.000015*[.$T$34]))^(1/4)" office:value-type="float" office:value="120.865022745731" calcext:value-type="float">
            <text:p>120.865022745731</text:p>
          </table:table-cell>
          <table:table-cell table:style-name="ce7" table:formula="of:=2*PI()*[.$T$30]*[.$T$34]*([.M58] - [.$T$33])" office:value-type="float" office:value="1.91346926590255" calcext:value-type="float">
            <text:p>1.91346926590255</text:p>
          </table:table-cell>
          <table:table-cell table:style-name="ce7" table:formula="of:=2*PI()*0.25*[.$T$30]*[.$T$34]*([.M58] - [.$T$33])*[.O58]" office:value-type="float" office:value="57.8178765866421" calcext:value-type="float">
            <text:p>57.8178765866421</text:p>
          </table:table-cell>
          <table:table-cell table:style-name="ce7" table:formula="of:=([.K58])/(2*PI()*0.0000000567 * [.$T$29] *  [.$T$30]  *([.M58]^4 - [.$T$33]^4))" office:value-type="float" office:value="0.516052401945838" calcext:value-type="float">
            <text:p>0.516052401945838</text:p>
          </table:table-cell>
          <table:table-cell table:style-name="ce7" table:number-columns-repeated="3"/>
          <table:table-cell table:formula="of:=[.M58]-[.$T$35]" office:value-type="float" office:value="70.413431704696" calcext:value-type="float">
            <text:p>70.413431704696</text:p>
          </table:table-cell>
          <table:table-cell table:formula="of:=SQRT([.N58]^2 + [.$U$35]^2)" office:value-type="float" office:value="10.9294196602128" calcext:value-type="float">
            <text:p>10.92941966021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9295" calcext:value-type="float">
            <text:p>2.93E-01</text:p>
          </table:table-cell>
          <table:table-cell table:formula="of:=0.1*[.C59]" office:value-type="float" office:value="0.029295" calcext:value-type="float">
            <text:p>0.029295</text:p>
          </table:table-cell>
          <table:table-cell table:style-name="ce7" office:value-type="float" office:value="0.41" calcext:value-type="float">
            <text:p>0.41</text:p>
          </table:table-cell>
          <table:table-cell table:style-name="ce6" office:value-type="float" office:value="0.07367" calcext:value-type="float">
            <text:p>7.37E-02</text:p>
          </table:table-cell>
          <table:table-cell table:formula="of:=0.01*[.F59]" office:value-type="float" office:value="0.0007367" calcext:value-type="float">
            <text:p>0.0007367</text:p>
          </table:table-cell>
          <table:table-cell table:style-name="ce7" table:formula="of:=[.C59]/([.F59])" office:value-type="float" office:value="3.9765168996878" calcext:value-type="float">
            <text:p>3.9765168996878</text:p>
          </table:table-cell>
          <table:table-cell table:style-name="ce7" table:formula="of:=[.H59]*((0.000000004418)/(0.25))*100000000" office:value-type="float" office:value="7.02730066512828" calcext:value-type="float">
            <text:p>7.02730066512828</text:p>
          </table:table-cell>
          <table:table-cell table:formula="of:=([.C59]*[.$T$31]/([.$T$30]*[.F59]))*SQRT([.D59]^2 + ((1/[.F59])*[.G59])^2)*100000000" office:value-type="float" office:value="0.217521726191168" calcext:value-type="float">
            <text:p>0.217521726191168</text:p>
          </table:table-cell>
          <table:table-cell table:style-name="ce7" table:formula="of:=([.F59])*[.C59]" office:value-type="float" office:value="0.0215816265" calcext:value-type="float">
            <text:p>0.0215816265</text:p>
          </table:table-cell>
          <table:table-cell table:formula="of:=SQRT(([.C59]*[.D59])^2 + ([.F59]*[.G59])^2)" office:value-type="float" office:value="0.00858214185950432" calcext:value-type="float">
            <text:p>0.00858214185950432</text:p>
          </table:table-cell>
          <table:table-cell table:style-name="ce7" table:formula="of:=40.92 + 52.82*[.I59] - 1.043*([.I59]^2) + 0.0258*[.I59]^3" office:value-type="float" office:value="369.548944289864" calcext:value-type="float">
            <text:p>369.548944289864</text:p>
          </table:table-cell>
          <table:table-cell table:formula="of:=[.M59]*0.03" office:value-type="float" office:value="11.0864683286959" calcext:value-type="float">
            <text:p>11.0864683286959</text:p>
          </table:table-cell>
          <table:table-cell table:style-name="ce7" table:formula="of:=((9.81*(1/[.$T$33])*([.M59] - [.$T$33])*[.$T$30]^3*(1.2)^2*1044)/(0.000015*[.$T$34]))^(1/4)" office:value-type="float" office:value="123.416027078178" calcext:value-type="float">
            <text:p>123.416027078178</text:p>
          </table:table-cell>
          <table:table-cell table:style-name="ce7" table:formula="of:=2*PI()*[.$T$30]*[.$T$34]*([.M59] - [.$T$33])" office:value-type="float" office:value="2.08020044883244" calcext:value-type="float">
            <text:p>2.08020044883244</text:p>
          </table:table-cell>
          <table:table-cell table:style-name="ce7" table:formula="of:=2*PI()*0.25*[.$T$30]*[.$T$34]*([.M59] - [.$T$33])*[.O59]" office:value-type="float" office:value="64.1825187302857" calcext:value-type="float">
            <text:p>64.1825187302857</text:p>
          </table:table-cell>
          <table:table-cell table:style-name="ce7" table:formula="of:=([.K59])/(2*PI()*0.0000000567 * [.$T$29] *  [.$T$30]  *([.M59]^4 - [.$T$33]^4))" office:value-type="float" office:value="0.572832828268332" calcext:value-type="float">
            <text:p>0.572832828268332</text:p>
          </table:table-cell>
          <table:table-cell table:style-name="ce7" table:number-columns-repeated="3"/>
          <table:table-cell table:formula="of:=[.M59]-[.$T$35]" office:value-type="float" office:value="76.548944289864" calcext:value-type="float">
            <text:p>76.548944289864</text:p>
          </table:table-cell>
          <table:table-cell table:formula="of:=SQRT([.N59]^2 + [.$U$35]^2)" office:value-type="float" office:value="11.1130375686928" calcext:value-type="float">
            <text:p>11.11303756869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393" calcext:value-type="float">
            <text:p>3.39E-01</text:p>
          </table:table-cell>
          <table:table-cell table:formula="of:=0.1*[.C60]" office:value-type="float" office:value="0.03393" calcext:value-type="float">
            <text:p>0.03393</text:p>
          </table:table-cell>
          <table:table-cell table:style-name="ce7" office:value-type="float" office:value="0.472" calcext:value-type="float">
            <text:p>0.472</text:p>
          </table:table-cell>
          <table:table-cell table:style-name="ce6" office:value-type="float" office:value="0.08264" calcext:value-type="float">
            <text:p>8.26E-02</text:p>
          </table:table-cell>
          <table:table-cell table:formula="of:=0.01*[.F60]" office:value-type="float" office:value="0.0008264" calcext:value-type="float">
            <text:p>0.0008264</text:p>
          </table:table-cell>
          <table:table-cell table:style-name="ce7" table:formula="of:=[.C60]/([.F60])" office:value-type="float" office:value="4.10575992255566" calcext:value-type="float">
            <text:p>4.10575992255566</text:p>
          </table:table-cell>
          <table:table-cell table:style-name="ce7" table:formula="of:=[.H60]*((0.000000004418)/(0.25))*100000000" office:value-type="float" office:value="7.25569893514037" calcext:value-type="float">
            <text:p>7.25569893514037</text:p>
          </table:table-cell>
          <table:table-cell table:formula="of:=([.C60]*[.$T$31]/([.$T$30]*[.F60]))*SQRT([.D60]^2 + ((1/[.F60])*[.G60])^2)*100000000" office:value-type="float" office:value="0.256647542913149" calcext:value-type="float">
            <text:p>0.256647542913149</text:p>
          </table:table-cell>
          <table:table-cell table:style-name="ce7" table:formula="of:=([.F60])*[.C60]" office:value-type="float" office:value="0.028039752" calcext:value-type="float">
            <text:p>0.028039752</text:p>
          </table:table-cell>
          <table:table-cell table:formula="of:=SQRT(([.C60]*[.D60])^2 + ([.F60]*[.G60])^2)" office:value-type="float" office:value="0.0115126515628032" calcext:value-type="float">
            <text:p>0.0115126515628032</text:p>
          </table:table-cell>
          <table:table-cell table:style-name="ce7" table:formula="of:=40.92 + 52.82*[.I60] - 1.043*([.I60]^2) + 0.0258*[.I60]^3" office:value-type="float" office:value="379.112127580378" calcext:value-type="float">
            <text:p>379.112127580378</text:p>
          </table:table-cell>
          <table:table-cell table:formula="of:=[.M60]*0.03" office:value-type="float" office:value="11.3733638274113" calcext:value-type="float">
            <text:p>11.3733638274113</text:p>
          </table:table-cell>
          <table:table-cell table:style-name="ce7" table:formula="of:=((9.81*(1/[.$T$33])*([.M60] - [.$T$33])*[.$T$30]^3*(1.2)^2*1044)/(0.000015*[.$T$34]))^(1/4)" office:value-type="float" office:value="127.102133419893" calcext:value-type="float">
            <text:p>127.102133419893</text:p>
          </table:table-cell>
          <table:table-cell table:style-name="ce7" table:formula="of:=2*PI()*[.$T$30]*[.$T$34]*([.M60] - [.$T$33])" office:value-type="float" office:value="2.3400778169365" calcext:value-type="float">
            <text:p>2.3400778169365</text:p>
          </table:table-cell>
          <table:table-cell table:style-name="ce7" table:formula="of:=2*PI()*0.25*[.$T$30]*[.$T$34]*([.M60] - [.$T$33])*[.O60]" office:value-type="float" office:value="74.3572207252987" calcext:value-type="float">
            <text:p>74.3572207252987</text:p>
          </table:table-cell>
          <table:table-cell table:style-name="ce7" table:formula="of:=([.K60])/(2*PI()*0.0000000567 * [.$T$29] *  [.$T$30]  *([.M60]^4 - [.$T$33]^4))" office:value-type="float" office:value="0.631843191614308" calcext:value-type="float">
            <text:p>0.631843191614308</text:p>
          </table:table-cell>
          <table:table-cell table:style-name="ce7" table:number-columns-repeated="3"/>
          <table:table-cell table:formula="of:=[.M60]-[.$T$35]" office:value-type="float" office:value="86.112127580378" calcext:value-type="float">
            <text:p>86.112127580378</text:p>
          </table:table-cell>
          <table:table-cell table:formula="of:=SQRT([.N60]^2 + [.$U$35]^2)" office:value-type="float" office:value="11.3992643951559" calcext:value-type="float">
            <text:p>11.3992643951559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787" calcext:value-type="float">
            <text:p>3.79E-01</text:p>
          </table:table-cell>
          <table:table-cell table:formula="of:=0.1*[.C61]" office:value-type="float" office:value="0.03787" calcext:value-type="float">
            <text:p>0.03787</text:p>
          </table:table-cell>
          <table:table-cell table:style-name="ce7" office:value-type="float" office:value="0.525" calcext:value-type="float">
            <text:p>0.525</text:p>
          </table:table-cell>
          <table:table-cell table:style-name="ce6" office:value-type="float" office:value="0.08964" calcext:value-type="float">
            <text:p>8.96E-02</text:p>
          </table:table-cell>
          <table:table-cell table:formula="of:=0.01*[.F61]" office:value-type="float" office:value="0.0008964" calcext:value-type="float">
            <text:p>0.0008964</text:p>
          </table:table-cell>
          <table:table-cell table:style-name="ce7" table:formula="of:=[.C61]/([.F61])" office:value-type="float" office:value="4.22467648371263" calcext:value-type="float">
            <text:p>4.22467648371263</text:p>
          </table:table-cell>
          <table:table-cell table:style-name="ce7" table:formula="of:=[.H61]*((0.000000004418)/(0.25))*100000000" office:value-type="float" office:value="7.46584828201696" calcext:value-type="float">
            <text:p>7.46584828201696</text:p>
          </table:table-cell>
          <table:table-cell table:formula="of:=([.C61]*[.$T$31]/([.$T$30]*[.F61]))*SQRT([.D61]^2 + ((1/[.F61])*[.G61])^2)*100000000" office:value-type="float" office:value="0.292413833748241" calcext:value-type="float">
            <text:p>0.292413833748241</text:p>
          </table:table-cell>
          <table:table-cell table:style-name="ce7" table:formula="of:=([.F61])*[.C61]" office:value-type="float" office:value="0.033946668" calcext:value-type="float">
            <text:p>0.033946668</text:p>
          </table:table-cell>
          <table:table-cell table:formula="of:=SQRT(([.C61]*[.D61])^2 + ([.F61]*[.G61])^2)" office:value-type="float" office:value="0.0143415941040855" calcext:value-type="float">
            <text:p>0.0143415941040855</text:p>
          </table:table-cell>
          <table:table-cell table:style-name="ce7" table:formula="of:=40.92 + 52.82*[.I61] - 1.043*([.I61]^2) + 0.0258*[.I61]^3" office:value-type="float" office:value="387.866806381956" calcext:value-type="float">
            <text:p>387.866806381956</text:p>
          </table:table-cell>
          <table:table-cell table:formula="of:=[.M61]*0.03" office:value-type="float" office:value="11.6360041914587" calcext:value-type="float">
            <text:p>11.6360041914587</text:p>
          </table:table-cell>
          <table:table-cell table:style-name="ce7" table:formula="of:=((9.81*(1/[.$T$33])*([.M61] - [.$T$33])*[.$T$30]^3*(1.2)^2*1044)/(0.000015*[.$T$34]))^(1/4)" office:value-type="float" office:value="130.216293863842" calcext:value-type="float">
            <text:p>130.216293863842</text:p>
          </table:table-cell>
          <table:table-cell table:style-name="ce7" table:formula="of:=2*PI()*[.$T$30]*[.$T$34]*([.M61] - [.$T$33])" office:value-type="float" office:value="2.57798425629204" calcext:value-type="float">
            <text:p>2.57798425629204</text:p>
          </table:table-cell>
          <table:table-cell table:style-name="ce7" table:formula="of:=2*PI()*0.25*[.$T$30]*[.$T$34]*([.M61] - [.$T$33])*[.O61]" office:value-type="float" office:value="83.9238888734209" calcext:value-type="float">
            <text:p>83.9238888734209</text:p>
          </table:table-cell>
          <table:table-cell table:style-name="ce7" table:formula="of:=([.K61])/(2*PI()*0.0000000567 * [.$T$29] *  [.$T$30]  *([.M61]^4 - [.$T$33]^4))" office:value-type="float" office:value="0.665950256102302" calcext:value-type="float">
            <text:p>0.665950256102302</text:p>
          </table:table-cell>
          <table:table-cell table:style-name="ce7" table:number-columns-repeated="3"/>
          <table:table-cell table:formula="of:=[.M61]-[.$T$35]" office:value-type="float" office:value="94.866806381956" calcext:value-type="float">
            <text:p>94.866806381956</text:p>
          </table:table-cell>
          <table:table-cell table:formula="of:=SQRT([.N61]^2 + [.$U$35]^2)" office:value-type="float" office:value="11.6613214321381" calcext:value-type="float">
            <text:p>11.661321432138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4485" calcext:value-type="float">
            <text:p>4.49E-01</text:p>
          </table:table-cell>
          <table:table-cell table:formula="of:=0.1*[.C62]" office:value-type="float" office:value="0.04485" calcext:value-type="float">
            <text:p>0.04485</text:p>
          </table:table-cell>
          <table:table-cell table:style-name="ce7" office:value-type="float" office:value="0.614" calcext:value-type="float">
            <text:p>0.614</text:p>
          </table:table-cell>
          <table:table-cell table:style-name="ce6" office:value-type="float" office:value="0.10065" calcext:value-type="float">
            <text:p>1.01E-01</text:p>
          </table:table-cell>
          <table:table-cell table:formula="of:=0.01*[.F62]" office:value-type="float" office:value="0.0010065" calcext:value-type="float">
            <text:p>0.0010065</text:p>
          </table:table-cell>
          <table:table-cell table:style-name="ce7" table:formula="of:=[.C62]/([.F62])" office:value-type="float" office:value="4.45603576751118" calcext:value-type="float">
            <text:p>4.45603576751118</text:p>
          </table:table-cell>
          <table:table-cell table:style-name="ce7" table:formula="of:=[.H62]*((0.000000004418)/(0.25))*100000000" office:value-type="float" office:value="7.87470640834575" calcext:value-type="float">
            <text:p>7.87470640834575</text:p>
          </table:table-cell>
          <table:table-cell table:formula="of:=([.C62]*[.$T$31]/([.$T$30]*[.F62]))*SQRT([.D62]^2 + ((1/[.F62])*[.G62])^2)*100000000" office:value-type="float" office:value="0.361841957673247" calcext:value-type="float">
            <text:p>0.361841957673247</text:p>
          </table:table-cell>
          <table:table-cell table:style-name="ce7" table:formula="of:=([.F62])*[.C62]" office:value-type="float" office:value="0.045141525" calcext:value-type="float">
            <text:p>0.045141525</text:p>
          </table:table-cell>
          <table:table-cell table:formula="of:=SQRT(([.C62]*[.D62])^2 + ([.F62]*[.G62])^2)" office:value-type="float" office:value="0.0201154800923723" calcext:value-type="float">
            <text:p>0.0201154800923723</text:p>
          </table:table-cell>
          <table:table-cell table:style-name="ce7" table:formula="of:=40.92 + 52.82*[.I62] - 1.043*([.I62]^2) + 0.0258*[.I62]^3" office:value-type="float" office:value="404.783133846643" calcext:value-type="float">
            <text:p>404.783133846643</text:p>
          </table:table-cell>
          <table:table-cell table:formula="of:=[.M62]*0.03" office:value-type="float" office:value="12.1434940153993" calcext:value-type="float">
            <text:p>12.1434940153993</text:p>
          </table:table-cell>
          <table:table-cell table:style-name="ce7" table:formula="of:=((9.81*(1/[.$T$33])*([.M62] - [.$T$33])*[.$T$30]^3*(1.2)^2*1044)/(0.000015*[.$T$34]))^(1/4)" office:value-type="float" office:value="135.669064588259" calcext:value-type="float">
            <text:p>135.669064588259</text:p>
          </table:table-cell>
          <table:table-cell table:style-name="ce7" table:formula="of:=2*PI()*[.$T$30]*[.$T$34]*([.M62] - [.$T$33])" office:value-type="float" office:value="3.03768167355996" calcext:value-type="float">
            <text:p>3.03768167355996</text:p>
          </table:table-cell>
          <table:table-cell table:style-name="ce7" table:formula="of:=2*PI()*0.25*[.$T$30]*[.$T$34]*([.M62] - [.$T$33])*[.O62]" office:value-type="float" office:value="103.029857792194" calcext:value-type="float">
            <text:p>103.029857792194</text:p>
          </table:table-cell>
          <table:table-cell table:style-name="ce7" table:formula="of:=([.K62])/(2*PI()*0.0000000567 * [.$T$29] *  [.$T$30]  *([.M62]^4 - [.$T$33]^4))" office:value-type="float" office:value="0.693952172867166" calcext:value-type="float">
            <text:p>0.693952172867166</text:p>
          </table:table-cell>
          <table:table-cell table:style-name="ce7" table:number-columns-repeated="3"/>
          <table:table-cell table:formula="of:=[.M62]-[.$T$35]" office:value-type="float" office:value="111.783133846643" calcext:value-type="float">
            <text:p>111.783133846643</text:p>
          </table:table-cell>
          <table:table-cell table:formula="of:=SQRT([.N62]^2 + [.$U$35]^2)" office:value-type="float" office:value="12.1677553764874" calcext:value-type="float">
            <text:p>12.1677553764874</text:p>
          </table:table-cell>
          <table:table-cell table:style-name="ce7" table:number-columns-repeated="16361"/>
        </table:table-row>
        <table:table-row table:style-name="ro3">
          <table:table-cell table:style-name="ce8" office:value-type="float" office:value="0.012" calcext:value-type="float">
            <text:p>1.20E-02</text:p>
          </table:table-cell>
          <table:table-cell table:style-name="ce8" office:value-type="float" office:value="0.001" calcext:value-type="float">
            <text:p>1.00E-03</text:p>
          </table:table-cell>
          <table:table-cell table:style-name="ce8" office:value-type="float" office:value="0.04422" calcext:value-type="float">
            <text:p>4.42E-02</text:p>
          </table:table-cell>
          <table:table-cell table:formula="of:=0.1*[.C63]" office:value-type="float" office:value="0.004422" calcext:value-type="float">
            <text:p>0.004422</text:p>
          </table:table-cell>
          <table:table-cell table:style-name="ce9" office:value-type="float" office:value="0.059" calcext:value-type="float">
            <text:p>0.059</text:p>
          </table:table-cell>
          <table:table-cell table:style-name="ce8" office:value-type="float" office:value="0.01218" calcext:value-type="float">
            <text:p>1.2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3]/([.F63])" office:value-type="float" office:value="3.63054187192118" calcext:value-type="float">
            <text:p>3.63054187192118</text:p>
          </table:table-cell>
          <table:table-cell table:style-name="ce9" table:formula="of:=[.H63]*((0.000000004418)/(0.25))*100000000" office:value-type="float" office:value="6.41589359605911" calcext:value-type="float">
            <text:p>6.41589359605911</text:p>
          </table:table-cell>
          <table:table-cell table:formula="of:=([.C63]*[.$T$31]/([.$T$30]*[.F63]))*SQRT([.D63]^2 + ((1/[.F63])*[.G63])^2)*100000000" office:value-type="float" office:value="0.527503773405911" calcext:value-type="float">
            <text:p>0.527503773405911</text:p>
          </table:table-cell>
          <table:table-cell table:style-name="ce9" table:formula="of:=([.F63])*[.C63]" office:value-type="float" office:value="0.0005385996" calcext:value-type="float">
            <text:p>0.0005385996</text:p>
          </table:table-cell>
          <table:table-cell table:formula="of:=SQRT(([.C63]*[.D63])^2 + ([.F63]*[.G63])^2)" office:value-type="float" office:value="0.000195919811422698" calcext:value-type="float">
            <text:p>0.000195919811422698</text:p>
          </table:table-cell>
          <table:table-cell table:style-name="ce9" table:formula="of:=40.92 + 52.82*[.I63] - 1.043*([.I63]^2) + 0.0258*[.I63]^3" office:value-type="float" office:value="343.687598376391" calcext:value-type="float">
            <text:p>343.687598376391</text:p>
          </table:table-cell>
          <table:table-cell table:formula="of:=[.M63]*0.03" office:value-type="float" office:value="10.3106279512917" calcext:value-type="float">
            <text:p>10.3106279512917</text:p>
          </table:table-cell>
          <table:table-cell table:style-name="ce9" table:formula="of:=((9.81*(1/[.$T$33])*([.M63] - [.$T$33])*[.$T$30]^3*(1.2)^2*1044)/(0.000015*[.$T$34]))^(1/4)" office:value-type="float" office:value="111.329994860006" calcext:value-type="float">
            <text:p>111.329994860006</text:p>
          </table:table-cell>
          <table:table-cell table:style-name="ce9" table:formula="of:=2*PI()*[.$T$30]*[.$T$34]*([.M63] - [.$T$33])" office:value-type="float" office:value="1.37742415484585" calcext:value-type="float">
            <text:p>1.37742415484585</text:p>
          </table:table-cell>
          <table:table-cell table:style-name="ce9" table:formula="of:=2*PI()*0.25*[.$T$30]*[.$T$34]*([.M63] - [.$T$33])*[.O63]" office:value-type="float" office:value="38.3371560197592" calcext:value-type="float">
            <text:p>38.3371560197592</text:p>
          </table:table-cell>
          <table:table-cell table:style-name="ce9" table:formula="of:=([.K63])/(2*PI()*0.0000000567 * [.$T$29] *  [.$T$30]  *([.M63]^4 - [.$T$33]^4))" office:value-type="float" office:value="0.0244983632591365" calcext:value-type="float">
            <text:p>0.0244983632591365</text:p>
          </table:table-cell>
          <table:table-cell table:style-name="ce9" table:number-columns-repeated="3"/>
          <table:table-cell table:formula="of:=[.M63]-[.$T$35]" office:value-type="float" office:value="50.6875983763914" calcext:value-type="float">
            <text:p>50.6875983763914</text:p>
          </table:table-cell>
          <table:table-cell table:formula="of:=SQRT([.N63]^2 + [.$U$35]^2)" office:value-type="float" office:value="10.3391911071398" calcext:value-type="float">
            <text:p>10.33919110713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5761" calcext:value-type="float">
            <text:p>5.76E-02</text:p>
          </table:table-cell>
          <table:table-cell table:formula="of:=0.1*[.C64]" office:value-type="float" office:value="0.005761" calcext:value-type="float">
            <text:p>0.005761</text:p>
          </table:table-cell>
          <table:table-cell table:style-name="ce9" office:value-type="float" office:value="0.077" calcext:value-type="float">
            <text:p>0.077</text:p>
          </table:table-cell>
          <table:table-cell table:style-name="ce8" office:value-type="float" office:value="0.01578" calcext:value-type="float">
            <text:p>1.58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4]/([.F64])" office:value-type="float" office:value="3.65082382762991" calcext:value-type="float">
            <text:p>3.65082382762991</text:p>
          </table:table-cell>
          <table:table-cell table:style-name="ce9" table:formula="of:=[.H64]*((0.000000004418)/(0.25))*100000000" office:value-type="float" office:value="6.45173586818758" calcext:value-type="float">
            <text:p>6.45173586818758</text:p>
          </table:table-cell>
          <table:table-cell table:formula="of:=([.C64]*[.$T$31]/([.$T$30]*[.F64]))*SQRT([.D64]^2 + ((1/[.F64])*[.G64])^2)*100000000" office:value-type="float" office:value="0.410528665167847" calcext:value-type="float">
            <text:p>0.410528665167847</text:p>
          </table:table-cell>
          <table:table-cell table:style-name="ce9" table:formula="of:=([.F64])*[.C64]" office:value-type="float" office:value="0.0009090858" calcext:value-type="float">
            <text:p>0.0009090858</text:p>
          </table:table-cell>
          <table:table-cell table:formula="of:=SQRT(([.C64]*[.D64])^2 + ([.F64]*[.G64])^2)" office:value-type="float" office:value="0.00033226613380732" calcext:value-type="float">
            <text:p>0.00033226613380732</text:p>
          </table:table-cell>
          <table:table-cell table:style-name="ce9" table:formula="of:=40.92 + 52.82*[.I64] - 1.043*([.I64]^2) + 0.0258*[.I64]^3" office:value-type="float" office:value="345.214585412306" calcext:value-type="float">
            <text:p>345.214585412306</text:p>
          </table:table-cell>
          <table:table-cell table:formula="of:=[.M64]*0.03" office:value-type="float" office:value="10.3564375623692" calcext:value-type="float">
            <text:p>10.3564375623692</text:p>
          </table:table-cell>
          <table:table-cell table:style-name="ce9" table:formula="of:=((9.81*(1/[.$T$33])*([.M64] - [.$T$33])*[.$T$30]^3*(1.2)^2*1044)/(0.000015*[.$T$34]))^(1/4)" office:value-type="float" office:value="112.159152474995" calcext:value-type="float">
            <text:p>112.159152474995</text:p>
          </table:table-cell>
          <table:table-cell table:style-name="ce9" table:formula="of:=2*PI()*[.$T$30]*[.$T$34]*([.M64] - [.$T$33])" office:value-type="float" office:value="1.41891968619431" calcext:value-type="float">
            <text:p>1.41891968619431</text:p>
          </table:table-cell>
          <table:table-cell table:style-name="ce9" table:formula="of:=2*PI()*0.25*[.$T$30]*[.$T$34]*([.M64] - [.$T$33])*[.O64]" office:value-type="float" office:value="39.7862073584098" calcext:value-type="float">
            <text:p>39.7862073584098</text:p>
          </table:table-cell>
          <table:table-cell table:style-name="ce9" table:formula="of:=([.K64])/(2*PI()*0.0000000567 * [.$T$29] *  [.$T$30]  *([.M64]^4 - [.$T$33]^4))" office:value-type="float" office:value="0.0398392737252902" calcext:value-type="float">
            <text:p>0.0398392737252902</text:p>
          </table:table-cell>
          <table:table-cell table:style-name="ce9" table:number-columns-repeated="3"/>
          <table:table-cell table:formula="of:=[.M64]-[.$T$35]" office:value-type="float" office:value="52.2145854123065" calcext:value-type="float">
            <text:p>52.2145854123065</text:p>
          </table:table-cell>
          <table:table-cell table:formula="of:=SQRT([.N64]^2 + [.$U$35]^2)" office:value-type="float" office:value="10.3848747215964" calcext:value-type="float">
            <text:p>10.384874721596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7576" calcext:value-type="float">
            <text:p>7.58E-02</text:p>
          </table:table-cell>
          <table:table-cell table:formula="of:=0.1*[.C65]" office:value-type="float" office:value="0.007576" calcext:value-type="float">
            <text:p>0.007576</text:p>
          </table:table-cell>
          <table:table-cell table:style-name="ce9" office:value-type="float" office:value="0.102" calcext:value-type="float">
            <text:p>0.102</text:p>
          </table:table-cell>
          <table:table-cell table:style-name="ce8" office:value-type="float" office:value="0.02046" calcext:value-type="float">
            <text:p>2.0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5]/([.F65])" office:value-type="float" office:value="3.70283479960899" calcext:value-type="float">
            <text:p>3.70283479960899</text:p>
          </table:table-cell>
          <table:table-cell table:style-name="ce9" table:formula="of:=[.H65]*((0.000000004418)/(0.25))*100000000" office:value-type="float" office:value="6.54364965786901" calcext:value-type="float">
            <text:p>6.54364965786901</text:p>
          </table:table-cell>
          <table:table-cell table:formula="of:=([.C65]*[.$T$31]/([.$T$30]*[.F65]))*SQRT([.D65]^2 + ((1/[.F65])*[.G65])^2)*100000000" office:value-type="float" office:value="0.32363591626649" calcext:value-type="float">
            <text:p>0.32363591626649</text:p>
          </table:table-cell>
          <table:table-cell table:style-name="ce9" table:formula="of:=([.F65])*[.C65]" office:value-type="float" office:value="0.0015500496" calcext:value-type="float">
            <text:p>0.0015500496</text:p>
          </table:table-cell>
          <table:table-cell table:formula="of:=SQRT(([.C65]*[.D65])^2 + ([.F65]*[.G65])^2)" office:value-type="float" office:value="0.000574322315311026" calcext:value-type="float">
            <text:p>0.000574322315311026</text:p>
          </table:table-cell>
          <table:table-cell table:style-name="ce9" table:formula="of:=40.92 + 52.82*[.I65] - 1.043*([.I65]^2) + 0.0258*[.I65]^3" office:value-type="float" office:value="349.12401862445" calcext:value-type="float">
            <text:p>349.12401862445</text:p>
          </table:table-cell>
          <table:table-cell table:formula="of:=[.M65]*0.03" office:value-type="float" office:value="10.4737205587335" calcext:value-type="float">
            <text:p>10.4737205587335</text:p>
          </table:table-cell>
          <table:table-cell table:style-name="ce9" table:formula="of:=((9.81*(1/[.$T$33])*([.M65] - [.$T$33])*[.$T$30]^3*(1.2)^2*1044)/(0.000015*[.$T$34]))^(1/4)" office:value-type="float" office:value="114.202063300308" calcext:value-type="float">
            <text:p>114.202063300308</text:p>
          </table:table-cell>
          <table:table-cell table:style-name="ce9" table:formula="of:=2*PI()*[.$T$30]*[.$T$34]*([.M65] - [.$T$33])" office:value-type="float" office:value="1.52515765979441" calcext:value-type="float">
            <text:p>1.52515765979441</text:p>
          </table:table-cell>
          <table:table-cell table:style-name="ce9" table:formula="of:=2*PI()*0.25*[.$T$30]*[.$T$34]*([.M65] - [.$T$33])*[.O65]" office:value-type="float" office:value="43.5440379016977" calcext:value-type="float">
            <text:p>43.5440379016977</text:p>
          </table:table-cell>
          <table:table-cell table:style-name="ce9" table:formula="of:=([.K65])/(2*PI()*0.0000000567 * [.$T$29] *  [.$T$30]  *([.M65]^4 - [.$T$33]^4))" office:value-type="float" office:value="0.061991299211632" calcext:value-type="float">
            <text:p>0.061991299211632</text:p>
          </table:table-cell>
          <table:table-cell table:style-name="ce9" table:number-columns-repeated="3"/>
          <table:table-cell table:formula="of:=[.M65]-[.$T$35]" office:value-type="float" office:value="56.1240186244502" calcext:value-type="float">
            <text:p>56.1240186244502</text:p>
          </table:table-cell>
          <table:table-cell table:formula="of:=SQRT([.N65]^2 + [.$U$35]^2)" office:value-type="float" office:value="10.5018401407771" calcext:value-type="float">
            <text:p>10.5018401407771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0488" calcext:value-type="float">
            <text:p>1.05E-01</text:p>
          </table:table-cell>
          <table:table-cell table:formula="of:=0.1*[.C66]" office:value-type="float" office:value="0.010488" calcext:value-type="float">
            <text:p>0.010488</text:p>
          </table:table-cell>
          <table:table-cell table:style-name="ce9" office:value-type="float" office:value="0.141" calcext:value-type="float">
            <text:p>0.141</text:p>
          </table:table-cell>
          <table:table-cell table:style-name="ce8" office:value-type="float" office:value="0.02741" calcext:value-type="float">
            <text:p>2.7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6]/([.F66])" office:value-type="float" office:value="3.82634075155053" calcext:value-type="float">
            <text:p>3.82634075155053</text:p>
          </table:table-cell>
          <table:table-cell table:style-name="ce9" table:formula="of:=[.H66]*((0.000000004418)/(0.25))*100000000" office:value-type="float" office:value="6.7619093761401" calcext:value-type="float">
            <text:p>6.7619093761401</text:p>
          </table:table-cell>
          <table:table-cell table:formula="of:=([.C66]*[.$T$31]/([.$T$30]*[.F66]))*SQRT([.D66]^2 + ((1/[.F66])*[.G66])^2)*100000000" office:value-type="float" office:value="0.256678529295947" calcext:value-type="float">
            <text:p>0.256678529295947</text:p>
          </table:table-cell>
          <table:table-cell table:style-name="ce9" table:formula="of:=([.F66])*[.C66]" office:value-type="float" office:value="0.0028747608" calcext:value-type="float">
            <text:p>0.0028747608</text:p>
          </table:table-cell>
          <table:table-cell table:formula="of:=SQRT(([.C66]*[.D66])^2 + ([.F66]*[.G66])^2)" office:value-type="float" office:value="0.00110032289644653" calcext:value-type="float">
            <text:p>0.00110032289644653</text:p>
          </table:table-cell>
          <table:table-cell table:style-name="ce9" table:formula="of:=40.92 + 52.82*[.I66] - 1.043*([.I66]^2) + 0.0258*[.I66]^3" office:value-type="float" office:value="358.371310225826" calcext:value-type="float">
            <text:p>358.371310225826</text:p>
          </table:table-cell>
          <table:table-cell table:formula="of:=[.M66]*0.03" office:value-type="float" office:value="10.7511393067748" calcext:value-type="float">
            <text:p>10.7511393067748</text:p>
          </table:table-cell>
          <table:table-cell table:style-name="ce9" table:formula="of:=((9.81*(1/[.$T$33])*([.M66] - [.$T$33])*[.$T$30]^3*(1.2)^2*1044)/(0.000015*[.$T$34]))^(1/4)" office:value-type="float" office:value="118.640661031436" calcext:value-type="float">
            <text:p>118.640661031436</text:p>
          </table:table-cell>
          <table:table-cell table:style-name="ce9" table:formula="of:=2*PI()*[.$T$30]*[.$T$34]*([.M66] - [.$T$33])" office:value-type="float" office:value="1.7764507418626" calcext:value-type="float">
            <text:p>1.7764507418626</text:p>
          </table:table-cell>
          <table:table-cell table:style-name="ce9" table:formula="of:=2*PI()*0.25*[.$T$30]*[.$T$34]*([.M66] - [.$T$33])*[.O66]" office:value-type="float" office:value="52.6898225760908" calcext:value-type="float">
            <text:p>52.6898225760908</text:p>
          </table:table-cell>
          <table:table-cell table:style-name="ce9" table:formula="of:=([.K66])/(2*PI()*0.0000000567 * [.$T$29] *  [.$T$30]  *([.M66]^4 - [.$T$33]^4))" office:value-type="float" office:value="0.094334834562054" calcext:value-type="float">
            <text:p>0.094334834562054</text:p>
          </table:table-cell>
          <table:table-cell table:style-name="ce9" table:number-columns-repeated="3"/>
          <table:table-cell table:formula="of:=[.M66]-[.$T$35]" office:value-type="float" office:value="65.3713102258258" calcext:value-type="float">
            <text:p>65.3713102258258</text:p>
          </table:table-cell>
          <table:table-cell table:formula="of:=SQRT([.N66]^2 + [.$U$35]^2)" office:value-type="float" office:value="10.7785351691998" calcext:value-type="float">
            <text:p>10.77853516919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4745" calcext:value-type="float">
            <text:p>1.47E-01</text:p>
          </table:table-cell>
          <table:table-cell table:formula="of:=0.1*[.C67]" office:value-type="float" office:value="0.014745" calcext:value-type="float">
            <text:p>0.014745</text:p>
          </table:table-cell>
          <table:table-cell table:style-name="ce9" office:value-type="float" office:value="0.197" calcext:value-type="float">
            <text:p>0.197</text:p>
          </table:table-cell>
          <table:table-cell table:style-name="ce8" office:value-type="float" office:value="0.03655" calcext:value-type="float">
            <text:p>3.66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7]/([.F67])" office:value-type="float" office:value="4.03419972640219" calcext:value-type="float">
            <text:p>4.03419972640219</text:p>
          </table:table-cell>
          <table:table-cell table:style-name="ce9" table:formula="of:=[.H67]*((0.000000004418)/(0.25))*100000000" office:value-type="float" office:value="7.12923775649795" calcext:value-type="float">
            <text:p>7.12923775649795</text:p>
          </table:table-cell>
          <table:table-cell table:formula="of:=([.C67]*[.$T$31]/([.$T$30]*[.F67]))*SQRT([.D67]^2 + ((1/[.F67])*[.G67])^2)*100000000" office:value-type="float" office:value="0.221570638772978" calcext:value-type="float">
            <text:p>0.221570638772978</text:p>
          </table:table-cell>
          <table:table-cell table:style-name="ce9" table:formula="of:=([.F67])*[.C67]" office:value-type="float" office:value="0.0053892975" calcext:value-type="float">
            <text:p>0.0053892975</text:p>
          </table:table-cell>
          <table:table-cell table:formula="of:=SQRT(([.C67]*[.D67])^2 + ([.F67]*[.G67])^2)" office:value-type="float" office:value="0.00217445745234876" calcext:value-type="float">
            <text:p>0.00217445745234876</text:p>
          </table:table-cell>
          <table:table-cell table:style-name="ce9" table:formula="of:=40.92 + 52.82*[.I67] - 1.043*([.I67]^2) + 0.0258*[.I67]^3" office:value-type="float" office:value="373.823440142778" calcext:value-type="float">
            <text:p>373.823440142778</text:p>
          </table:table-cell>
          <table:table-cell table:formula="of:=[.M67]*0.03" office:value-type="float" office:value="11.2147032042833" calcext:value-type="float">
            <text:p>11.2147032042833</text:p>
          </table:table-cell>
          <table:table-cell table:style-name="ce9" table:formula="of:=((9.81*(1/[.$T$33])*([.M67] - [.$T$33])*[.$T$30]^3*(1.2)^2*1044)/(0.000015*[.$T$34]))^(1/4)" office:value-type="float" office:value="125.103970484084" calcext:value-type="float">
            <text:p>125.103970484084</text:p>
          </table:table-cell>
          <table:table-cell table:style-name="ce9" table:formula="of:=2*PI()*[.$T$30]*[.$T$34]*([.M67] - [.$T$33])" office:value-type="float" office:value="2.196358918087" calcext:value-type="float">
            <text:p>2.196358918087</text:p>
          </table:table-cell>
          <table:table-cell table:style-name="ce9" table:formula="of:=2*PI()*0.25*[.$T$30]*[.$T$34]*([.M67] - [.$T$33])*[.O67]" office:value-type="float" office:value="68.693305315203" calcext:value-type="float">
            <text:p>68.693305315203</text:p>
          </table:table-cell>
          <table:table-cell table:style-name="ce9" table:formula="of:=([.K67])/(2*PI()*0.0000000567 * [.$T$29] *  [.$T$30]  *([.M67]^4 - [.$T$33]^4))" office:value-type="float" office:value="0.13271628427403" calcext:value-type="float">
            <text:p>0.13271628427403</text:p>
          </table:table-cell>
          <table:table-cell table:style-name="ce9" table:number-columns-repeated="3"/>
          <table:table-cell table:formula="of:=[.M67]-[.$T$35]" office:value-type="float" office:value="80.8234401427778" calcext:value-type="float">
            <text:p>80.8234401427778</text:p>
          </table:table-cell>
          <table:table-cell table:formula="of:=SQRT([.N67]^2 + [.$U$35]^2)" office:value-type="float" office:value="11.2409693514466" calcext:value-type="float">
            <text:p>11.2409693514466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7875" calcext:value-type="float">
            <text:p>1.79E-01</text:p>
          </table:table-cell>
          <table:table-cell table:formula="of:=0.1*[.C68]" office:value-type="float" office:value="0.017875" calcext:value-type="float">
            <text:p>0.017875</text:p>
          </table:table-cell>
          <table:table-cell table:style-name="ce9" office:value-type="float" office:value="0.237" calcext:value-type="float">
            <text:p>0.237</text:p>
          </table:table-cell>
          <table:table-cell table:style-name="ce8" office:value-type="float" office:value="0.04223" calcext:value-type="float">
            <text:p>4.2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8]/([.F68])" office:value-type="float" office:value="4.23277291025338" calcext:value-type="float">
            <text:p>4.23277291025338</text:p>
          </table:table-cell>
          <table:table-cell table:style-name="ce9" table:formula="of:=[.H68]*((0.000000004418)/(0.25))*100000000" office:value-type="float" office:value="7.48015628699976" calcext:value-type="float">
            <text:p>7.48015628699976</text:p>
          </table:table-cell>
          <table:table-cell table:formula="of:=([.C68]*[.$T$31]/([.$T$30]*[.F68]))*SQRT([.D68]^2 + ((1/[.F68])*[.G68])^2)*100000000" office:value-type="float" office:value="0.221922121001627" calcext:value-type="float">
            <text:p>0.221922121001627</text:p>
          </table:table-cell>
          <table:table-cell table:style-name="ce9" table:formula="of:=([.F68])*[.C68]" office:value-type="float" office:value="0.0075486125" calcext:value-type="float">
            <text:p>0.0075486125</text:p>
          </table:table-cell>
          <table:table-cell table:formula="of:=SQRT(([.C68]*[.D68])^2 + ([.F68]*[.G68])^2)" office:value-type="float" office:value="0.00319543531225623" calcext:value-type="float">
            <text:p>0.00319543531225623</text:p>
          </table:table-cell>
          <table:table-cell table:style-name="ce9" table:formula="of:=40.92 + 52.82*[.I68] - 1.043*([.I68]^2) + 0.0258*[.I68]^3" office:value-type="float" office:value="388.461358082155" calcext:value-type="float">
            <text:p>388.461358082155</text:p>
          </table:table-cell>
          <table:table-cell table:formula="of:=[.M68]*0.03" office:value-type="float" office:value="11.6538407424647" calcext:value-type="float">
            <text:p>11.6538407424647</text:p>
          </table:table-cell>
          <table:table-cell table:style-name="ce9" table:formula="of:=((9.81*(1/[.$T$33])*([.M68] - [.$T$33])*[.$T$30]^3*(1.2)^2*1044)/(0.000015*[.$T$34]))^(1/4)" office:value-type="float" office:value="130.41983984115" calcext:value-type="float">
            <text:p>130.41983984115</text:p>
          </table:table-cell>
          <table:table-cell table:style-name="ce9" table:formula="of:=2*PI()*[.$T$30]*[.$T$34]*([.M68] - [.$T$33])" office:value-type="float" office:value="2.59414106583501" calcext:value-type="float">
            <text:p>2.59414106583501</text:p>
          </table:table-cell>
          <table:table-cell table:style-name="ce9" table:formula="of:=2*PI()*0.25*[.$T$30]*[.$T$34]*([.M68] - [.$T$33])*[.O68]" office:value-type="float" office:value="84.581865582888" calcext:value-type="float">
            <text:p>84.581865582888</text:p>
          </table:table-cell>
          <table:table-cell table:style-name="ce9" table:formula="of:=([.K68])/(2*PI()*0.0000000567 * [.$T$29] *  [.$T$30]  *([.M68]^4 - [.$T$33]^4))" office:value-type="float" office:value="0.146747883843144" calcext:value-type="float">
            <text:p>0.146747883843144</text:p>
          </table:table-cell>
          <table:table-cell table:style-name="ce9" table:number-columns-repeated="3"/>
          <table:table-cell table:formula="of:=[.M68]-[.$T$35]" office:value-type="float" office:value="95.461358082155" calcext:value-type="float">
            <text:p>95.461358082155</text:p>
          </table:table-cell>
          <table:table-cell table:formula="of:=SQRT([.N68]^2 + [.$U$35]^2)" office:value-type="float" office:value="11.6791193182846" calcext:value-type="float">
            <text:p>11.6791193182846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235" calcext:value-type="float">
            <text:p>2.24E-01</text:p>
          </table:table-cell>
          <table:table-cell table:formula="of:=0.1*[.C69]" office:value-type="float" office:value="0.02235" calcext:value-type="float">
            <text:p>0.02235</text:p>
          </table:table-cell>
          <table:table-cell table:style-name="ce9" office:value-type="float" office:value="0.291" calcext:value-type="float">
            <text:p>0.291</text:p>
          </table:table-cell>
          <table:table-cell table:style-name="ce8" office:value-type="float" office:value="0.0494" calcext:value-type="float">
            <text:p>4.9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9]/([.F69])" office:value-type="float" office:value="4.52429149797571" calcext:value-type="float">
            <text:p>4.52429149797571</text:p>
          </table:table-cell>
          <table:table-cell table:style-name="ce9" table:formula="of:=[.H69]*((0.000000004418)/(0.25))*100000000" office:value-type="float" office:value="7.99532793522267" calcext:value-type="float">
            <text:p>7.99532793522267</text:p>
          </table:table-cell>
          <table:table-cell table:formula="of:=([.C69]*[.$T$31]/([.$T$30]*[.F69]))*SQRT([.D69]^2 + ((1/[.F69])*[.G69])^2)*100000000" office:value-type="float" office:value="0.241088292710665" calcext:value-type="float">
            <text:p>0.241088292710665</text:p>
          </table:table-cell>
          <table:table-cell table:style-name="ce9" table:formula="of:=([.F69])*[.C69]" office:value-type="float" office:value="0.0110409" calcext:value-type="float">
            <text:p>0.0110409</text:p>
          </table:table-cell>
          <table:table-cell table:formula="of:=SQRT(([.C69]*[.D69])^2 + ([.F69]*[.G69])^2)" office:value-type="float" office:value="0.004995469263305" calcext:value-type="float">
            <text:p>0.004995469263305</text:p>
          </table:table-cell>
          <table:table-cell table:style-name="ce9" table:formula="of:=40.92 + 52.82*[.I69] - 1.043*([.I69]^2) + 0.0258*[.I69]^3" office:value-type="float" office:value="409.745636161967" calcext:value-type="float">
            <text:p>409.745636161967</text:p>
          </table:table-cell>
          <table:table-cell table:formula="of:=[.M69]*0.03" office:value-type="float" office:value="12.292369084859" calcext:value-type="float">
            <text:p>12.292369084859</text:p>
          </table:table-cell>
          <table:table-cell table:style-name="ce9" table:formula="of:=((9.81*(1/[.$T$33])*([.M69] - [.$T$33])*[.$T$30]^3*(1.2)^2*1044)/(0.000015*[.$T$34]))^(1/4)" office:value-type="float" office:value="137.150351319083" calcext:value-type="float">
            <text:p>137.150351319083</text:p>
          </table:table-cell>
          <table:table-cell table:style-name="ce9" table:formula="of:=2*PI()*[.$T$30]*[.$T$34]*([.M69] - [.$T$33])" office:value-type="float" office:value="3.17253656462913" calcext:value-type="float">
            <text:p>3.17253656462913</text:p>
          </table:table-cell>
          <table:table-cell table:style-name="ce9" table:formula="of:=2*PI()*0.25*[.$T$30]*[.$T$34]*([.M69] - [.$T$33])*[.O69]" office:value-type="float" office:value="108.77862610288" calcext:value-type="float">
            <text:p>108.77862610288</text:p>
          </table:table-cell>
          <table:table-cell table:style-name="ce9" table:formula="of:=([.K69])/(2*PI()*0.0000000567 * [.$T$29] *  [.$T$30]  *([.M69]^4 - [.$T$33]^4))" office:value-type="float" office:value="0.158796779822604" calcext:value-type="float">
            <text:p>0.158796779822604</text:p>
          </table:table-cell>
          <table:table-cell table:style-name="ce9" table:number-columns-repeated="3"/>
          <table:table-cell table:formula="of:=[.M69]-[.$T$35]" office:value-type="float" office:value="116.745636161967" calcext:value-type="float">
            <text:p>116.745636161967</text:p>
          </table:table-cell>
          <table:table-cell table:formula="of:=SQRT([.N69]^2 + [.$U$35]^2)" office:value-type="float" office:value="12.3163371875894" calcext:value-type="float">
            <text:p>12.31633718758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5433" calcext:value-type="float">
            <text:p>2.54E-01</text:p>
          </table:table-cell>
          <table:table-cell table:formula="of:=0.1*[.C70]" office:value-type="float" office:value="0.025433" calcext:value-type="float">
            <text:p>0.025433</text:p>
          </table:table-cell>
          <table:table-cell table:style-name="ce9" office:value-type="float" office:value="0.328" calcext:value-type="float">
            <text:p>0.328</text:p>
          </table:table-cell>
          <table:table-cell table:style-name="ce8" office:value-type="float" office:value="0.05369" calcext:value-type="float">
            <text:p>5.37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0]/([.F70])" office:value-type="float" office:value="4.73700875395791" calcext:value-type="float">
            <text:p>4.73700875395791</text:p>
          </table:table-cell>
          <table:table-cell table:style-name="ce9" table:formula="of:=[.H70]*((0.000000004418)/(0.25))*100000000" office:value-type="float" office:value="8.37124186999441" calcext:value-type="float">
            <text:p>8.37124186999441</text:p>
          </table:table-cell>
          <table:table-cell table:formula="of:=([.C70]*[.$T$31]/([.$T$30]*[.F70]))*SQRT([.D70]^2 + ((1/[.F70])*[.G70])^2)*100000000" office:value-type="float" office:value="0.263884557363944" calcext:value-type="float">
            <text:p>0.263884557363944</text:p>
          </table:table-cell>
          <table:table-cell table:style-name="ce9" table:formula="of:=([.F70])*[.C70]" office:value-type="float" office:value="0.0136549777" calcext:value-type="float">
            <text:p>0.0136549777</text:p>
          </table:table-cell>
          <table:table-cell table:formula="of:=SQRT(([.C70]*[.D70])^2 + ([.F70]*[.G70])^2)" office:value-type="float" office:value="0.00646859770998959" calcext:value-type="float">
            <text:p>0.00646859770998959</text:p>
          </table:table-cell>
          <table:table-cell table:style-name="ce9" table:formula="of:=40.92 + 52.82*[.I70] - 1.043*([.I70]^2) + 0.0258*[.I70]^3" office:value-type="float" office:value="425.133206685453" calcext:value-type="float">
            <text:p>425.133206685453</text:p>
          </table:table-cell>
          <table:table-cell table:formula="of:=[.M70]*0.03" office:value-type="float" office:value="12.7539962005636" calcext:value-type="float">
            <text:p>12.7539962005636</text:p>
          </table:table-cell>
          <table:table-cell table:style-name="ce9" table:formula="of:=((9.81*(1/[.$T$33])*([.M70] - [.$T$33])*[.$T$30]^3*(1.2)^2*1044)/(0.000015*[.$T$34]))^(1/4)" office:value-type="float" office:value="141.461987047474" calcext:value-type="float">
            <text:p>141.461987047474</text:p>
          </table:table-cell>
          <table:table-cell table:style-name="ce9" table:formula="of:=2*PI()*[.$T$30]*[.$T$34]*([.M70] - [.$T$33])" office:value-type="float" office:value="3.59069035376813" calcext:value-type="float">
            <text:p>3.59069035376813</text:p>
          </table:table-cell>
          <table:table-cell table:style-name="ce9" table:formula="of:=2*PI()*0.25*[.$T$30]*[.$T$34]*([.M70] - [.$T$33])*[.O70]" office:value-type="float" office:value="126.986548079059" calcext:value-type="float">
            <text:p>126.986548079059</text:p>
          </table:table-cell>
          <table:table-cell table:style-name="ce9" table:formula="of:=([.K70])/(2*PI()*0.0000000567 * [.$T$29] *  [.$T$30]  *([.M70]^4 - [.$T$33]^4))" office:value-type="float" office:value="0.161621987725716" calcext:value-type="float">
            <text:p>0.161621987725716</text:p>
          </table:table-cell>
          <table:table-cell table:style-name="ce9" table:number-columns-repeated="3"/>
          <table:table-cell table:formula="of:=[.M70]-[.$T$35]" office:value-type="float" office:value="132.133206685453" calcext:value-type="float">
            <text:p>132.133206685453</text:p>
          </table:table-cell>
          <table:table-cell table:formula="of:=SQRT([.N70]^2 + [.$U$35]^2)" office:value-type="float" office:value="12.7770983828094" calcext:value-type="float">
            <text:p>12.77709838280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9982" calcext:value-type="float">
            <text:p>3.00E-01</text:p>
          </table:table-cell>
          <table:table-cell table:formula="of:=0.1*[.C71]" office:value-type="float" office:value="0.029982" calcext:value-type="float">
            <text:p>0.029982</text:p>
          </table:table-cell>
          <table:table-cell table:style-name="ce9" office:value-type="float" office:value="0.382" calcext:value-type="float">
            <text:p>0.382</text:p>
          </table:table-cell>
          <table:table-cell table:style-name="ce8" office:value-type="float" office:value="0.05953" calcext:value-type="float">
            <text:p>5.9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1]/([.F71])" office:value-type="float" office:value="5.03645220897027" calcext:value-type="float">
            <text:p>5.03645220897027</text:p>
          </table:table-cell>
          <table:table-cell table:style-name="ce9" table:formula="of:=[.H71]*((0.000000004418)/(0.25))*100000000" office:value-type="float" office:value="8.90041834369226" calcext:value-type="float">
            <text:p>8.90041834369226</text:p>
          </table:table-cell>
          <table:table-cell table:formula="of:=([.C71]*[.$T$31]/([.$T$30]*[.F71]))*SQRT([.D71]^2 + ((1/[.F71])*[.G71])^2)*100000000" office:value-type="float" office:value="0.305872723923857" calcext:value-type="float">
            <text:p>0.305872723923857</text:p>
          </table:table-cell>
          <table:table-cell table:style-name="ce9" table:formula="of:=([.F71])*[.C71]" office:value-type="float" office:value="0.0178482846" calcext:value-type="float">
            <text:p>0.0178482846</text:p>
          </table:table-cell>
          <table:table-cell table:formula="of:=SQRT(([.C71]*[.D71])^2 + ([.F71]*[.G71])^2)" office:value-type="float" office:value="0.00898940035324529" calcext:value-type="float">
            <text:p>0.00898940035324529</text:p>
          </table:table-cell>
          <table:table-cell table:style-name="ce9" table:formula="of:=40.92 + 52.82*[.I71] - 1.043*([.I71]^2) + 0.0258*[.I71]^3" office:value-type="float" office:value="446.607065137963" calcext:value-type="float">
            <text:p>446.607065137963</text:p>
          </table:table-cell>
          <table:table-cell table:formula="of:=[.M71]*0.03" office:value-type="float" office:value="13.3982119541389" calcext:value-type="float">
            <text:p>13.3982119541389</text:p>
          </table:table-cell>
          <table:table-cell table:style-name="ce9" table:formula="of:=((9.81*(1/[.$T$33])*([.M71] - [.$T$33])*[.$T$30]^3*(1.2)^2*1044)/(0.000015*[.$T$34]))^(1/4)" office:value-type="float" office:value="146.889096072784" calcext:value-type="float">
            <text:p>146.889096072784</text:p>
          </table:table-cell>
          <table:table-cell table:style-name="ce9" table:formula="of:=2*PI()*[.$T$30]*[.$T$34]*([.M71] - [.$T$33])" office:value-type="float" office:value="4.1742376568103" calcext:value-type="float">
            <text:p>4.1742376568103</text:p>
          </table:table-cell>
          <table:table-cell table:style-name="ce9" table:formula="of:=2*PI()*0.25*[.$T$30]*[.$T$34]*([.M71] - [.$T$33])*[.O71]" office:value-type="float" office:value="153.287499050461" calcext:value-type="float">
            <text:p>153.287499050461</text:p>
          </table:table-cell>
          <table:table-cell table:style-name="ce9" table:formula="of:=([.K71])/(2*PI()*0.0000000567 * [.$T$29] *  [.$T$30]  *([.M71]^4 - [.$T$33]^4))" office:value-type="float" office:value="0.164868545243548" calcext:value-type="float">
            <text:p>0.164868545243548</text:p>
          </table:table-cell>
          <table:table-cell table:style-name="ce9" table:number-columns-repeated="3"/>
          <table:table-cell table:formula="of:=[.M71]-[.$T$35]" office:value-type="float" office:value="153.607065137963" calcext:value-type="float">
            <text:p>153.607065137963</text:p>
          </table:table-cell>
          <table:table-cell table:formula="of:=SQRT([.N71]^2 + [.$U$35]^2)" office:value-type="float" office:value="13.4202051984323" calcext:value-type="float">
            <text:p>13.4202051984323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333" calcext:value-type="float">
            <text:p>3.33E-01</text:p>
          </table:table-cell>
          <table:table-cell table:formula="of:=0.1*[.C72]" office:value-type="float" office:value="0.0333" calcext:value-type="float">
            <text:p>0.0333</text:p>
          </table:table-cell>
          <table:table-cell table:style-name="ce9" office:value-type="float" office:value="0.421" calcext:value-type="float">
            <text:p>0.421</text:p>
          </table:table-cell>
          <table:table-cell table:style-name="ce8" office:value-type="float" office:value="0.06319" calcext:value-type="float">
            <text:p>6.3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2]/([.F72])" office:value-type="float" office:value="5.26982117423643" calcext:value-type="float">
            <text:p>5.26982117423643</text:p>
          </table:table-cell>
          <table:table-cell table:style-name="ce9" table:formula="of:=[.H72]*((0.000000004418)/(0.25))*100000000" office:value-type="float" office:value="9.31282797911062" calcext:value-type="float">
            <text:p>9.31282797911062</text:p>
          </table:table-cell>
          <table:table-cell table:formula="of:=([.C72]*[.$T$31]/([.$T$30]*[.F72]))*SQRT([.D72]^2 + ((1/[.F72])*[.G72])^2)*100000000" office:value-type="float" office:value="0.34334497137773" calcext:value-type="float">
            <text:p>0.34334497137773</text:p>
          </table:table-cell>
          <table:table-cell table:style-name="ce9" table:formula="of:=([.F72])*[.C72]" office:value-type="float" office:value="0.02104227" calcext:value-type="float">
            <text:p>0.02104227</text:p>
          </table:table-cell>
          <table:table-cell table:formula="of:=SQRT(([.C72]*[.D72])^2 + ([.F72]*[.G72])^2)" office:value-type="float" office:value="0.0110890800423705" calcext:value-type="float">
            <text:p>0.0110890800423705</text:p>
          </table:table-cell>
          <table:table-cell table:style-name="ce9" table:formula="of:=40.92 + 52.82*[.I72] - 1.043*([.I72]^2) + 0.0258*[.I72]^3" office:value-type="float" office:value="463.203875774476" calcext:value-type="float">
            <text:p>463.203875774476</text:p>
          </table:table-cell>
          <table:table-cell table:formula="of:=[.M72]*0.03" office:value-type="float" office:value="13.8961162732343" calcext:value-type="float">
            <text:p>13.8961162732343</text:p>
          </table:table-cell>
          <table:table-cell table:style-name="ce9" table:formula="of:=((9.81*(1/[.$T$33])*([.M72] - [.$T$33])*[.$T$30]^3*(1.2)^2*1044)/(0.000015*[.$T$34]))^(1/4)" office:value-type="float" office:value="150.705506784275" calcext:value-type="float">
            <text:p>150.705506784275</text:p>
          </table:table-cell>
          <table:table-cell table:style-name="ce9" table:formula="of:=2*PI()*[.$T$30]*[.$T$34]*([.M72] - [.$T$33])" office:value-type="float" office:value="4.62525227569946" calcext:value-type="float">
            <text:p>4.62525227569946</text:p>
          </table:table-cell>
          <table:table-cell table:style-name="ce9" table:formula="of:=2*PI()*0.25*[.$T$30]*[.$T$34]*([.M72] - [.$T$33])*[.O72]" office:value-type="float" office:value="174.262747053602" calcext:value-type="float">
            <text:p>174.262747053602</text:p>
          </table:table-cell>
          <table:table-cell table:style-name="ce9" table:formula="of:=([.K72])/(2*PI()*0.0000000567 * [.$T$29] *  [.$T$30]  *([.M72]^4 - [.$T$33]^4))" office:value-type="float" office:value="0.162944699507977" calcext:value-type="float">
            <text:p>0.162944699507977</text:p>
          </table:table-cell>
          <table:table-cell table:style-name="ce9" table:number-columns-repeated="3"/>
          <table:table-cell table:formula="of:=[.M72]-[.$T$35]" office:value-type="float" office:value="170.203875774476" calcext:value-type="float">
            <text:p>170.203875774476</text:p>
          </table:table-cell>
          <table:table-cell table:formula="of:=SQRT([.N72]^2 + [.$U$35]^2)" office:value-type="float" office:value="13.9173227123339" calcext:value-type="float">
            <text:p>13.9173227123339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4066" calcext:value-type="float">
            <text:p>4.07E-01</text:p>
          </table:table-cell>
          <table:table-cell table:formula="of:=0.1*[.C73]" office:value-type="float" office:value="0.04066" calcext:value-type="float">
            <text:p>0.04066</text:p>
          </table:table-cell>
          <table:table-cell table:style-name="ce9" office:value-type="float" office:value="0.505" calcext:value-type="float">
            <text:p>0.505</text:p>
          </table:table-cell>
          <table:table-cell table:style-name="ce8" office:value-type="float" office:value="0.07084" calcext:value-type="float">
            <text:p>7.08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3]/([.F73])" office:value-type="float" office:value="5.73969508752117" calcext:value-type="float">
            <text:p>5.73969508752117</text:p>
          </table:table-cell>
          <table:table-cell table:style-name="ce9" table:formula="of:=[.H73]*((0.000000004418)/(0.25))*100000000" office:value-type="float" office:value="10.1431891586674" calcext:value-type="float">
            <text:p>10.1431891586674</text:p>
          </table:table-cell>
          <table:table-cell table:formula="of:=([.C73]*[.$T$31]/([.$T$30]*[.F73]))*SQRT([.D73]^2 + ((1/[.F73])*[.G73])^2)*100000000" office:value-type="float" office:value="0.436557082498304" calcext:value-type="float">
            <text:p>0.436557082498304</text:p>
          </table:table-cell>
          <table:table-cell table:style-name="ce9" table:formula="of:=([.F73])*[.C73]" office:value-type="float" office:value="0.028803544" calcext:value-type="float">
            <text:p>0.028803544</text:p>
          </table:table-cell>
          <table:table-cell table:formula="of:=SQRT(([.C73]*[.D73])^2 + ([.F73]*[.G73])^2)" office:value-type="float" office:value="0.0165325077715492" calcext:value-type="float">
            <text:p>0.0165325077715492</text:p>
          </table:table-cell>
          <table:table-cell table:style-name="ce9" table:formula="of:=40.92 + 52.82*[.I73] - 1.043*([.I73]^2) + 0.0258*[.I73]^3" office:value-type="float" office:value="496.299170000067" calcext:value-type="float">
            <text:p>496.299170000067</text:p>
          </table:table-cell>
          <table:table-cell table:formula="of:=[.M73]*0.03" office:value-type="float" office:value="14.888975100002" calcext:value-type="float">
            <text:p>14.888975100002</text:p>
          </table:table-cell>
          <table:table-cell table:style-name="ce9" table:formula="of:=((9.81*(1/[.$T$33])*([.M73] - [.$T$33])*[.$T$30]^3*(1.2)^2*1044)/(0.000015*[.$T$34]))^(1/4)" office:value-type="float" office:value="157.550817794865" calcext:value-type="float">
            <text:p>157.550817794865</text:p>
          </table:table-cell>
          <table:table-cell table:style-name="ce9" table:formula="of:=2*PI()*[.$T$30]*[.$T$34]*([.M73] - [.$T$33])" office:value-type="float" office:value="5.52460949794442" calcext:value-type="float">
            <text:p>5.52460949794442</text:p>
          </table:table-cell>
          <table:table-cell table:style-name="ce9" table:formula="of:=2*PI()*0.25*[.$T$30]*[.$T$34]*([.M73] - [.$T$33])*[.O73]" office:value-type="float" office:value="217.601686099606" calcext:value-type="float">
            <text:p>217.601686099606</text:p>
          </table:table-cell>
          <table:table-cell table:style-name="ce9" table:formula="of:=([.K73])/(2*PI()*0.0000000567 * [.$T$29] *  [.$T$30]  *([.M73]^4 - [.$T$33]^4))" office:value-type="float" office:value="0.161802303331027" calcext:value-type="float">
            <text:p>0.161802303331027</text:p>
          </table:table-cell>
          <table:table-cell table:style-name="ce9" table:number-columns-repeated="3"/>
          <table:table-cell table:formula="of:=[.M73]-[.$T$35]" office:value-type="float" office:value="203.299170000067" calcext:value-type="float">
            <text:p>203.299170000067</text:p>
          </table:table-cell>
          <table:table-cell table:formula="of:=SQRT([.N73]^2 + [.$U$35]^2)" office:value-type="float" office:value="14.9087693498987" calcext:value-type="float">
            <text:p>14.9087693498987</text:p>
          </table:table-cell>
          <table:table-cell table:style-name="ce9" table:number-columns-repeated="16361"/>
        </table:table-row>
        <table:table-row table:style-name="ro1"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1" calcext:value-type="float">
            <text:p>1.00E-04</text:p>
          </table:table-cell>
          <table:table-cell table:style-name="ce10" office:value-type="float" office:value="0.00991" calcext:value-type="float">
            <text:p>9.91E-03</text:p>
          </table:table-cell>
          <table:table-cell table:formula="of:=0.1*[.C74]" office:value-type="float" office:value="0.000991" calcext:value-type="float">
            <text:p>0.000991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0" office:value-type="float" office:value="0.00277" calcext:value-type="float">
            <text:p>2.77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4]/([.F74])" office:value-type="float" office:value="3.57761732851986" calcext:value-type="float">
            <text:p>3.57761732851986</text:p>
          </table:table-cell>
          <table:table-cell table:style-name="ce11" table:formula="of:=[.H74]*((0.000000004418)/(0.25))*100000000" office:value-type="float" office:value="6.32236534296029" calcext:value-type="float">
            <text:p>6.32236534296029</text:p>
          </table:table-cell>
          <table:table-cell table:formula="of:=([.C74]*[.$T$31]/([.$T$30]*[.F74]))*SQRT([.D74]^2 + ((1/[.F74])*[.G74])^2)*100000000" office:value-type="float" office:value="2.28238104625889" calcext:value-type="float">
            <text:p>2.28238104625889</text:p>
          </table:table-cell>
          <table:table-cell table:style-name="ce11" table:formula="of:=([.F74])*[.C74]" office:value-type="float" office:value="0.0000274507" calcext:value-type="float">
            <text:p>0.0000274507</text:p>
          </table:table-cell>
          <table:table-cell table:formula="of:=SQRT(([.C74]*[.D74])^2 + ([.F74]*[.G74])^2)" office:value-type="float" office:value="0.0000102039800595699" calcext:value-type="float">
            <text:p>1.02039800595699E-05</text:p>
          </table:table-cell>
          <table:table-cell table:style-name="ce11" table:formula="of:=40.92 + 52.82*[.I74] - 1.043*([.I74]^2) + 0.0258*[.I74]^3" office:value-type="float" office:value="339.696388101613" calcext:value-type="float">
            <text:p>339.696388101613</text:p>
          </table:table-cell>
          <table:table-cell table:formula="of:=[.M74]*0.03" office:value-type="float" office:value="10.1908916430484" calcext:value-type="float">
            <text:p>10.1908916430484</text:p>
          </table:table-cell>
          <table:table-cell table:style-name="ce11" table:formula="of:=((9.81*(1/[.$T$33])*([.M74] - [.$T$33])*[.$T$30]^3*(1.2)^2*1044)/(0.000015*[.$T$34]))^(1/4)" office:value-type="float" office:value="109.070570026253" calcext:value-type="float">
            <text:p>109.070570026253</text:p>
          </table:table-cell>
          <table:table-cell table:style-name="ce11" table:formula="of:=2*PI()*[.$T$30]*[.$T$34]*([.M74] - [.$T$33])" office:value-type="float" office:value="1.26896390784963" calcext:value-type="float">
            <text:p>1.26896390784963</text:p>
          </table:table-cell>
          <table:table-cell table:style-name="ce11" table:formula="of:=2*PI()*0.25*[.$T$30]*[.$T$34]*([.M74] - [.$T$33])*[.O74]" office:value-type="float" office:value="34.6016541929751" calcext:value-type="float">
            <text:p>34.6016541929751</text:p>
          </table:table-cell>
          <table:table-cell table:style-name="ce11" table:formula="of:=([.K74])/(2*PI()*0.0000000567 * [.$T$29] *  [.$T$30]  *([.M74]^4 - [.$T$33]^4))" office:value-type="float" office:value="0.0013823581500157" calcext:value-type="float">
            <text:p>0.0013823581500157</text:p>
          </table:table-cell>
          <table:table-cell table:style-name="ce11" table:number-columns-repeated="3"/>
          <table:table-cell table:formula="of:=[.M74]-[.$T$35]" office:value-type="float" office:value="46.696388101613" calcext:value-type="float">
            <text:p>46.696388101613</text:p>
          </table:table-cell>
          <table:table-cell table:formula="of:=SQRT([.N74]^2 + [.$U$35]^2)" office:value-type="float" office:value="10.2197894538172" calcext:value-type="float">
            <text:p>10.2197894538172</text:p>
          </table:table-cell>
          <table:table-cell table:style-name="ce11" table:number-columns-repeated="16361"/>
        </table:table-row>
        <table:table-row table:style-name="ro1">
          <table:table-cell table:style-name="ce11"/>
          <table:table-cell table:style-name="ce11" table:formula="of:=[.B74]/[.A74]" office:value-type="float" office:value="0.1" calcext:value-type="float">
            <text:p>0.1</text:p>
          </table:table-cell>
          <table:table-cell table:style-name="ce10" office:value-type="float" office:value="0.01118" calcext:value-type="float">
            <text:p>1.12E-02</text:p>
          </table:table-cell>
          <table:table-cell table:formula="of:=0.1*[.C75]" office:value-type="float" office:value="0.001118" calcext:value-type="float">
            <text:p>0.001118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0" office:value-type="float" office:value="0.00311" calcext:value-type="float">
            <text:p>3.11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5]/([.F75])" office:value-type="float" office:value="3.59485530546624" calcext:value-type="float">
            <text:p>3.59485530546624</text:p>
          </table:table-cell>
          <table:table-cell table:style-name="ce11" table:formula="of:=[.H75]*((0.000000004418)/(0.25))*100000000" office:value-type="float" office:value="6.35282829581994" calcext:value-type="float">
            <text:p>6.35282829581994</text:p>
          </table:table-cell>
          <table:table-cell table:formula="of:=([.C75]*[.$T$31]/([.$T$30]*[.F75]))*SQRT([.D75]^2 + ((1/[.F75])*[.G75])^2)*100000000" office:value-type="float" office:value="2.04265983840854" calcext:value-type="float">
            <text:p>2.04265983840854</text:p>
          </table:table-cell>
          <table:table-cell table:style-name="ce11" table:formula="of:=([.F75])*[.C75]" office:value-type="float" office:value="0.0000347698" calcext:value-type="float">
            <text:p>0.0000347698</text:p>
          </table:table-cell>
          <table:table-cell table:formula="of:=SQRT(([.C75]*[.D75])^2 + ([.F75]*[.G75])^2)" office:value-type="float" office:value="0.0000128803377509132" calcext:value-type="float">
            <text:p>1.28803377509132E-05</text:p>
          </table:table-cell>
          <table:table-cell table:style-name="ce11" table:formula="of:=40.92 + 52.82*[.I75] - 1.043*([.I75]^2) + 0.0258*[.I75]^3" office:value-type="float" office:value="340.997416962227" calcext:value-type="float">
            <text:p>340.997416962227</text:p>
          </table:table-cell>
          <table:table-cell table:formula="of:=[.M75]*0.03" office:value-type="float" office:value="10.2299225088668" calcext:value-type="float">
            <text:p>10.2299225088668</text:p>
          </table:table-cell>
          <table:table-cell table:style-name="ce11" table:formula="of:=((9.81*(1/[.$T$33])*([.M75] - [.$T$33])*[.$T$30]^3*(1.2)^2*1044)/(0.000015*[.$T$34]))^(1/4)" office:value-type="float" office:value="109.822474995696" calcext:value-type="float">
            <text:p>109.822474995696</text:p>
          </table:table-cell>
          <table:table-cell table:style-name="ce11" table:formula="of:=2*PI()*[.$T$30]*[.$T$34]*([.M75] - [.$T$33])" office:value-type="float" office:value="1.30431907629642" calcext:value-type="float">
            <text:p>1.30431907629642</text:p>
          </table:table-cell>
          <table:table-cell table:style-name="ce11" table:formula="of:=2*PI()*0.25*[.$T$30]*[.$T$34]*([.M75] - [.$T$33])*[.O75]" office:value-type="float" office:value="35.8108872857432" calcext:value-type="float">
            <text:p>35.8108872857432</text:p>
          </table:table-cell>
          <table:table-cell table:style-name="ce11" table:formula="of:=([.K75])/(2*PI()*0.0000000567 * [.$T$29] *  [.$T$30]  *([.M75]^4 - [.$T$33]^4))" office:value-type="float" office:value="0.00169252714831948" calcext:value-type="float">
            <text:p>0.00169252714831948</text:p>
          </table:table-cell>
          <table:table-cell table:style-name="ce11" table:number-columns-repeated="3"/>
          <table:table-cell table:formula="of:=[.M75]-[.$T$35]" office:value-type="float" office:value="47.9974169622266" calcext:value-type="float">
            <text:p>47.9974169622266</text:p>
          </table:table-cell>
          <table:table-cell table:formula="of:=SQRT([.N75]^2 + [.$U$35]^2)" office:value-type="float" office:value="10.2587103739905" calcext:value-type="float">
            <text:p>10.2587103739905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15" calcext:value-type="float">
            <text:p>1.50E-02</text:p>
          </table:table-cell>
          <table:table-cell table:formula="of:=0.1*[.C76]" office:value-type="float" office:value="0.0015" calcext:value-type="float">
            <text:p>0.0015</text:p>
          </table:table-cell>
          <table:table-cell table:style-name="ce11" office:value-type="float" office:value="0.02" calcext:value-type="float">
            <text:p>0.02</text:p>
          </table:table-cell>
          <table:table-cell table:style-name="ce10" office:value-type="float" office:value="0.00416" calcext:value-type="float">
            <text:p>4.16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6]/([.F76])" office:value-type="float" office:value="3.60576923076923" calcext:value-type="float">
            <text:p>3.60576923076923</text:p>
          </table:table-cell>
          <table:table-cell table:style-name="ce11" table:formula="of:=[.H76]*((0.000000004418)/(0.25))*100000000" office:value-type="float" office:value="6.37211538461539" calcext:value-type="float">
            <text:p>6.37211538461539</text:p>
          </table:table-cell>
          <table:table-cell table:formula="of:=([.C76]*[.$T$31]/([.$T$30]*[.F76]))*SQRT([.D76]^2 + ((1/[.F76])*[.G76])^2)*100000000" office:value-type="float" office:value="1.53174140583294" calcext:value-type="float">
            <text:p>1.53174140583294</text:p>
          </table:table-cell>
          <table:table-cell table:style-name="ce11" table:formula="of:=([.F76])*[.C76]" office:value-type="float" office:value="0.0000624" calcext:value-type="float">
            <text:p>0.0000624</text:p>
          </table:table-cell>
          <table:table-cell table:formula="of:=SQRT(([.C76]*[.D76])^2 + ([.F76]*[.G76])^2)" office:value-type="float" office:value="0.0000228813373735016" calcext:value-type="float">
            <text:p>2.28813373735016E-05</text:p>
          </table:table-cell>
          <table:table-cell table:style-name="ce11" table:formula="of:=40.92 + 52.82*[.I76] - 1.043*([.I76]^2) + 0.0258*[.I76]^3" office:value-type="float" office:value="341.82061149908" calcext:value-type="float">
            <text:p>341.82061149908</text:p>
          </table:table-cell>
          <table:table-cell table:formula="of:=[.M76]*0.03" office:value-type="float" office:value="10.2546183449724" calcext:value-type="float">
            <text:p>10.2546183449724</text:p>
          </table:table-cell>
          <table:table-cell table:style-name="ce11" table:formula="of:=((9.81*(1/[.$T$33])*([.M76] - [.$T$33])*[.$T$30]^3*(1.2)^2*1044)/(0.000015*[.$T$34]))^(1/4)" office:value-type="float" office:value="110.290362489941" calcext:value-type="float">
            <text:p>110.290362489941</text:p>
          </table:table-cell>
          <table:table-cell table:style-name="ce11" table:formula="of:=2*PI()*[.$T$30]*[.$T$34]*([.M76] - [.$T$33])" office:value-type="float" office:value="1.3266892038132" calcext:value-type="float">
            <text:p>1.3266892038132</text:p>
          </table:table-cell>
          <table:table-cell table:style-name="ce11" table:formula="of:=2*PI()*0.25*[.$T$30]*[.$T$34]*([.M76] - [.$T$33])*[.O76]" office:value-type="float" office:value="36.5802583000123" calcext:value-type="float">
            <text:p>36.5802583000123</text:p>
          </table:table-cell>
          <table:table-cell table:style-name="ce11" table:formula="of:=([.K76])/(2*PI()*0.0000000567 * [.$T$29] *  [.$T$30]  *([.M76]^4 - [.$T$33]^4))" office:value-type="float" office:value="0.00297415173395469" calcext:value-type="float">
            <text:p>0.00297415173395469</text:p>
          </table:table-cell>
          <table:table-cell table:style-name="ce11" table:number-columns-repeated="3"/>
          <table:table-cell table:formula="of:=[.M76]-[.$T$35]" office:value-type="float" office:value="48.8206114990803" calcext:value-type="float">
            <text:p>48.8206114990803</text:p>
          </table:table-cell>
          <table:table-cell table:formula="of:=SQRT([.N76]^2 + [.$U$35]^2)" office:value-type="float" office:value="10.2833370751447" calcext:value-type="float">
            <text:p>10.2833370751447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7018" calcext:value-type="float">
            <text:p>7.02E-02</text:p>
          </table:table-cell>
          <table:table-cell table:formula="of:=0.1*[.C77]" office:value-type="float" office:value="0.007018" calcext:value-type="float">
            <text:p>0.00701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0" office:value-type="float" office:value="0.01837" calcext:value-type="float">
            <text:p>1.8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7]/([.F77])" office:value-type="float" office:value="3.82035928143713" calcext:value-type="float">
            <text:p>3.82035928143713</text:p>
          </table:table-cell>
          <table:table-cell table:style-name="ce11" table:formula="of:=[.H77]*((0.000000004418)/(0.25))*100000000" office:value-type="float" office:value="6.75133892215569" calcext:value-type="float">
            <text:p>6.75133892215569</text:p>
          </table:table-cell>
          <table:table-cell table:formula="of:=([.C77]*[.$T$31]/([.$T$30]*[.F77]))*SQRT([.D77]^2 + ((1/[.F77])*[.G77])^2)*100000000" office:value-type="float" office:value="0.370550061793699" calcext:value-type="float">
            <text:p>0.370550061793699</text:p>
          </table:table-cell>
          <table:table-cell table:style-name="ce11" table:formula="of:=([.F77])*[.C77]" office:value-type="float" office:value="0.0012892066" calcext:value-type="float">
            <text:p>0.0012892066</text:p>
          </table:table-cell>
          <table:table-cell table:formula="of:=SQRT(([.C77]*[.D77])^2 + ([.F77]*[.G77])^2)" office:value-type="float" office:value="0.000492865700612345" calcext:value-type="float">
            <text:p>0.000492865700612345</text:p>
          </table:table-cell>
          <table:table-cell table:style-name="ce11" table:formula="of:=40.92 + 52.82*[.I77] - 1.043*([.I77]^2) + 0.0258*[.I77]^3" office:value-type="float" office:value="357.924611875907" calcext:value-type="float">
            <text:p>357.924611875907</text:p>
          </table:table-cell>
          <table:table-cell table:formula="of:=[.M77]*0.03" office:value-type="float" office:value="10.7377383562772" calcext:value-type="float">
            <text:p>10.7377383562772</text:p>
          </table:table-cell>
          <table:table-cell table:style-name="ce11" table:formula="of:=((9.81*(1/[.$T$33])*([.M77] - [.$T$33])*[.$T$30]^3*(1.2)^2*1044)/(0.000015*[.$T$34]))^(1/4)" office:value-type="float" office:value="118.437464349069" calcext:value-type="float">
            <text:p>118.437464349069</text:p>
          </table:table-cell>
          <table:table-cell table:style-name="ce11" table:formula="of:=2*PI()*[.$T$30]*[.$T$34]*([.M77] - [.$T$33])" office:value-type="float" office:value="1.76431181406139" calcext:value-type="float">
            <text:p>1.76431181406139</text:p>
          </table:table-cell>
          <table:table-cell table:style-name="ce11" table:formula="of:=2*PI()*0.25*[.$T$30]*[.$T$34]*([.M77] - [.$T$33])*[.O77]" office:value-type="float" office:value="52.2401543946345" calcext:value-type="float">
            <text:p>52.2401543946345</text:p>
          </table:table-cell>
          <table:table-cell table:style-name="ce11" table:formula="of:=([.K77])/(2*PI()*0.0000000567 * [.$T$29] *  [.$T$30]  *([.M77]^4 - [.$T$33]^4))" office:value-type="float" office:value="0.0426891635993852" calcext:value-type="float">
            <text:p>0.0426891635993852</text:p>
          </table:table-cell>
          <table:table-cell table:style-name="ce11" table:number-columns-repeated="3"/>
          <table:table-cell table:formula="of:=[.M77]-[.$T$35]" office:value-type="float" office:value="64.9246118759074" calcext:value-type="float">
            <text:p>64.9246118759074</text:p>
          </table:table-cell>
          <table:table-cell table:formula="of:=SQRT([.N77]^2 + [.$U$35]^2)" office:value-type="float" office:value="10.7651683223193" calcext:value-type="float">
            <text:p>10.765168322319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9495" calcext:value-type="float">
            <text:p>9.50E-02</text:p>
          </table:table-cell>
          <table:table-cell table:formula="of:=0.1*[.C78]" office:value-type="float" office:value="0.009495" calcext:value-type="float">
            <text:p>0.009495</text:p>
          </table:table-cell>
          <table:table-cell table:style-name="ce11" office:value-type="float" office:value="0.14" calcext:value-type="float">
            <text:p>0.14</text:p>
          </table:table-cell>
          <table:table-cell table:style-name="ce10" office:value-type="float" office:value="0.02406" calcext:value-type="float">
            <text:p>2.41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8]/([.F78])" office:value-type="float" office:value="3.94638403990025" calcext:value-type="float">
            <text:p>3.94638403990025</text:p>
          </table:table-cell>
          <table:table-cell table:style-name="ce11" table:formula="of:=[.H78]*((0.000000004418)/(0.25))*100000000" office:value-type="float" office:value="6.97404987531172" calcext:value-type="float">
            <text:p>6.97404987531172</text:p>
          </table:table-cell>
          <table:table-cell table:formula="of:=([.C78]*[.$T$31]/([.$T$30]*[.F78]))*SQRT([.D78]^2 + ((1/[.F78])*[.G78])^2)*100000000" office:value-type="float" office:value="0.297319268699324" calcext:value-type="float">
            <text:p>0.297319268699324</text:p>
          </table:table-cell>
          <table:table-cell table:style-name="ce11" table:formula="of:=([.F78])*[.C78]" office:value-type="float" office:value="0.002284497" calcext:value-type="float">
            <text:p>0.002284497</text:p>
          </table:table-cell>
          <table:table-cell table:formula="of:=SQRT(([.C78]*[.D78])^2 + ([.F78]*[.G78])^2)" office:value-type="float" office:value="0.000901871241849447" calcext:value-type="float">
            <text:p>0.000901871241849447</text:p>
          </table:table-cell>
          <table:table-cell table:style-name="ce11" table:formula="of:=40.92 + 52.82*[.I78] - 1.043*([.I78]^2) + 0.0258*[.I78]^3" office:value-type="float" office:value="367.311881728338" calcext:value-type="float">
            <text:p>367.311881728338</text:p>
          </table:table-cell>
          <table:table-cell table:formula="of:=[.M78]*0.03" office:value-type="float" office:value="11.0193564518501" calcext:value-type="float">
            <text:p>11.0193564518501</text:p>
          </table:table-cell>
          <table:table-cell table:style-name="ce11" table:formula="of:=((9.81*(1/[.$T$33])*([.M78] - [.$T$33])*[.$T$30]^3*(1.2)^2*1044)/(0.000015*[.$T$34]))^(1/4)" office:value-type="float" office:value="122.504297747818" calcext:value-type="float">
            <text:p>122.504297747818</text:p>
          </table:table-cell>
          <table:table-cell table:style-name="ce11" table:formula="of:=2*PI()*[.$T$30]*[.$T$34]*([.M78] - [.$T$33])" office:value-type="float" office:value="2.01940877381036" calcext:value-type="float">
            <text:p>2.01940877381036</text:p>
          </table:table-cell>
          <table:table-cell table:style-name="ce11" table:formula="of:=2*PI()*0.25*[.$T$30]*[.$T$34]*([.M78] - [.$T$33])*[.O78]" office:value-type="float" office:value="61.846563425355" calcext:value-type="float">
            <text:p>61.846563425355</text:p>
          </table:table-cell>
          <table:table-cell table:style-name="ce11" table:formula="of:=([.K78])/(2*PI()*0.0000000567 * [.$T$29] *  [.$T$30]  *([.M78]^4 - [.$T$33]^4))" office:value-type="float" office:value="0.0631414898874292" calcext:value-type="float">
            <text:p>0.0631414898874292</text:p>
          </table:table-cell>
          <table:table-cell table:style-name="ce11" table:number-columns-repeated="3"/>
          <table:table-cell table:formula="of:=[.M78]-[.$T$35]" office:value-type="float" office:value="74.3118817283379" calcext:value-type="float">
            <text:p>74.3118817283379</text:p>
          </table:table-cell>
          <table:table-cell table:formula="of:=SQRT([.N78]^2 + [.$U$35]^2)" office:value-type="float" office:value="11.0460871177504" calcext:value-type="float">
            <text:p>11.046087117750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3817" calcext:value-type="float">
            <text:p>1.38E-01</text:p>
          </table:table-cell>
          <table:table-cell table:formula="of:=0.1*[.C79]" office:value-type="float" office:value="0.013817" calcext:value-type="float">
            <text:p>0.013817</text:p>
          </table:table-cell>
          <table:table-cell table:style-name="ce11" office:value-type="float" office:value="0.2" calcext:value-type="float">
            <text:p>0.2</text:p>
          </table:table-cell>
          <table:table-cell table:style-name="ce10" office:value-type="float" office:value="0.03191" calcext:value-type="float">
            <text:p>3.19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9]/([.F79])" office:value-type="float" office:value="4.32999059855845" calcext:value-type="float">
            <text:p>4.32999059855845</text:p>
          </table:table-cell>
          <table:table-cell table:style-name="ce11" table:formula="of:=[.H79]*((0.000000004418)/(0.25))*100000000" office:value-type="float" office:value="7.65195938577249" calcext:value-type="float">
            <text:p>7.65195938577249</text:p>
          </table:table-cell>
          <table:table-cell table:formula="of:=([.C79]*[.$T$31]/([.$T$30]*[.F79]))*SQRT([.D79]^2 + ((1/[.F79])*[.G79])^2)*100000000" office:value-type="float" office:value="0.262063305244554" calcext:value-type="float">
            <text:p>0.262063305244554</text:p>
          </table:table-cell>
          <table:table-cell table:style-name="ce11" table:formula="of:=([.F79])*[.C79]" office:value-type="float" office:value="0.0044090047" calcext:value-type="float">
            <text:p>0.0044090047</text:p>
          </table:table-cell>
          <table:table-cell table:formula="of:=SQRT(([.C79]*[.D79])^2 + ([.F79]*[.G79])^2)" office:value-type="float" office:value="0.00190936155484605" calcext:value-type="float">
            <text:p>0.00190936155484605</text:p>
          </table:table-cell>
          <table:table-cell table:style-name="ce11" table:formula="of:=40.92 + 52.82*[.I79] - 1.043*([.I79]^2) + 0.0258*[.I79]^3" office:value-type="float" office:value="395.585718983534" calcext:value-type="float">
            <text:p>395.585718983534</text:p>
          </table:table-cell>
          <table:table-cell table:formula="of:=[.M79]*0.03" office:value-type="float" office:value="11.867571569506" calcext:value-type="float">
            <text:p>11.867571569506</text:p>
          </table:table-cell>
          <table:table-cell table:style-name="ce11" table:formula="of:=((9.81*(1/[.$T$33])*([.M79] - [.$T$33])*[.$T$30]^3*(1.2)^2*1044)/(0.000015*[.$T$34]))^(1/4)" office:value-type="float" office:value="132.787895209452" calcext:value-type="float">
            <text:p>132.787895209452</text:p>
          </table:table-cell>
          <table:table-cell table:style-name="ce11" table:formula="of:=2*PI()*[.$T$30]*[.$T$34]*([.M79] - [.$T$33])" office:value-type="float" office:value="2.78774398070441" calcext:value-type="float">
            <text:p>2.78774398070441</text:p>
          </table:table-cell>
          <table:table-cell table:style-name="ce11" table:formula="of:=2*PI()*0.25*[.$T$30]*[.$T$34]*([.M79] - [.$T$33])*[.O79]" office:value-type="float" office:value="92.5446638951395" calcext:value-type="float">
            <text:p>92.5446638951395</text:p>
          </table:table-cell>
          <table:table-cell table:style-name="ce11" table:formula="of:=([.K79])/(2*PI()*0.0000000567 * [.$T$29] *  [.$T$30]  *([.M79]^4 - [.$T$33]^4))" office:value-type="float" office:value="0.0771154866270324" calcext:value-type="float">
            <text:p>0.0771154866270324</text:p>
          </table:table-cell>
          <table:table-cell table:style-name="ce11" table:number-columns-repeated="3"/>
          <table:table-cell table:formula="of:=[.M79]-[.$T$35]" office:value-type="float" office:value="102.585718983534" calcext:value-type="float">
            <text:p>102.585718983534</text:p>
          </table:table-cell>
          <table:table-cell table:formula="of:=SQRT([.N79]^2 + [.$U$35]^2)" office:value-type="float" office:value="11.8923958459743" calcext:value-type="float">
            <text:p>11.892395845974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773" calcext:value-type="float">
            <text:p>1.77E-01</text:p>
          </table:table-cell>
          <table:table-cell table:formula="of:=0.1*[.C80]" office:value-type="float" office:value="0.01773" calcext:value-type="float">
            <text:p>0.01773</text:p>
          </table:table-cell>
          <table:table-cell table:style-name="ce11" office:value-type="float" office:value="0.252" calcext:value-type="float">
            <text:p>0.252</text:p>
          </table:table-cell>
          <table:table-cell table:style-name="ce10" office:value-type="float" office:value="0.03811" calcext:value-type="float">
            <text:p>3.81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0]/([.F80])" office:value-type="float" office:value="4.65232222513776" calcext:value-type="float">
            <text:p>4.65232222513776</text:p>
          </table:table-cell>
          <table:table-cell table:style-name="ce11" table:formula="of:=[.H80]*((0.000000004418)/(0.25))*100000000" office:value-type="float" office:value="8.22158383626345" calcext:value-type="float">
            <text:p>8.22158383626345</text:p>
          </table:table-cell>
          <table:table-cell table:formula="of:=([.C80]*[.$T$31]/([.$T$30]*[.F80]))*SQRT([.D80]^2 + ((1/[.F80])*[.G80])^2)*100000000" office:value-type="float" office:value="0.260355667978583" calcext:value-type="float">
            <text:p>0.260355667978583</text:p>
          </table:table-cell>
          <table:table-cell table:style-name="ce11" table:formula="of:=([.F80])*[.C80]" office:value-type="float" office:value="0.006756903" calcext:value-type="float">
            <text:p>0.006756903</text:p>
          </table:table-cell>
          <table:table-cell table:formula="of:=SQRT(([.C80]*[.D80])^2 + ([.F80]*[.G80])^2)" office:value-type="float" office:value="0.0031437600013266" calcext:value-type="float">
            <text:p>0.0031437600013266</text:p>
          </table:table-cell>
          <table:table-cell table:style-name="ce11" table:formula="of:=40.92 + 52.82*[.I80] - 1.043*([.I80]^2) + 0.0258*[.I80]^3" office:value-type="float" office:value="419.020977233474" calcext:value-type="float">
            <text:p>419.020977233474</text:p>
          </table:table-cell>
          <table:table-cell table:formula="of:=[.M80]*0.03" office:value-type="float" office:value="12.5706293170042" calcext:value-type="float">
            <text:p>12.5706293170042</text:p>
          </table:table-cell>
          <table:table-cell table:style-name="ce11" table:formula="of:=((9.81*(1/[.$T$33])*([.M80] - [.$T$33])*[.$T$30]^3*(1.2)^2*1044)/(0.000015*[.$T$34]))^(1/4)" office:value-type="float" office:value="139.796877512638" calcext:value-type="float">
            <text:p>139.796877512638</text:p>
          </table:table-cell>
          <table:table-cell table:style-name="ce11" table:formula="of:=2*PI()*[.$T$30]*[.$T$34]*([.M80] - [.$T$33])" office:value-type="float" office:value="3.42459188477778" calcext:value-type="float">
            <text:p>3.42459188477778</text:p>
          </table:table-cell>
          <table:table-cell table:style-name="ce11" table:formula="of:=2*PI()*0.25*[.$T$30]*[.$T$34]*([.M80] - [.$T$33])*[.O80]" office:value-type="float" office:value="119.686813061763" calcext:value-type="float">
            <text:p>119.686813061763</text:p>
          </table:table-cell>
          <table:table-cell table:style-name="ce11" table:formula="of:=([.K80])/(2*PI()*0.0000000567 * [.$T$29] *  [.$T$30]  *([.M80]^4 - [.$T$33]^4))" office:value-type="float" office:value="0.0862435147234691" calcext:value-type="float">
            <text:p>0.0862435147234691</text:p>
          </table:table-cell>
          <table:table-cell table:style-name="ce11" table:number-columns-repeated="3"/>
          <table:table-cell table:formula="of:=[.M80]-[.$T$35]" office:value-type="float" office:value="126.020977233474" calcext:value-type="float">
            <text:p>126.020977233474</text:p>
          </table:table-cell>
          <table:table-cell table:formula="of:=SQRT([.N80]^2 + [.$U$35]^2)" office:value-type="float" office:value="12.5940678664809" calcext:value-type="float">
            <text:p>12.5940678664809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2545" calcext:value-type="float">
            <text:p>2.25E-01</text:p>
          </table:table-cell>
          <table:table-cell table:formula="of:=0.1*[.C81]" office:value-type="float" office:value="0.022545" calcext:value-type="float">
            <text:p>0.022545</text:p>
          </table:table-cell>
          <table:table-cell table:style-name="ce11" office:value-type="float" office:value="0.314" calcext:value-type="float">
            <text:p>0.314</text:p>
          </table:table-cell>
          <table:table-cell table:style-name="ce10" office:value-type="float" office:value="0.04453" calcext:value-type="float">
            <text:p>4.4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1]/([.F81])" office:value-type="float" office:value="5.06287895800584" calcext:value-type="float">
            <text:p>5.06287895800584</text:p>
          </table:table-cell>
          <table:table-cell table:style-name="ce11" table:formula="of:=[.H81]*((0.000000004418)/(0.25))*100000000" office:value-type="float" office:value="8.94711969458792" calcext:value-type="float">
            <text:p>8.94711969458792</text:p>
          </table:table-cell>
          <table:table-cell table:formula="of:=([.C81]*[.$T$31]/([.$T$30]*[.F81]))*SQRT([.D81]^2 + ((1/[.F81])*[.G81])^2)*100000000" office:value-type="float" office:value="0.284698634036857" calcext:value-type="float">
            <text:p>0.284698634036857</text:p>
          </table:table-cell>
          <table:table-cell table:style-name="ce11" table:formula="of:=([.F81])*[.C81]" office:value-type="float" office:value="0.0100392885" calcext:value-type="float">
            <text:p>0.0100392885</text:p>
          </table:table-cell>
          <table:table-cell table:formula="of:=SQRT(([.C81]*[.D81])^2 + ([.F81]*[.G81])^2)" office:value-type="float" office:value="0.00508296530926437" calcext:value-type="float">
            <text:p>0.00508296530926437</text:p>
          </table:table-cell>
          <table:table-cell table:style-name="ce11" table:formula="of:=40.92 + 52.82*[.I81] - 1.043*([.I81]^2) + 0.0258*[.I81]^3" office:value-type="float" office:value="448.492336872559" calcext:value-type="float">
            <text:p>448.492336872559</text:p>
          </table:table-cell>
          <table:table-cell table:formula="of:=[.M81]*0.03" office:value-type="float" office:value="13.4547701061768" calcext:value-type="float">
            <text:p>13.4547701061768</text:p>
          </table:table-cell>
          <table:table-cell table:style-name="ce11" table:formula="of:=((9.81*(1/[.$T$33])*([.M81] - [.$T$33])*[.$T$30]^3*(1.2)^2*1044)/(0.000015*[.$T$34]))^(1/4)" office:value-type="float" office:value="147.337741383349" calcext:value-type="float">
            <text:p>147.337741383349</text:p>
          </table:table-cell>
          <table:table-cell table:style-name="ce11" table:formula="of:=2*PI()*[.$T$30]*[.$T$34]*([.M81] - [.$T$33])" office:value-type="float" office:value="4.22546949475215" calcext:value-type="float">
            <text:p>4.22546949475215</text:p>
          </table:table-cell>
          <table:table-cell table:style-name="ce11" table:formula="of:=2*PI()*0.25*[.$T$30]*[.$T$34]*([.M81] - [.$T$33])*[.O81]" office:value-type="float" office:value="155.642782910255" calcext:value-type="float">
            <text:p>155.642782910255</text:p>
          </table:table-cell>
          <table:table-cell table:style-name="ce11" table:formula="of:=([.K81])/(2*PI()*0.0000000567 * [.$T$29] *  [.$T$30]  *([.M81]^4 - [.$T$33]^4))" office:value-type="float" office:value="0.090840535740469" calcext:value-type="float">
            <text:p>0.090840535740469</text:p>
          </table:table-cell>
          <table:table-cell table:style-name="ce11" table:number-columns-repeated="3"/>
          <table:table-cell table:formula="of:=[.M81]-[.$T$35]" office:value-type="float" office:value="155.492336872559" calcext:value-type="float">
            <text:p>155.492336872559</text:p>
          </table:table-cell>
          <table:table-cell table:formula="of:=SQRT([.N81]^2 + [.$U$35]^2)" office:value-type="float" office:value="13.476671050748" calcext:value-type="float">
            <text:p>13.476671050748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7214" calcext:value-type="float">
            <text:p>2.72E-01</text:p>
          </table:table-cell>
          <table:table-cell table:formula="of:=0.1*[.C82]" office:value-type="float" office:value="0.027214" calcext:value-type="float">
            <text:p>0.027214</text:p>
          </table:table-cell>
          <table:table-cell table:style-name="ce11" office:value-type="float" office:value="0.372" calcext:value-type="float">
            <text:p>0.372</text:p>
          </table:table-cell>
          <table:table-cell table:style-name="ce10" office:value-type="float" office:value="0.05035" calcext:value-type="float">
            <text:p>5.0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2]/([.F82])" office:value-type="float" office:value="5.40496524329692" calcext:value-type="float">
            <text:p>5.40496524329692</text:p>
          </table:table-cell>
          <table:table-cell table:style-name="ce11" table:formula="of:=[.H82]*((0.000000004418)/(0.25))*100000000" office:value-type="float" office:value="9.55165457795432" calcext:value-type="float">
            <text:p>9.55165457795432</text:p>
          </table:table-cell>
          <table:table-cell table:formula="of:=([.C82]*[.$T$31]/([.$T$30]*[.F82]))*SQRT([.D82]^2 + ((1/[.F82])*[.G82])^2)*100000000" office:value-type="float" office:value="0.321791615884534" calcext:value-type="float">
            <text:p>0.321791615884534</text:p>
          </table:table-cell>
          <table:table-cell table:style-name="ce11" table:formula="of:=([.F82])*[.C82]" office:value-type="float" office:value="0.013702249" calcext:value-type="float">
            <text:p>0.013702249</text:p>
          </table:table-cell>
          <table:table-cell table:formula="of:=SQRT(([.C82]*[.D82])^2 + ([.F82]*[.G82])^2)" office:value-type="float" office:value="0.0074061891108952" calcext:value-type="float">
            <text:p>0.0074061891108952</text:p>
          </table:table-cell>
          <table:table-cell table:style-name="ce11" table:formula="of:=40.92 + 52.82*[.I82] - 1.043*([.I82]^2) + 0.0258*[.I82]^3" office:value-type="float" office:value="472.76428889448" calcext:value-type="float">
            <text:p>472.76428889448</text:p>
          </table:table-cell>
          <table:table-cell table:formula="of:=[.M82]*0.03" office:value-type="float" office:value="14.1829286668344" calcext:value-type="float">
            <text:p>14.1829286668344</text:p>
          </table:table-cell>
          <table:table-cell table:style-name="ce11" table:formula="of:=((9.81*(1/[.$T$33])*([.M82] - [.$T$33])*[.$T$30]^3*(1.2)^2*1044)/(0.000015*[.$T$34]))^(1/4)" office:value-type="float" office:value="152.77863154477" calcext:value-type="float">
            <text:p>152.77863154477</text:p>
          </table:table-cell>
          <table:table-cell table:style-name="ce11" table:formula="of:=2*PI()*[.$T$30]*[.$T$34]*([.M82] - [.$T$33])" office:value-type="float" office:value="4.88505436503919" calcext:value-type="float">
            <text:p>4.88505436503919</text:p>
          </table:table-cell>
          <table:table-cell table:style-name="ce11" table:formula="of:=2*PI()*0.25*[.$T$30]*[.$T$34]*([.M82] - [.$T$33])*[.O82]" office:value-type="float" office:value="186.582980228123" calcext:value-type="float">
            <text:p>186.582980228123</text:p>
          </table:table-cell>
          <table:table-cell table:style-name="ce11" table:formula="of:=([.K82])/(2*PI()*0.0000000567 * [.$T$29] *  [.$T$30]  *([.M82]^4 - [.$T$33]^4))" office:value-type="float" office:value="0.0963389434707142" calcext:value-type="float">
            <text:p>0.0963389434707142</text:p>
          </table:table-cell>
          <table:table-cell table:style-name="ce11" table:number-columns-repeated="3"/>
          <table:table-cell table:formula="of:=[.M82]-[.$T$35]" office:value-type="float" office:value="179.76428889448" calcext:value-type="float">
            <text:p>179.76428889448</text:p>
          </table:table-cell>
          <table:table-cell table:formula="of:=SQRT([.N82]^2 + [.$U$35]^2)" office:value-type="float" office:value="14.2037068953324" calcext:value-type="float">
            <text:p>14.203706895332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0453" calcext:value-type="float">
            <text:p>3.05E-01</text:p>
          </table:table-cell>
          <table:table-cell table:formula="of:=0.1*[.C83]" office:value-type="float" office:value="0.030453" calcext:value-type="float">
            <text:p>0.030453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0" office:value-type="float" office:value="0.05401" calcext:value-type="float">
            <text:p>5.40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3]/([.F83])" office:value-type="float" office:value="5.63840029624144" calcext:value-type="float">
            <text:p>5.63840029624144</text:p>
          </table:table-cell>
          <table:table-cell table:style-name="ce11" table:formula="of:=[.H83]*((0.000000004418)/(0.25))*100000000" office:value-type="float" office:value="9.96418100351787" calcext:value-type="float">
            <text:p>9.96418100351787</text:p>
          </table:table-cell>
          <table:table-cell table:formula="of:=([.C83]*[.$T$31]/([.$T$30]*[.F83]))*SQRT([.D83]^2 + ((1/[.F83])*[.G83])^2)*100000000" office:value-type="float" office:value="0.355110318619999" calcext:value-type="float">
            <text:p>0.355110318619999</text:p>
          </table:table-cell>
          <table:table-cell table:style-name="ce11" table:formula="of:=([.F83])*[.C83]" office:value-type="float" office:value="0.0164476653" calcext:value-type="float">
            <text:p>0.0164476653</text:p>
          </table:table-cell>
          <table:table-cell table:formula="of:=SQRT(([.C83]*[.D83])^2 + ([.F83]*[.G83])^2)" office:value-type="float" office:value="0.00927400936312323" calcext:value-type="float">
            <text:p>0.00927400936312323</text:p>
          </table:table-cell>
          <table:table-cell table:style-name="ce11" table:formula="of:=40.92 + 52.82*[.I83] - 1.043*([.I83]^2) + 0.0258*[.I83]^3" office:value-type="float" office:value="489.197639526863" calcext:value-type="float">
            <text:p>489.197639526863</text:p>
          </table:table-cell>
          <table:table-cell table:formula="of:=[.M83]*0.03" office:value-type="float" office:value="14.6759291858059" calcext:value-type="float">
            <text:p>14.6759291858059</text:p>
          </table:table-cell>
          <table:table-cell table:style-name="ce11" table:formula="of:=((9.81*(1/[.$T$33])*([.M83] - [.$T$33])*[.$T$30]^3*(1.2)^2*1044)/(0.000015*[.$T$34]))^(1/4)" office:value-type="float" office:value="156.156549800716" calcext:value-type="float">
            <text:p>156.156549800716</text:p>
          </table:table-cell>
          <table:table-cell table:style-name="ce11" table:formula="of:=2*PI()*[.$T$30]*[.$T$34]*([.M83] - [.$T$33])" office:value-type="float" office:value="5.33162699485702" calcext:value-type="float">
            <text:p>5.33162699485702</text:p>
          </table:table-cell>
          <table:table-cell table:style-name="ce11" table:formula="of:=2*PI()*0.25*[.$T$30]*[.$T$34]*([.M83] - [.$T$33])*[.O83]" office:value-type="float" office:value="208.142119085308" calcext:value-type="float">
            <text:p>208.142119085308</text:p>
          </table:table-cell>
          <table:table-cell table:style-name="ce11" table:formula="of:=([.K83])/(2*PI()*0.0000000567 * [.$T$29] *  [.$T$30]  *([.M83]^4 - [.$T$33]^4))" office:value-type="float" office:value="0.0986866061697794" calcext:value-type="float">
            <text:p>0.0986866061697794</text:p>
          </table:table-cell>
          <table:table-cell table:style-name="ce11" table:number-columns-repeated="3"/>
          <table:table-cell table:formula="of:=[.M83]-[.$T$35]" office:value-type="float" office:value="196.197639526863" calcext:value-type="float">
            <text:p>196.197639526863</text:p>
          </table:table-cell>
          <table:table-cell table:formula="of:=SQRT([.N83]^2 + [.$U$35]^2)" office:value-type="float" office:value="14.6960103928512" calcext:value-type="float">
            <text:p>14.6960103928512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362" calcext:value-type="float">
            <text:p>3.36E-01</text:p>
          </table:table-cell>
          <table:table-cell table:formula="of:=0.1*[.C84]" office:value-type="float" office:value="0.03362" calcext:value-type="float">
            <text:p>0.03362</text:p>
          </table:table-cell>
          <table:table-cell table:style-name="ce11" office:value-type="float" office:value="0.452" calcext:value-type="float">
            <text:p>0.452</text:p>
          </table:table-cell>
          <table:table-cell table:style-name="ce10" office:value-type="float" office:value="0.05748" calcext:value-type="float">
            <text:p>5.7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4]/([.F84])" office:value-type="float" office:value="5.84899095337509" calcext:value-type="float">
            <text:p>5.84899095337509</text:p>
          </table:table-cell>
          <table:table-cell table:style-name="ce11" table:formula="of:=[.H84]*((0.000000004418)/(0.25))*100000000" office:value-type="float" office:value="10.3363368128045" calcext:value-type="float">
            <text:p>10.3363368128045</text:p>
          </table:table-cell>
          <table:table-cell table:formula="of:=([.C84]*[.$T$31]/([.$T$30]*[.F84]))*SQRT([.D84]^2 + ((1/[.F84])*[.G84])^2)*100000000" office:value-type="float" office:value="0.391266134007093" calcext:value-type="float">
            <text:p>0.391266134007093</text:p>
          </table:table-cell>
          <table:table-cell table:style-name="ce11" table:formula="of:=([.F84])*[.C84]" office:value-type="float" office:value="0.019324776" calcext:value-type="float">
            <text:p>0.019324776</text:p>
          </table:table-cell>
          <table:table-cell table:formula="of:=SQRT(([.C84]*[.D84])^2 + ([.F84]*[.G84])^2)" office:value-type="float" office:value="0.0113031901521799" calcext:value-type="float">
            <text:p>0.0113031901521799</text:p>
          </table:table-cell>
          <table:table-cell table:style-name="ce11" table:formula="of:=40.92 + 52.82*[.I84] - 1.043*([.I84]^2) + 0.0258*[.I84]^3" office:value-type="float" office:value="503.943123147761" calcext:value-type="float">
            <text:p>503.943123147761</text:p>
          </table:table-cell>
          <table:table-cell table:formula="of:=[.M84]*0.03" office:value-type="float" office:value="15.1182936944328" calcext:value-type="float">
            <text:p>15.1182936944328</text:p>
          </table:table-cell>
          <table:table-cell table:style-name="ce11" table:formula="of:=((9.81*(1/[.$T$33])*([.M84] - [.$T$33])*[.$T$30]^3*(1.2)^2*1044)/(0.000015*[.$T$34]))^(1/4)" office:value-type="float" office:value="159.011342164213" calcext:value-type="float">
            <text:p>159.011342164213</text:p>
          </table:table-cell>
          <table:table-cell table:style-name="ce11" table:formula="of:=2*PI()*[.$T$30]*[.$T$34]*([.M84] - [.$T$33])" office:value-type="float" office:value="5.73233221595442" calcext:value-type="float">
            <text:p>5.73233221595442</text:p>
          </table:table-cell>
          <table:table-cell table:style-name="ce11" table:formula="of:=2*PI()*0.25*[.$T$30]*[.$T$34]*([.M84] - [.$T$33])*[.O84]" office:value-type="float" office:value="227.876459847518" calcext:value-type="float">
            <text:p>227.876459847518</text:p>
          </table:table-cell>
          <table:table-cell table:style-name="ce11" table:formula="of:=([.K84])/(2*PI()*0.0000000567 * [.$T$29] *  [.$T$30]  *([.M84]^4 - [.$T$33]^4))" office:value-type="float" office:value="0.101287158264013" calcext:value-type="float">
            <text:p>0.101287158264013</text:p>
          </table:table-cell>
          <table:table-cell table:style-name="ce11" table:number-columns-repeated="3"/>
          <table:table-cell table:formula="of:=[.M84]-[.$T$35]" office:value-type="float" office:value="210.943123147761" calcext:value-type="float">
            <text:p>210.943123147761</text:p>
          </table:table-cell>
          <table:table-cell table:formula="of:=SQRT([.N84]^2 + [.$U$35]^2)" office:value-type="float" office:value="15.1377880891208" calcext:value-type="float">
            <text:p>15.1377880891208</text:p>
          </table:table-cell>
          <table:table-cell table:style-name="ce11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0:12:48.376634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24T11:12:41.437437122</dc:date>
    <meta:editing-duration>PT3H32M40S</meta:editing-duration>
    <meta:editing-cycles>18</meta:editing-cycles>
    <meta:generator>LibreOffice/25.2.1.2$Linux_X86_64 LibreOffice_project/520$Build-2</meta:generator>
    <meta:document-statistic meta:table-count="1" meta:cell-count="1539" meta:object-count="0"/>
  </office:meta>
</office:document-meta>
</file>